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55pt"/>
    </style:style>
    <style:style style:name="co2" style:family="table-column">
      <style:table-column-properties fo:break-before="auto" style:column-width="63.89pt"/>
    </style:style>
    <style:style style:name="co3" style:family="table-column">
      <style:table-column-properties fo:break-before="auto" style:column-width="183.34pt"/>
    </style:style>
    <style:style style:name="co4" style:family="table-column">
      <style:table-column-properties fo:break-before="auto" style:column-width="172.94pt"/>
    </style:style>
    <style:style style:name="co5" style:family="table-column">
      <style:table-column-properties fo:break-before="auto" style:column-width="47.96pt"/>
    </style:style>
    <style:style style:name="co6"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2578_conv:5156</text:p>
          </table:table-cell>
          <table:table-cell table:style-name="ce2" office:value-type="string" calcext:value-type="string">
            <text:p>surprised</text:p>
          </table:table-cell>
          <table:table-cell table:style-name="ce4" office:value-type="string" calcext:value-type="string">
            <text:p>A friend of mine organized an impromptu celebration for my birthday. It was very considerate of her to do that.</text:p>
          </table:table-cell>
          <table:table-cell table:style-name="ce2" office:value-type="float" office:value="366" calcext:value-type="float">
            <text:p>366</text:p>
          </table:table-cell>
          <table:table-cell table:style-name="ce4" office:value-type="string" calcext:value-type="string">
            <text:p>A good friend of mine organized an unexpected birthday celebration for me_comma_ it was very sweet of her to do that for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must be a very special person to her. Is she sing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She is actually in a long term relationship. She is a considerate person though_comma_ which is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Too bad_comma_ oh well_comma_ if things turn around in her status_comma_ you have someone in her that you can consi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62_conv:11924</text:p>
          </table:table-cell>
          <table:table-cell table:style-name="ce2" office:value-type="string" calcext:value-type="string">
            <text:p>nostalgic</text:p>
          </table:table-cell>
          <table:table-cell table:style-name="ce4" office:value-type="string" calcext:value-type="string">
            <text:p>I returned to my home town to visit parents over the holiday. I decided to pass by my first job at the movie theater. It still looks the same. I had fun there.</text:p>
          </table:table-cell>
          <table:table-cell table:style-name="ce2" office:value-type="float" office:value="297" calcext:value-type="float">
            <text:p>297</text:p>
          </table:table-cell>
          <table:table-cell table:style-name="ce4" office:value-type="string" calcext:value-type="string">
            <text:p>I was visiting my parents in my old home town. I passed in front the movie theater where I used to work. I remember having so much fun the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hat kind of fun did you remember having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Just goofing off with all my friends. No real worries. It was cool to see it looked the same as 20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ow quite a long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7_conv:1974</text:p>
          </table:table-cell>
          <table:table-cell table:style-name="ce2" office:value-type="string" calcext:value-type="string">
            <text:p>grateful</text:p>
          </table:table-cell>
          <table:table-cell table:style-name="ce4" office:value-type="string" calcext:value-type="string">
            <text:p>i did not have enough money for grocery so i went to the foodbank and they gave me some good meat and can food</text:p>
          </table:table-cell>
          <table:table-cell table:style-name="ce2" office:value-type="float" office:value="271" calcext:value-type="float">
            <text:p>271</text:p>
          </table:table-cell>
          <table:table-cell table:style-name="ce4" office:value-type="string" calcext:value-type="string">
            <text:p>so i was broke and did not have money_comma_ went to the foodbank to get free f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know how you feel. I'm sorry to hear you're going through this. I just got food stamps so i can buy food for me and my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wish i qualified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encourage you to apply for it no matte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1_conv:16463</text:p>
          </table:table-cell>
          <table:table-cell table:style-name="ce2" office:value-type="string" calcext:value-type="string">
            <text:p>confident</text:p>
          </table:table-cell>
          <table:table-cell table:style-name="ce4" office:value-type="string" calcext:value-type="string">
            <text:p>When I walk into a room full of people I can usually feel all eyes on me but it doesn't faze me...especially if I just got a clean fade</text:p>
          </table:table-cell>
          <table:table-cell table:style-name="ce2" office:value-type="float" office:value="119" calcext:value-type="float">
            <text:p>119</text:p>
          </table:table-cell>
          <table:table-cell table:style-name="ce4" office:value-type="string" calcext:value-type="string">
            <text:p>When I feel a bunch of eyes on me in a room full of people it never really fazes me. <text:s/>Especially if they're mostly cute girls and I just got a clean fad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is a clean f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 hairc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it sounds kind of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5_conv:13250</text:p>
          </table:table-cell>
          <table:table-cell table:style-name="ce2" office:value-type="string" calcext:value-type="string">
            <text:p>terrified</text:p>
          </table:table-cell>
          <table:table-cell table:style-name="ce4" office:value-type="string" calcext:value-type="string">
            <text:p>With Turkish currency Lira plummeting now_comma_ I am afraid the economic crisis in Turkey would spill to European markets too</text:p>
          </table:table-cell>
          <table:table-cell table:style-name="ce2" office:value-type="float" office:value="155" calcext:value-type="float">
            <text:p>155</text:p>
          </table:table-cell>
          <table:table-cell table:style-name="ce4" office:value-type="string" calcext:value-type="string">
            <text:p>Seeing Turkish currency lira plummeting now_comma_ I am afraid the economic crisis in Turkey would spill into European marke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ow anything about that.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ith US imposing sanctions on Turkey_comma_ investors are dumping lira for USD and thus the national currency is losing value at a very rapid 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errible. I had no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43_conv:21087</text:p>
          </table:table-cell>
          <table:table-cell table:style-name="ce2" office:value-type="string" calcext:value-type="string">
            <text:p>devastated</text:p>
          </table:table-cell>
          <table:table-cell table:style-name="ce4" office:value-type="string" calcext:value-type="string">
            <text:p>I was horrified when my dog died a few weeks ago. He was one of my best companions!</text:p>
          </table:table-cell>
          <table:table-cell table:style-name="ce2" office:value-type="float" office:value="641" calcext:value-type="float">
            <text:p>641</text:p>
          </table:table-cell>
          <table:table-cell table:style-name="ce4" office:value-type="string" calcext:value-type="string">
            <text:p>Recently_comma_ my dog died. It was so heartbreaking. We had him since 2010.</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Oh no that would make him quite young. I'm so sorry! Do you have plans for another one when you're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ext:s/>He was a loving dog. Probably! I would love to get a Labrador Retriev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ose are awesome dogs_comma_ I've known quite a few in my life. Well whenever you're ready I think it'll be a perfect mat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01_conv:15202</text:p>
          </table:table-cell>
          <table:table-cell table:style-name="ce2" office:value-type="string" calcext:value-type="string">
            <text:p>impressed</text:p>
          </table:table-cell>
          <table:table-cell table:style-name="ce4" office:value-type="string" calcext:value-type="string">
            <text:p>I was amazed at how beautiful San Sebastian was when I went </text:p>
          </table:table-cell>
          <table:table-cell table:style-name="ce2" office:value-type="float" office:value="196" calcext:value-type="float">
            <text:p>196</text:p>
          </table:table-cell>
          <table:table-cell table:style-name="ce4" office:value-type="string" calcext:value-type="string">
            <text:p>I was amazed at how beautiful san sebastian was when I went for the first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is that ? a town? res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s a city on the north coast of Spain. Near the French border. The Spanish royal family have a summer palac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 that sounds like a wonderful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really is. The food is amongst the best in teh world and the buildings are beautiful. Not to mention the long beaches and cheap be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51_conv:24503</text:p>
          </table:table-cell>
          <table:table-cell table:style-name="ce2" office:value-type="string" calcext:value-type="string">
            <text:p>disgusted</text:p>
          </table:table-cell>
          <table:table-cell table:style-name="ce4" office:value-type="string" calcext:value-type="string">
            <text:p>I found some old rotten sweet potatoes hiding at the back of my refrigerator.</text:p>
          </table:table-cell>
          <table:table-cell table:style-name="ce2" office:value-type="float" office:value="244" calcext:value-type="float">
            <text:p>244</text:p>
          </table:table-cell>
          <table:table-cell table:style-name="ce4" office:value-type="string" calcext:value-type="string">
            <text:p>I found some old rotten sweet potatoes hiding at the back of my refrigerat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find myself not finishing potatoes either! They take so long to c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but they're chea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Right_comma_ taste goo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Great if you're on a budg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42_conv:9285</text:p>
          </table:table-cell>
          <table:table-cell table:style-name="ce2" office:value-type="string" calcext:value-type="string">
            <text:p>excited</text:p>
          </table:table-cell>
          <table:table-cell table:style-name="ce4" office:value-type="string" calcext:value-type="string">
            <text:p>I could not wait for the weekend. We were going kayaking</text:p>
          </table:table-cell>
          <table:table-cell table:style-name="ce2" office:value-type="float" office:value="126" calcext:value-type="float">
            <text:p>126</text:p>
          </table:table-cell>
          <table:table-cell table:style-name="ce4" office:value-type="string" calcext:value-type="string">
            <text:p>I could not wait for the weekend. He were going kayak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 Where are you going kay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Just down the river_comma_ in t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46_conv:5692</text:p>
          </table:table-cell>
          <table:table-cell table:style-name="ce2" office:value-type="string" calcext:value-type="string">
            <text:p>nostalgic</text:p>
          </table:table-cell>
          <table:table-cell table:style-name="ce4" office:value-type="string" calcext:value-type="string">
            <text:p>I miss my grand parents so much.</text:p>
          </table:table-cell>
          <table:table-cell table:style-name="ce2" office:value-type="float" office:value="75" calcext:value-type="float">
            <text:p>75</text:p>
          </table:table-cell>
          <table:table-cell table:style-name="ce4" office:value-type="string" calcext:value-type="string">
            <text:p>I miss my grand parents so mu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Why don't you see them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They are both deceased.We used to go to their ranch every other weekend when <text:s/>I w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Aww_comma_ the best thing you can do is keep them alive through your mem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08_conv:5416</text:p>
          </table:table-cell>
          <table:table-cell table:style-name="ce2" office:value-type="string" calcext:value-type="string">
            <text:p>impressed</text:p>
          </table:table-cell>
          <table:table-cell table:style-name="ce4" office:value-type="string" calcext:value-type="string">
            <text:p>watching America's Got Talent</text:p>
          </table:table-cell>
          <table:table-cell table:style-name="ce2" office:value-type="float" office:value="239" calcext:value-type="float">
            <text:p>239</text:p>
          </table:table-cell>
          <table:table-cell table:style-name="ce4" office:value-type="string" calcext:value-type="string">
            <text:p>My kids got me started watching the show America's Got Talent. It's really quite amazing how many talented people are out th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Oh yes. I love that show I can relate to real life famil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Same here! Have you seen the one guy with the family of adopted boys? What an amazing person_comma_ and a great tal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s_comma_ I saw him. Very blessed and talented m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18_conv:12837</text:p>
          </table:table-cell>
          <table:table-cell table:style-name="ce2" office:value-type="string" calcext:value-type="string">
            <text:p>surprised</text:p>
          </table:table-cell>
          <table:table-cell table:style-name="ce4" office:value-type="string" calcext:value-type="string">
            <text:p>My workplace shocked with with a cake for my birthday.</text:p>
          </table:table-cell>
          <table:table-cell table:style-name="ce2" office:value-type="float" office:value="332" calcext:value-type="float">
            <text:p>332</text:p>
          </table:table-cell>
          <table:table-cell table:style-name="ce4" office:value-type="string" calcext:value-type="string">
            <text:p>I was kinda shocked my co-workers pitched in and got me a cake for my birthday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Awe thats so sweet! how long have you worked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ve been there a little over a year now_comma_ so I really didn't expec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 I would feel so loved if someone did that for me_comma_ I never get attention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55_conv:11910</text:p>
          </table:table-cell>
          <table:table-cell table:style-name="ce2" office:value-type="string" calcext:value-type="string">
            <text:p>grateful</text:p>
          </table:table-cell>
          <table:table-cell table:style-name="ce4" office:value-type="string" calcext:value-type="string">
            <text:p>Even though I broke up with my ex I'm kind of thankful for the experience. <text:s/>I now am fully self-employed working from home and have full autonomy of time. <text:s/>And I have really hot chicks texting me nonstop it's kind of surreal</text:p>
          </table:table-cell>
          <table:table-cell table:style-name="ce2" office:value-type="float" office:value="119" calcext:value-type="float">
            <text:p>119</text:p>
          </table:table-cell>
          <table:table-cell table:style-name="ce4" office:value-type="string" calcext:value-type="string">
            <text:p>It's crazy how the big changes in my life I thought were catastrophes ended up being catalysts for a better future. <text:s/>I'm thankful for all of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ey really do make you stronger dont they. It may not seem like it right awa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My ex broke up with me 6 months ago. <text:s/>But since then I've been self-employed_comma_ gaining full autonomy of time_comma_ and have a bunch of hot girls randomly texting me it's pretty surreal ha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a great way to make the best out of the worst. Good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33_conv:7867</text:p>
          </table:table-cell>
          <table:table-cell table:style-name="ce2" office:value-type="string" calcext:value-type="string">
            <text:p>terrified</text:p>
          </table:table-cell>
          <table:table-cell table:style-name="ce4" office:value-type="string" calcext:value-type="string">
            <text:p>i was scared when i had to walk home alone the other day</text:p>
          </table:table-cell>
          <table:table-cell table:style-name="ce2" office:value-type="float" office:value="238" calcext:value-type="float">
            <text:p>238</text:p>
          </table:table-cell>
          <table:table-cell table:style-name="ce4" office:value-type="string" calcext:value-type="string">
            <text:p>i was scared when i had to walk home alon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Was it really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and we live in a wooded ar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tch too many murder shows to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69_conv:13138</text:p>
          </table:table-cell>
          <table:table-cell table:style-name="ce2" office:value-type="string" calcext:value-type="string">
            <text:p>joyful</text:p>
          </table:table-cell>
          <table:table-cell table:style-name="ce4" office:value-type="string" calcext:value-type="string">
            <text:p>My eldest son just graduated from High School and I was so happy for him.</text:p>
          </table:table-cell>
          <table:table-cell table:style-name="ce2" office:value-type="float" office:value="562" calcext:value-type="float">
            <text:p>562</text:p>
          </table:table-cell>
          <table:table-cell table:style-name="ce4" office:value-type="string" calcext:value-type="string">
            <text:p>My eldest son just graduated High School I was so prou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0" calcext:value-type="float">
            <text:p>230</text:p>
          </table:table-cell>
          <table:table-cell table:style-name="ce4" office:value-type="string" calcext:value-type="string">
            <text:p>How exciting! That is a great accomplish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It's kind of a surreal feeling tho_comma_ hard to accept that he is grown. <text:s/>Now college is about to st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0" calcext:value-type="float">
            <text:p>230</text:p>
          </table:table-cell>
          <table:table-cell table:style-name="ce4" office:value-type="string" calcext:value-type="string">
            <text:p>I know how you feel. My oldest is in her sophomore year of colleg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e time just flys by doesn't it? <text:s/>It hard to imagine that they dont need you so much anymore.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7_conv:5274</text:p>
          </table:table-cell>
          <table:table-cell table:style-name="ce2" office:value-type="string" calcext:value-type="string">
            <text:p>terrified</text:p>
          </table:table-cell>
          <table:table-cell table:style-name="ce4" office:value-type="string" calcext:value-type="string">
            <text:p>About 15 years ago_comma_ I was a passenger on a flight which had to make an emergency landing. It was the most frightening experience of my life</text:p>
          </table:table-cell>
          <table:table-cell table:style-name="ce2" office:value-type="float" office:value="207" calcext:value-type="float">
            <text:p>207</text:p>
          </table:table-cell>
          <table:table-cell table:style-name="ce4" office:value-type="string" calcext:value-type="string">
            <text:p>It's certainly not something I would want to live through again. I try to fly as little as possible these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6" calcext:value-type="float">
            <text:p>206</text:p>
          </table:table-cell>
          <table:table-cell table:style-name="ce4" office:value-type="string" calcext:value-type="string">
            <text:p>Why? Did something bad happen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Well yes_comma_ to the whole plane actually. There was trouble with one engine but fortunately we managed to land saf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6" calcext:value-type="float">
            <text:p>206</text:p>
          </table:table-cell>
          <table:table-cell table:style-name="ce4" office:value-type="string" calcext:value-type="string">
            <text:p>Well_comma_ I'm glad no one was hurt at le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Yeah_comma_ there was a lot of relief going round I can tell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20_conv:10840</text:p>
          </table:table-cell>
          <table:table-cell table:style-name="ce2" office:value-type="string" calcext:value-type="string">
            <text:p>ashamed</text:p>
          </table:table-cell>
          <table:table-cell table:style-name="ce4" office:value-type="string" calcext:value-type="string">
            <text:p>I cheated on my girlfriend in high school. I felt so bad about it.</text:p>
          </table:table-cell>
          <table:table-cell table:style-name="ce2" office:value-type="float" office:value="506" calcext:value-type="float">
            <text:p>506</text:p>
          </table:table-cell>
          <table:table-cell table:style-name="ce4" office:value-type="string" calcext:value-type="string">
            <text:p>I cheated on my girlfriend in high scho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pretty messed up. Why did you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thought with the wrong head_comma_ I feel terribl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going to tell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5_conv:18570</text:p>
          </table:table-cell>
          <table:table-cell table:style-name="ce2" office:value-type="string" calcext:value-type="string">
            <text:p>disappointed</text:p>
          </table:table-cell>
          <table:table-cell table:style-name="ce4" office:value-type="string" calcext:value-type="string">
            <text:p>After all this physical therapy I still didnt have my foot strength.</text:p>
          </table:table-cell>
          <table:table-cell table:style-name="ce2" office:value-type="float" office:value="445" calcext:value-type="float">
            <text:p>445</text:p>
          </table:table-cell>
          <table:table-cell table:style-name="ce4" office:value-type="string" calcext:value-type="string">
            <text:p>After all of this training_comma_ I still cant use my le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no my dear_comma_ what happened to your 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broke it in a car wr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Was it a bad car wre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90_conv:4180</text:p>
          </table:table-cell>
          <table:table-cell table:style-name="ce2" office:value-type="string" calcext:value-type="string">
            <text:p>anticipating</text:p>
          </table:table-cell>
          <table:table-cell table:style-name="ce4" office:value-type="string" calcext:value-type="string">
            <text:p>I am expecting a big recession on the horizon.</text:p>
          </table:table-cell>
          <table:table-cell table:style-name="ce2" office:value-type="float" office:value="75" calcext:value-type="float">
            <text:p>75</text:p>
          </table:table-cell>
          <table:table-cell table:style-name="ce4" office:value-type="string" calcext:value-type="string">
            <text:p>I am expecting a big recession on the horizon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Yes_comma_ I am as well. Do you have any investments that could be affec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 all do.When the recession comes_comma_ it will affect the economy as a who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understand that_comma_ but do you have a personal investment portfolio that will be directly affec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1_conv:22402</text:p>
          </table:table-cell>
          <table:table-cell table:style-name="ce2" office:value-type="string" calcext:value-type="string">
            <text:p>guilty</text:p>
          </table:table-cell>
          <table:table-cell table:style-name="ce4" office:value-type="string" calcext:value-type="string">
            <text:p>My dad saved the last piece of pizza for himself one night after dinner. I got up in the middle of the night and ate it.</text:p>
          </table:table-cell>
          <table:table-cell table:style-name="ce2" office:value-type="float" office:value="659" calcext:value-type="float">
            <text:p>659</text:p>
          </table:table-cell>
          <table:table-cell table:style-name="ce4" office:value-type="string" calcext:value-type="string">
            <text:p>My dad saved a piece of pizza for his lunch the next day. he was not happy when he woke up and checked the fridg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Haha_comma_ did someone else eat the pizza? <text:s/>Was that someon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got up in the middle of the night and ate it. I cut out a picture of a piece of pizza and left it in there for him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hahaha_comma_ he may have been a little angry but I'm sure he got a decent laugh out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 laugh about it now but he made me feel pretty bad that morning. He got me back good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76_conv:3153</text:p>
          </table:table-cell>
          <table:table-cell table:style-name="ce2" office:value-type="string" calcext:value-type="string">
            <text:p>trusting</text:p>
          </table:table-cell>
          <table:table-cell table:style-name="ce4" office:value-type="string" calcext:value-type="string">
            <text:p>My friend left me with her dog. Never met this little guy.</text:p>
          </table:table-cell>
          <table:table-cell table:style-name="ce2" office:value-type="float" office:value="1" calcext:value-type="float">
            <text:p>1</text:p>
          </table:table-cell>
          <table:table-cell table:style-name="ce4" office:value-type="string" calcext:value-type="string">
            <text:p>My friend left me with her dog. Never met this little gu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w! Well I hope you can help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p. We are getting along so far. Looks like he misses his momm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I bet! Are you just babysit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4_conv:7649</text:p>
          </table:table-cell>
          <table:table-cell table:style-name="ce2" office:value-type="string" calcext:value-type="string">
            <text:p>impressed</text:p>
          </table:table-cell>
          <table:table-cell table:style-name="ce4" office:value-type="string" calcext:value-type="string">
            <text:p>My daughter_comma_ who is only 8_comma_ just landed her first triple back flip in gymnastics this week. I've never been able to do anything like that. It was amazing to watch.</text:p>
          </table:table-cell>
          <table:table-cell table:style-name="ce2" office:value-type="float" office:value="438" calcext:value-type="float">
            <text:p>438</text:p>
          </table:table-cell>
          <table:table-cell table:style-name="ce4" office:value-type="string" calcext:value-type="string">
            <text:p>My daughter_comma_ who is only 8_comma_ just landed her first triple back flip in gymnastics this week. I've never been able to do anything like that. It was amazing to wat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ow that is amazing indeed. You must be very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am! <text:s/>I was never the gymnast type but she has been bouncing off the walls and climbing and jumping since she was little. <text:s/>I didn't know they could even do things like that so young.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e human body truly is amazing. I could never do things like that either. Either way_comma_ I am happy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94_conv:14988</text:p>
          </table:table-cell>
          <table:table-cell table:style-name="ce2" office:value-type="string" calcext:value-type="string">
            <text:p>lonely</text:p>
          </table:table-cell>
          <table:table-cell table:style-name="ce4" office:value-type="string" calcext:value-type="string">
            <text:p>My wife and our three children just left for a two week vacation with my inlaws. <text:s/>I have to work so I couldn't go with them. <text:s/>I feel so alone right now.</text:p>
          </table:table-cell>
          <table:table-cell table:style-name="ce2" office:value-type="float" office:value="485" calcext:value-type="float">
            <text:p>485</text:p>
          </table:table-cell>
          <table:table-cell table:style-name="ce4" office:value-type="string" calcext:value-type="string">
            <text:p>My wife and our three children just left for a two week vacation with my inlaws. <text:s/>I have to work so I couldn't go with them. <text:s/>I feel so alone now! <tex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Two weeks is a bit long. Works sucks sometimes_comma_ hu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Absolutely. <text:s/>With three children_comma_ the house is always bustling. <text:s/>It's so quiet right now.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Make sure to keep in to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13_conv:15626</text:p>
          </table:table-cell>
          <table:table-cell table:style-name="ce2" office:value-type="string" calcext:value-type="string">
            <text:p>afraid</text:p>
          </table:table-cell>
          <table:table-cell table:style-name="ce4" office:value-type="string" calcext:value-type="string">
            <text:p>I wanna sell my phone but i'm scared to meet people from craigslist</text:p>
          </table:table-cell>
          <table:table-cell table:style-name="ce2" office:value-type="float" office:value="50" calcext:value-type="float">
            <text:p>50</text:p>
          </table:table-cell>
          <table:table-cell table:style-name="ce4" office:value-type="string" calcext:value-type="string">
            <text:p>i wanna sell my phone so i posted ad on craigslist. i have 3 potential buyers but i'm so scared to meet them . you never know what people intentions a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Have you ever sold on Craigslist before? I always have the people meet me in the Walmart parking lot during the day. I have sold hundreds of things and have never had an issue like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did but my husband was with me and now he is out of the country for a couple of months so <text:s/>i will be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t will be okay. You could also have the people meet you at the local police station. The police do not mind and would rather you feel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80_conv:17561</text:p>
          </table:table-cell>
          <table:table-cell table:style-name="ce2" office:value-type="string" calcext:value-type="string">
            <text:p>guilty</text:p>
          </table:table-cell>
          <table:table-cell table:style-name="ce4" office:value-type="string" calcext:value-type="string">
            <text:p>I didn't put my blinker on and got a ticket for it.</text:p>
          </table:table-cell>
          <table:table-cell table:style-name="ce2" office:value-type="float" office:value="4" calcext:value-type="float">
            <text:p>4</text:p>
          </table:table-cell>
          <table:table-cell table:style-name="ce4" office:value-type="string" calcext:value-type="string">
            <text:p>I didn't put my blinker on and got a ticket for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aww man. Thats a silly reason to get pulled over. Did you try to talk to the police offic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but he wasn't hav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You might have better luck when you go to court about it. The judge should be understanding. Its a common mist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74_conv:20148</text:p>
          </table:table-cell>
          <table:table-cell table:style-name="ce2" office:value-type="string" calcext:value-type="string">
            <text:p>anticipating</text:p>
          </table:table-cell>
          <table:table-cell table:style-name="ce4" office:value-type="string" calcext:value-type="string">
            <text:p>I spent hours studying for a final exam. I was expecting to pass_comma_ but didn't think I'd get a 91!</text:p>
          </table:table-cell>
          <table:table-cell table:style-name="ce2" office:value-type="float" office:value="580" calcext:value-type="float">
            <text:p>580</text:p>
          </table:table-cell>
          <table:table-cell table:style-name="ce4" office:value-type="string" calcext:value-type="string">
            <text:p>I spent hours studying for a final ex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How did they go? Did you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went amazing! I expected to pass but I didn't think I'd get a 9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Wow! congrats_comma_ you should totally be proud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_conv:1589</text:p>
          </table:table-cell>
          <table:table-cell table:style-name="ce2" office:value-type="string" calcext:value-type="string">
            <text:p>lonely</text:p>
          </table:table-cell>
          <table:table-cell table:style-name="ce4" office:value-type="string" calcext:value-type="string">
            <text:p>My husband cheated on me with his high school girlfirnd.</text:p>
          </table:table-cell>
          <table:table-cell table:style-name="ce2" office:value-type="float" office:value="220" calcext:value-type="float">
            <text:p>220</text:p>
          </table:table-cell>
          <table:table-cell table:style-name="ce4" office:value-type="string" calcext:value-type="string">
            <text:p>I just found out that my husband has been spending time with his old girlfri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h snap! That is not a good thing to hear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o_comma_ it's not. I don't know what I'm going to do but I sure am angry a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probably should confront him and if he's lying get rid of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1_conv:8723</text:p>
          </table:table-cell>
          <table:table-cell table:style-name="ce2" office:value-type="string" calcext:value-type="string">
            <text:p>grateful</text:p>
          </table:table-cell>
          <table:table-cell table:style-name="ce4" office:value-type="string" calcext:value-type="string">
            <text:p>I received a promotion at my job I am so thankful for this opportunity. </text:p>
          </table:table-cell>
          <table:table-cell table:style-name="ce2" office:value-type="float" office:value="284" calcext:value-type="float">
            <text:p>284</text:p>
          </table:table-cell>
          <table:table-cell table:style-name="ce4" office:value-type="string" calcext:value-type="string">
            <text:p>I got a new position at my job more money and also happy to be recognized for my hard work.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AY_comma_ a promotion is always amazing. <text:s/>when do you st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actually started today it was a lot of information to take in but it was such a jo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_comma_ financial stability can be a life chang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7_conv:11655</text:p>
          </table:table-cell>
          <table:table-cell table:style-name="ce2" office:value-type="string" calcext:value-type="string">
            <text:p>excited</text:p>
          </table:table-cell>
          <table:table-cell table:style-name="ce4" office:value-type="string" calcext:value-type="string">
            <text:p>i cant wait for friday!!</text:p>
          </table:table-cell>
          <table:table-cell table:style-name="ce2" office:value-type="float" office:value="238" calcext:value-type="float">
            <text:p>238</text:p>
          </table:table-cell>
          <table:table-cell table:style-name="ce4" office:value-type="string" calcext:value-type="string">
            <text:p>i cant wait for fri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at is Fri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nna get chocolate was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Awww man! <text:s/>You are lucky! <text:s/>That sounds amaz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0_conv:23641</text:p>
          </table:table-cell>
          <table:table-cell table:style-name="ce2" office:value-type="string" calcext:value-type="string">
            <text:p>disgusted</text:p>
          </table:table-cell>
          <table:table-cell table:style-name="ce4" office:value-type="string" calcext:value-type="string">
            <text:p>I ate deep fried eggplant. <text:s/>YUCK</text:p>
          </table:table-cell>
          <table:table-cell table:style-name="ce2" office:value-type="float" office:value="389" calcext:value-type="float">
            <text:p>389</text:p>
          </table:table-cell>
          <table:table-cell table:style-name="ce4" office:value-type="string" calcext:value-type="string">
            <text:p>You know what I tried the other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tell m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was at a restaurant and they had deep fried eggplant. <text:s/>I thought I would try it. <text:s text:c="3"/>NEVER AGAIN THAT STUFF WAS NASTY AND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eggplant is prett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shoulda taken it back to the kitchen and made them ea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73_conv:4346</text:p>
          </table:table-cell>
          <table:table-cell table:style-name="ce2" office:value-type="string" calcext:value-type="string">
            <text:p>embarrassed</text:p>
          </table:table-cell>
          <table:table-cell table:style-name="ce4" office:value-type="string" calcext:value-type="string">
            <text:p>I was sad when my dad got arrested. It was a shameful feeling</text:p>
          </table:table-cell>
          <table:table-cell table:style-name="ce2" office:value-type="float" office:value="126" calcext:value-type="float">
            <text:p>126</text:p>
          </table:table-cell>
          <table:table-cell table:style-name="ce4" office:value-type="string" calcext:value-type="string">
            <text:p>I was shamed when my dad got in trouble. It was just a little sad to be his son at the ti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got a dwi in his 50'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at happens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56_conv:12513</text:p>
          </table:table-cell>
          <table:table-cell table:style-name="ce2" office:value-type="string" calcext:value-type="string">
            <text:p>sentimental</text:p>
          </table:table-cell>
          <table:table-cell table:style-name="ce4" office:value-type="string" calcext:value-type="string">
            <text:p>I was thinking about my pets a lot the past few days and how I will always be dedicated to helping animals.</text:p>
          </table:table-cell>
          <table:table-cell table:style-name="ce2" office:value-type="float" office:value="296" calcext:value-type="float">
            <text:p>296</text:p>
          </table:table-cell>
          <table:table-cell table:style-name="ce4" office:value-type="string" calcext:value-type="string">
            <text:p>"I was thinking about my pets and a few loose cats I know of a lot the past few days and how I will always be dedicated to helping animal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www.. I love cats.. Sorry.. I was yelling at my boy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Well that is a funny thing. Yelling at him? What happened! Yes_comma_ I will always help them. I am very worried about a little grey and white one especially...He used to beg at my neighbors door..and my neighbor is now gone and I haven't seen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www.. I hope you find him.. he is playing video games and being super l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irl...Don't you hate that? I cannot stand a lazy dude..Unless they are working 15 hour days..and even then..I work too- Everyone needs to help. Oi...When did men ever turn into boys as they get older? And not in the cute happy w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He sucks he doesn't work or do chores at home.. PS4 24/7</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Kick him out honey..You are not his mother. Partners should never have to be the parent to a grown adult. You are worth more then that and you are here working. Frankly he either needs to be taking care of the house and doing a good job OR WORKING..His job should be looking for work all day then. Oi...I am angr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He thinks I am his mother I think he wants to be mothe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65_conv:3931</text:p>
          </table:table-cell>
          <table:table-cell table:style-name="ce2" office:value-type="string" calcext:value-type="string">
            <text:p>anticipating</text:p>
          </table:table-cell>
          <table:table-cell table:style-name="ce4" office:value-type="string" calcext:value-type="string">
            <text:p>I can't wait for the releash of the new Super Smash Brothers game.</text:p>
          </table:table-cell>
          <table:table-cell table:style-name="ce2" office:value-type="float" office:value="100" calcext:value-type="float">
            <text:p>100</text:p>
          </table:table-cell>
          <table:table-cell table:style-name="ce4" office:value-type="string" calcext:value-type="string">
            <text:p>I can't wait for the releash of the new Super Smash Brothers ga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havent played video games in years I really need to buy a system but I dont even know where to begin now adays l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Release* sorry. I'd suggest buying a Nintendo Wii maybe_comma_ lots of good games o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iked it better when it said releash I figured you had a lisp. ( lol joking ) I will check into it! thank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12_conv:4425</text:p>
          </table:table-cell>
          <table:table-cell table:style-name="ce2" office:value-type="string" calcext:value-type="string">
            <text:p>apprehensive</text:p>
          </table:table-cell>
          <table:table-cell table:style-name="ce4" office:value-type="string" calcext:value-type="string">
            <text:p>I don't think I want to go on a cruise.</text:p>
          </table:table-cell>
          <table:table-cell table:style-name="ce2" office:value-type="float" office:value="220" calcext:value-type="float">
            <text:p>220</text:p>
          </table:table-cell>
          <table:table-cell table:style-name="ce4" office:value-type="string" calcext:value-type="string">
            <text:p>I don't think I ever want to go on a cruise. I always hear about entire ships breaking out with sickness and it sounds awfu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does sound awful! <text:s/>The thought of being out in the middle of the ocean makes me nerv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eah_comma_ too many scary things can go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gree. <text:s/>Don't let it stop <text:s/>from taking a nice getaway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3_conv:1466</text:p>
          </table:table-cell>
          <table:table-cell table:style-name="ce2" office:value-type="string" calcext:value-type="string">
            <text:p>anticipating</text:p>
          </table:table-cell>
          <table:table-cell table:style-name="ce4" office:value-type="string" calcext:value-type="string">
            <text:p>It seems like every weekend I cannot wait until it gets here. I'm always counting down the hours on that Friday.</text:p>
          </table:table-cell>
          <table:table-cell table:style-name="ce2" office:value-type="float" office:value="216" calcext:value-type="float">
            <text:p>216</text:p>
          </table:table-cell>
          <table:table-cell table:style-name="ce4" office:value-type="string" calcext:value-type="string">
            <text:p>Happy Friday! Isn't it the worst just waiting for the work day to go by so you can get to your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appy Friday indeed! yes I can't wait to finish work for today even when i am just begin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6" calcext:value-type="float">
            <text:p>216</text:p>
          </table:table-cell>
          <table:table-cell table:style-name="ce4" office:value-type="string" calcext:value-type="string">
            <text:p>I totally understand. Well_comma_ the best we can do is power through. Only 8 hours left for me_comma_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ah_comma_ I have to. <text:s/>And do you have plans for the week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5_conv:1351</text:p>
          </table:table-cell>
          <table:table-cell table:style-name="ce2" office:value-type="string" calcext:value-type="string">
            <text:p>prepared</text:p>
          </table:table-cell>
          <table:table-cell table:style-name="ce4" office:value-type="string" calcext:value-type="string">
            <text:p>I always like to be prepared before going on a trip </text:p>
          </table:table-cell>
          <table:table-cell table:style-name="ce2" office:value-type="float" office:value="202" calcext:value-type="float">
            <text:p>202</text:p>
          </table:table-cell>
          <table:table-cell table:style-name="ce4" office:value-type="string" calcext:value-type="string">
            <text:p>I like to be prepared when going on a tri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o doesn't? missing anything can ruin the whole t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think I tend to go a bit too overboard and it can be a tad bit stress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t's better to have too much than not enough though.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1_conv:16662</text:p>
          </table:table-cell>
          <table:table-cell table:style-name="ce2" office:value-type="string" calcext:value-type="string">
            <text:p>content</text:p>
          </table:table-cell>
          <table:table-cell table:style-name="ce4" office:value-type="string" calcext:value-type="string">
            <text:p>I recently had my hair cut for the first time in years. It's not perfect_comma_ but in the end_comma_ my hair looks much thicker and healthier_comma_ so I'm happy.</text:p>
          </table:table-cell>
          <table:table-cell table:style-name="ce2" office:value-type="float" office:value="392" calcext:value-type="float">
            <text:p>392</text:p>
          </table:table-cell>
          <table:table-cell table:style-name="ce4" office:value-type="string" calcext:value-type="string">
            <text:p>I recently had my hip-length hair cut for the first time in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Wow_comma_ that took some guts! What made you want to c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t was kind of scraggly on the ends. It took me some time to get used to the new cut_comma_ but it looks much thicker and healthi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nd just think about how much you're saving on shampoo and condition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39_conv:19079</text:p>
          </table:table-cell>
          <table:table-cell table:style-name="ce2" office:value-type="string" calcext:value-type="string">
            <text:p>surprised</text:p>
          </table:table-cell>
          <table:table-cell table:style-name="ce4" office:value-type="string" calcext:value-type="string">
            <text:p>it was suprising to see someone eat a 3 lbs burger for a free t-shirt</text:p>
          </table:table-cell>
          <table:table-cell table:style-name="ce2" office:value-type="float" office:value="238" calcext:value-type="float">
            <text:p>238</text:p>
          </table:table-cell>
          <table:table-cell table:style-name="ce4" office:value-type="string" calcext:value-type="string">
            <text:p>it was suprising to see someone eat a 3 lbs burger for a free t-shi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hy would somebody overeat for a silly t-shirt?! makes no sense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 see if it can be done! and the meal was fre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oh_comma_ i see. i don't think i would do that. I would throw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58_conv:19516</text:p>
          </table:table-cell>
          <table:table-cell table:style-name="ce2" office:value-type="string" calcext:value-type="string">
            <text:p>devastated</text:p>
          </table:table-cell>
          <table:table-cell table:style-name="ce4" office:value-type="string" calcext:value-type="string">
            <text:p>I was heartbroken when my grandmother passed away</text:p>
          </table:table-cell>
          <table:table-cell table:style-name="ce2" office:value-type="float" office:value="10" calcext:value-type="float">
            <text:p>10</text:p>
          </table:table-cell>
          <table:table-cell table:style-name="ce4" office:value-type="string" calcext:value-type="string">
            <text:p>I was heartbroken when my grandmother passed a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exactly how you feel. Sometimes it is for the best if they are suffer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true_comma_ still hurt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definitely. I can say that it does get better with ti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89_conv:9378</text:p>
          </table:table-cell>
          <table:table-cell table:style-name="ce2" office:value-type="string" calcext:value-type="string">
            <text:p>disgusted</text:p>
          </table:table-cell>
          <table:table-cell table:style-name="ce4" office:value-type="string" calcext:value-type="string">
            <text:p>I had to replace my toilet the other day. <text:s/>It wasn't pleasant.</text:p>
          </table:table-cell>
          <table:table-cell table:style-name="ce2" office:value-type="float" office:value="310" calcext:value-type="float">
            <text:p>310</text:p>
          </table:table-cell>
          <table:table-cell table:style-name="ce4" office:value-type="string" calcext:value-type="string">
            <text:p>I had to replace my toilet the other day. <text:s/>It was a new experience_comma_ and not altogether pleasa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sounds miserable! <text:s/>Did you do it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Yeah. <text:s/>It wasn't terribly hard_comma_ but it definitely took watching a few videos to feel conf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t least you saved money doing it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8_conv:18456</text:p>
          </table:table-cell>
          <table:table-cell table:style-name="ce2" office:value-type="string" calcext:value-type="string">
            <text:p>guilty</text:p>
          </table:table-cell>
          <table:table-cell table:style-name="ce4" office:value-type="string" calcext:value-type="string">
            <text:p>I stole candy from the store yesterday. I feel bad about it.</text:p>
          </table:table-cell>
          <table:table-cell table:style-name="ce2" office:value-type="float" office:value="209" calcext:value-type="float">
            <text:p>209</text:p>
          </table:table-cell>
          <table:table-cell table:style-name="ce4" office:value-type="string" calcext:value-type="string">
            <text:p>I stole some candy from the store yesterday and now I can't sleep a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Hmmm_comma_ maybe that's because you ate it and you've got a sugar rush. I wouldn't worry! That usually fades in a couple hou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ope so. I've never stolen anything in my life. I feel somewha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Eh_comma_ it's okay. Don't beat yourself up about it. It's truly a victimless crime. There are much_comma_ much worse things you could have done_comma_ I prom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01_conv:5403</text:p>
          </table:table-cell>
          <table:table-cell table:style-name="ce2" office:value-type="string" calcext:value-type="string">
            <text:p>guilty</text:p>
          </table:table-cell>
          <table:table-cell table:style-name="ce4" office:value-type="string" calcext:value-type="string">
            <text:p>I thought that an elderly person was yelling at me that I was driving too fast so I yelled back at him. I told him he had no right to tell me how to drive. But then he apologized to me and said he had just been trying to warn me of some bad weather. I felt really bad that I had assumed. </text:p>
          </table:table-cell>
          <table:table-cell table:style-name="ce2" office:value-type="float" office:value="409" calcext:value-type="float">
            <text:p>409</text:p>
          </table:table-cell>
          <table:table-cell table:style-name="ce4" office:value-type="string" calcext:value-type="string">
            <text:p>I accidentally yelled at an elderly person becuase I thought they were being mean to me when they were trying to help me while I was driving.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oh what were they do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He was making gestures as I was driving past and I thought he was telling me to slow down. I wasn't going that fast and it distracted me so I got upset. Turns out_comma_ he was trying to tell me of severe weather in the ar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oh _comma_ elderly people are little tough to understan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He was a very nice man in the end and I apologized profuse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eah thats very nice to apologize to elderly peop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55_conv:12110</text:p>
          </table:table-cell>
          <table:table-cell table:style-name="ce2" office:value-type="string" calcext:value-type="string">
            <text:p>grateful</text:p>
          </table:table-cell>
          <table:table-cell table:style-name="ce4" office:value-type="string" calcext:value-type="string">
            <text:p>I'm so happy to have my son in my life_comma_ he has taught me a lot about life in general.</text:p>
          </table:table-cell>
          <table:table-cell table:style-name="ce2" office:value-type="float" office:value="448" calcext:value-type="float">
            <text:p>448</text:p>
          </table:table-cell>
          <table:table-cell table:style-name="ce4" office:value-type="string" calcext:value-type="string">
            <text:p>I'm so happy to have my son in my life_comma_ he has taught me a lot about life in genera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amazing. It's an incredible thing to be a par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Right_comma_ so many hidden appreciations you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wouldn't change it for the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01_conv:12402</text:p>
          </table:table-cell>
          <table:table-cell table:style-name="ce2" office:value-type="string" calcext:value-type="string">
            <text:p>proud</text:p>
          </table:table-cell>
          <table:table-cell table:style-name="ce4" office:value-type="string" calcext:value-type="string">
            <text:p>My kid took care of his little sister all by himself yesterday.</text:p>
          </table:table-cell>
          <table:table-cell table:style-name="ce2" office:value-type="float" office:value="1" calcext:value-type="float">
            <text:p>1</text:p>
          </table:table-cell>
          <table:table-cell table:style-name="ce4" office:value-type="string" calcext:value-type="string">
            <text:p>My kid took care of his little sister all by himself yester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cute. 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s 8 years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Be carreful_comma_ he is still very young. He can easily do stupid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9_conv:1459</text:p>
          </table:table-cell>
          <table:table-cell table:style-name="ce2" office:value-type="string" calcext:value-type="string">
            <text:p>furious</text:p>
          </table:table-cell>
          <table:table-cell table:style-name="ce4" office:value-type="string" calcext:value-type="string">
            <text:p>There was a time when I spilled a bowl of cheerios. I flew into a fit of rage so severe that I passed out for a couple of minutes_comma_ only to wake up_comma_ finding myself in the puddle milk and spilt cheerios.</text:p>
          </table:table-cell>
          <table:table-cell table:style-name="ce2" office:value-type="float" office:value="209" calcext:value-type="float">
            <text:p>209</text:p>
          </table:table-cell>
          <table:table-cell table:style-name="ce4" office:value-type="string" calcext:value-type="string">
            <text:p>Have you ever spilled a bowl of cereal? I did today and I was absolutely so mad! I flew into a blinding rage and started flailing about so bad that I nearly killed myself!</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Wow_comma_ why did you involve your self in spilling a bowl of cer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d a bout of butterfingers this morning and couldn't hold onto my bowl! I was so angry that I couldn't eat my cheerios before heading off to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That's very serious. What are you going to do about the bowl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8_conv:21757</text:p>
          </table:table-cell>
          <table:table-cell table:style-name="ce2" office:value-type="string" calcext:value-type="string">
            <text:p>trusting</text:p>
          </table:table-cell>
          <table:table-cell table:style-name="ce4" office:value-type="string" calcext:value-type="string">
            <text:p>Theres this particular staff of mine that i can rely on_comma_others have disappointed me</text:p>
          </table:table-cell>
          <table:table-cell table:style-name="ce2" office:value-type="float" office:value="534" calcext:value-type="float">
            <text:p>534</text:p>
          </table:table-cell>
          <table:table-cell table:style-name="ce4" office:value-type="string" calcext:value-type="string">
            <text:p>"Theres this particular staff of mine that i can rely on_comma_others have disappointed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oo bad you've been let down so often. I'm glad your new worker is satisfac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4" calcext:value-type="float">
            <text:p>534</text:p>
          </table:table-cell>
          <table:table-cell table:style-name="ce4" office:value-type="string" calcext:value-type="string">
            <text:p>sure he is_comma_i can vouch for his intergr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good to have someone so trustworthy.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18_conv:12437</text:p>
          </table:table-cell>
          <table:table-cell table:style-name="ce2" office:value-type="string" calcext:value-type="string">
            <text:p>joyful</text:p>
          </table:table-cell>
          <table:table-cell table:style-name="ce4" office:value-type="string" calcext:value-type="string">
            <text:p>My life is so great</text:p>
          </table:table-cell>
          <table:table-cell table:style-name="ce2" office:value-type="float" office:value="52" calcext:value-type="float">
            <text:p>52</text:p>
          </table:table-cell>
          <table:table-cell table:style-name="ce4" office:value-type="string" calcext:value-type="string">
            <text:p>my life is so great! I have a beautiful wife_comma_ cute little baby and 2 cats. I have a job_comma_ a house and food on the table! and that's all i ne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sounds wonder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_comma_ i feel like people always want more_comma_ bigger house_comma_ better car_comma_ more money... but i'm happy right where i 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the same way. The wanting never ends re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21_conv:9643</text:p>
          </table:table-cell>
          <table:table-cell table:style-name="ce2" office:value-type="string" calcext:value-type="string">
            <text:p>afraid</text:p>
          </table:table-cell>
          <table:table-cell table:style-name="ce4" office:value-type="string" calcext:value-type="string">
            <text:p>When my car caught on fire while driving </text:p>
          </table:table-cell>
          <table:table-cell table:style-name="ce2" office:value-type="float" office:value="11" calcext:value-type="float">
            <text:p>11</text:p>
          </table:table-cell>
          <table:table-cell table:style-name="ce4" office:value-type="string" calcext:value-type="string">
            <text:p>I had my car catch on fire while driv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my gosh_comma_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Pulled over as fast as I could and jumped out. It was inten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bet_comma_ glad you a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9_conv:9099</text:p>
          </table:table-cell>
          <table:table-cell table:style-name="ce2" office:value-type="string" calcext:value-type="string">
            <text:p>jealous</text:p>
          </table:table-cell>
          <table:table-cell table:style-name="ce4" office:value-type="string" calcext:value-type="string">
            <text:p>I've really wanted a car for a long time. My friend on the other hand has three of them and it makes me envious.</text:p>
          </table:table-cell>
          <table:table-cell table:style-name="ce2" office:value-type="float" office:value="55" calcext:value-type="float">
            <text:p>55</text:p>
          </table:table-cell>
          <table:table-cell table:style-name="ce4" office:value-type="string" calcext:value-type="string">
            <text:p>I really wish I had a car_comma_ especially seeing one of my friends that has thre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know what you mean_comma_ austin should sh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Especially since he didn't pay a dime for any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exac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86_conv:18173</text:p>
          </table:table-cell>
          <table:table-cell table:style-name="ce2" office:value-type="string" calcext:value-type="string">
            <text:p>devastated</text:p>
          </table:table-cell>
          <table:table-cell table:style-name="ce4" office:value-type="string" calcext:value-type="string">
            <text:p>I couldn't take my bro out for his birthday this past weekend.</text:p>
          </table:table-cell>
          <table:table-cell table:style-name="ce2" office:value-type="float" office:value="1" calcext:value-type="float">
            <text:p>1</text:p>
          </table:table-cell>
          <table:table-cell table:style-name="ce4" office:value-type="string" calcext:value-type="string">
            <text:p>I couldn't take my bro out for his birthday this past weeke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d something come up where you couldn't m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My car broke down the day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pefully you were able to get it fixed_comma_ those things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0_conv:1021</text:p>
          </table:table-cell>
          <table:table-cell table:style-name="ce2" office:value-type="string" calcext:value-type="string">
            <text:p>trusting</text:p>
          </table:table-cell>
          <table:table-cell table:style-name="ce4" office:value-type="string" calcext:value-type="string">
            <text:p>I was in need of money and my friend agreed to lend me the amount I needed</text:p>
          </table:table-cell>
          <table:table-cell table:style-name="ce2" office:value-type="float" office:value="155" calcext:value-type="float">
            <text:p>155</text:p>
          </table:table-cell>
          <table:table-cell table:style-name="ce4" office:value-type="string" calcext:value-type="string">
            <text:p>I had an emergency and needed cash. I am glad that that my friend agreed to lend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I've been in the same predicament. My lease was coming up and I needed a deposit for a new apartment and my friend was able to help 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felt very grateful and the trust that I had in him even quadrupled. I hope more people would be like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I agree. If more people were compassionate like that then maybe the world wouldn't be as mess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54_conv:19509</text:p>
          </table:table-cell>
          <table:table-cell table:style-name="ce2" office:value-type="string" calcext:value-type="string">
            <text:p>angry</text:p>
          </table:table-cell>
          <table:table-cell table:style-name="ce4" office:value-type="string" calcext:value-type="string">
            <text:p>Some dude..because I live in a ghetto city..thought it was okay to pull up on my property beeping until I came out..smoking his cig with ashes in my driveway.. Makes me so angry at how UNCOUTH people are here.</text:p>
          </table:table-cell>
          <table:table-cell table:style-name="ce2" office:value-type="float" office:value="296" calcext:value-type="float">
            <text:p>296</text:p>
          </table:table-cell>
          <table:table-cell table:style-name="ce4" office:value-type="string" calcext:value-type="string">
            <text:p>Some dude..because I live in a ghetto city..thought it was okay to pull up on my property beeping until I came out..smoking his cig with ashes in my drivew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 is a strange scenario. Do you live in chic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ext:s/>Makes me so angry at how UNCOUTH people are here. NOPE I live in michig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Oh wow_comma_ yeah that is a pretty terrible place. Your should ge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trying. Takes awhile to save up a down payment. So over the ghetto people here. Never experienced anything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8_conv:14717</text:p>
          </table:table-cell>
          <table:table-cell table:style-name="ce2" office:value-type="string" calcext:value-type="string">
            <text:p>furious</text:p>
          </table:table-cell>
          <table:table-cell table:style-name="ce4" office:value-type="string" calcext:value-type="string">
            <text:p>i was mad when my dog got loose</text:p>
          </table:table-cell>
          <table:table-cell table:style-name="ce2" office:value-type="float" office:value="238" calcext:value-type="float">
            <text:p>238</text:p>
          </table:table-cell>
          <table:table-cell table:style-name="ce4" office:value-type="string" calcext:value-type="string">
            <text:p>i was mad when my dog got loo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can imagine. Luckily mine don't go far when they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he likes to dig and go run around <text:s/>the sub divis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m sure it was a challenge getting him back home_comma_ at least you got some exercis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99_conv:6399</text:p>
          </table:table-cell>
          <table:table-cell table:style-name="ce2" office:value-type="string" calcext:value-type="string">
            <text:p>impressed</text:p>
          </table:table-cell>
          <table:table-cell table:style-name="ce4" office:value-type="string" calcext:value-type="string">
            <text:p>It was impressive when lebron left the cavs for the lakers</text:p>
          </table:table-cell>
          <table:table-cell table:style-name="ce2" office:value-type="float" office:value="238" calcext:value-type="float">
            <text:p>238</text:p>
          </table:table-cell>
          <table:table-cell table:style-name="ce4" office:value-type="string" calcext:value-type="string">
            <text:p>It was impressive when lebron left the cavs for the lak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not familiar with basketball. Why would it be hard for him to le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because he already left once before and it is where he was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the lakers treats him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42_conv:5685</text:p>
          </table:table-cell>
          <table:table-cell table:style-name="ce2" office:value-type="string" calcext:value-type="string">
            <text:p>anticipating</text:p>
          </table:table-cell>
          <table:table-cell table:style-name="ce4" office:value-type="string" calcext:value-type="string">
            <text:p>I can't wait till next week. <text:s/>School starts on Monday.</text:p>
          </table:table-cell>
          <table:table-cell table:style-name="ce2" office:value-type="float" office:value="160" calcext:value-type="float">
            <text:p>160</text:p>
          </table:table-cell>
          <table:table-cell table:style-name="ce4" office:value-type="string" calcext:value-type="string">
            <text:p>I can't wait till next week. <text:s/>School starts on Mon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t's great! Are you in school or teac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Both actually. <text:s/>Im a teacher but I am taking a class on the sid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t's awesome! I am currently in college myself. I actually just finished two summer courses today. Not going to lie though_comma_ I could use a bit of a break before the fall semester begi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26_conv:14853</text:p>
          </table:table-cell>
          <table:table-cell table:style-name="ce2" office:value-type="string" calcext:value-type="string">
            <text:p>sad</text:p>
          </table:table-cell>
          <table:table-cell table:style-name="ce4" office:value-type="string" calcext:value-type="string">
            <text:p>I didn't get the job I applied for. It was given to someone else.</text:p>
          </table:table-cell>
          <table:table-cell table:style-name="ce2" office:value-type="float" office:value="530" calcext:value-type="float">
            <text:p>530</text:p>
          </table:table-cell>
          <table:table-cell table:style-name="ce4" office:value-type="string" calcext:value-type="string">
            <text:p>I applied for my dream job but I never got a call ba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 that's bad. I feel sorr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So do I_comma_ I saw a person who was having an interview right after me working there yester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But don't feel dejected. Your time will come. I pray for your bright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74_conv:18749</text:p>
          </table:table-cell>
          <table:table-cell table:style-name="ce2" office:value-type="string" calcext:value-type="string">
            <text:p>angry</text:p>
          </table:table-cell>
          <table:table-cell table:style-name="ce4" office:value-type="string" calcext:value-type="string">
            <text:p>My electricity is out again! I pay a lot for the service_comma_ and i can never count on it. It goes out when the wind blows!</text:p>
          </table:table-cell>
          <table:table-cell table:style-name="ce2" office:value-type="float" office:value="327" calcext:value-type="float">
            <text:p>327</text:p>
          </table:table-cell>
          <table:table-cell table:style-name="ce4" office:value-type="string" calcext:value-type="string">
            <text:p>My electricity is out again! I pay a lot for the service_comma_ and i can never count on it. It goes out when the wind blow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no that's horrible. Have you complained to the electric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 but i always get the same answer_comma_ we are working to improve the infrastructure.. blah blah. I am seriously considering sol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would too at this point. It might be more reli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03_conv:20006</text:p>
          </table:table-cell>
          <table:table-cell table:style-name="ce2" office:value-type="string" calcext:value-type="string">
            <text:p>nostalgic</text:p>
          </table:table-cell>
          <table:table-cell table:style-name="ce4" office:value-type="string" calcext:value-type="string">
            <text:p>I was able to pull up on the internet pictures from where I lived as a kid. I felt like I was right back there.</text:p>
          </table:table-cell>
          <table:table-cell table:style-name="ce2" office:value-type="float" office:value="548" calcext:value-type="float">
            <text:p>548</text:p>
          </table:table-cell>
          <table:table-cell table:style-name="ce4" office:value-type="string" calcext:value-type="string">
            <text:p>I was able to pull up on the internet pictures from where I lived as a kid. I felt like I was right back the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nice. I bet you were full of joy to se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brought back so many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they are very sentimental to you. Being able to remember those days must feel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59_conv:5719</text:p>
          </table:table-cell>
          <table:table-cell table:style-name="ce2" office:value-type="string" calcext:value-type="string">
            <text:p>jealous</text:p>
          </table:table-cell>
          <table:table-cell table:style-name="ce4" office:value-type="string" calcext:value-type="string">
            <text:p>I am upset because my friend just got a new house and I am still living in a 1 bedroom apartment.</text:p>
          </table:table-cell>
          <table:table-cell table:style-name="ce2" office:value-type="float" office:value="160" calcext:value-type="float">
            <text:p>160</text:p>
          </table:table-cell>
          <table:table-cell table:style-name="ce4" office:value-type="string" calcext:value-type="string">
            <text:p>My friend just got a brand new house.. and I feel like a loser because I am still in an apart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t is nice to have your own place. Think about just being able to do whatever you want. You can just punch your walls if you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can't though I live in a 1 bedroom apartment. <text:s/>C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t's ok just think about it this way. You don't have to pay property taxes or even be worried about your la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51_conv:23303</text:p>
          </table:table-cell>
          <table:table-cell table:style-name="ce2" office:value-type="string" calcext:value-type="string">
            <text:p>surprised</text:p>
          </table:table-cell>
          <table:table-cell table:style-name="ce4" office:value-type="string" calcext:value-type="string">
            <text:p>I was given a huge discount on my groceries today. I definitely was not expecting it.</text:p>
          </table:table-cell>
          <table:table-cell table:style-name="ce2" office:value-type="float" office:value="639" calcext:value-type="float">
            <text:p>639</text:p>
          </table:table-cell>
          <table:table-cell table:style-name="ce4" office:value-type="string" calcext:value-type="string">
            <text:p>I was given a huge discount on my groceries today. I definitely was not expecting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wesome! Groceries can be expensive_comma_ so that was a ble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 definitely was $20 off an $80 bill was very 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very helpful! I am glad you were able to get that discou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_conv:1314</text:p>
          </table:table-cell>
          <table:table-cell table:style-name="ce2" office:value-type="string" calcext:value-type="string">
            <text:p>prepared</text:p>
          </table:table-cell>
          <table:table-cell table:style-name="ce4" office:value-type="string" calcext:value-type="string">
            <text:p>Mothers are always ready to take care of their babies</text:p>
          </table:table-cell>
          <table:table-cell table:style-name="ce2" office:value-type="float" office:value="181" calcext:value-type="float">
            <text:p>181</text:p>
          </table:table-cell>
          <table:table-cell table:style-name="ce4" office:value-type="string" calcext:value-type="string">
            <text:p>Their babies are treasures in their han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Babies are a treasure. Do you have 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 dont have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0" calcext:value-type="float">
            <text:p>180</text:p>
          </table:table-cell>
          <table:table-cell table:style-name="ce4" office:value-type="string" calcext:value-type="string">
            <text:p>My wife is 6 months pregn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2_conv:6105</text:p>
          </table:table-cell>
          <table:table-cell table:style-name="ce2" office:value-type="string" calcext:value-type="string">
            <text:p>embarrassed</text:p>
          </table:table-cell>
          <table:table-cell table:style-name="ce4" office:value-type="string" calcext:value-type="string">
            <text:p>My pants fell down while at church today.</text:p>
          </table:table-cell>
          <table:table-cell table:style-name="ce2" office:value-type="float" office:value="4" calcext:value-type="float">
            <text:p>4</text:p>
          </table:table-cell>
          <table:table-cell table:style-name="ce4" office:value-type="string" calcext:value-type="string">
            <text:p>My pants feel down while at church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ow that must have been embarras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luckily I had my underwear on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so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_conv:1544</text:p>
          </table:table-cell>
          <table:table-cell table:style-name="ce2" office:value-type="string" calcext:value-type="string">
            <text:p>terrified</text:p>
          </table:table-cell>
          <table:table-cell table:style-name="ce4" office:value-type="string" calcext:value-type="string">
            <text:p>While i was alone at home_comma_ someone robbed me very late in the night</text:p>
          </table:table-cell>
          <table:table-cell table:style-name="ce2" office:value-type="float" office:value="43" calcext:value-type="float">
            <text:p>43</text:p>
          </table:table-cell>
          <table:table-cell table:style-name="ce4" office:value-type="string" calcext:value-type="string">
            <text:p>I got robbed_comma_ while i was alone at h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h no_comma_ that must have been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ndeed it was_comma_ it was so late in the night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how long ago was it_comma_ were you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six months ago_comma_ luckily i didn't ge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89_conv:12179</text:p>
          </table:table-cell>
          <table:table-cell table:style-name="ce2" office:value-type="string" calcext:value-type="string">
            <text:p>sentimental</text:p>
          </table:table-cell>
          <table:table-cell table:style-name="ce4" office:value-type="string" calcext:value-type="string">
            <text:p>I saw a picture of my mom. It made me miss her</text:p>
          </table:table-cell>
          <table:table-cell table:style-name="ce2" office:value-type="float" office:value="126" calcext:value-type="float">
            <text:p>126</text:p>
          </table:table-cell>
          <table:table-cell table:style-name="ce4" office:value-type="string" calcext:value-type="string">
            <text:p>I saw a picture of my mom today. It made me miss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Aw_comma_ yeah I've been missing my Mom lately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memories are always nic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Hopefully your mom hasn't passed away_comma_ and you just haven't visited her in a whi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41_conv:15682</text:p>
          </table:table-cell>
          <table:table-cell table:style-name="ce2" office:value-type="string" calcext:value-type="string">
            <text:p>disgusted</text:p>
          </table:table-cell>
          <table:table-cell table:style-name="ce4" office:value-type="string" calcext:value-type="string">
            <text:p>I can't stand a messy kitchen_comma_ but my roommate is a pig. I can't stand how messy he is!</text:p>
          </table:table-cell>
          <table:table-cell table:style-name="ce2" office:value-type="float" office:value="478" calcext:value-type="float">
            <text:p>478</text:p>
          </table:table-cell>
          <table:table-cell table:style-name="ce4" office:value-type="string" calcext:value-type="string">
            <text:p>Every time I got to my kitchen I almost throw up because my roommate is so messy. He is a pi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that sounds disgusting. Have you talked to him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but he just burpes and ignores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no! I would be trying to find another place if I were you_comma_ or tell him to find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27_conv:21854</text:p>
          </table:table-cell>
          <table:table-cell table:style-name="ce2" office:value-type="string" calcext:value-type="string">
            <text:p>anxious</text:p>
          </table:table-cell>
          <table:table-cell table:style-name="ce4" office:value-type="string" calcext:value-type="string">
            <text:p>I had a meeting with a new doctor this week. I hate meeting new doctors.</text:p>
          </table:table-cell>
          <table:table-cell table:style-name="ce2" office:value-type="float" office:value="231" calcext:value-type="float">
            <text:p>231</text:p>
          </table:table-cell>
          <table:table-cell table:style-name="ce4" office:value-type="string" calcext:value-type="string">
            <text:p>I had to meet my new physical therapist this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Did everything work out ok? How did you lik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ey seem ok. I just hate having to meet new doct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_comma_ me too. I don't even like to sit in the waiting ro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6_conv:6693</text:p>
          </table:table-cell>
          <table:table-cell table:style-name="ce2" office:value-type="string" calcext:value-type="string">
            <text:p>proud</text:p>
          </table:table-cell>
          <table:table-cell table:style-name="ce4" office:value-type="string" calcext:value-type="string">
            <text:p>proud. I can get fit in 3 months. Takes discipline </text:p>
          </table:table-cell>
          <table:table-cell table:style-name="ce2" office:value-type="float" office:value="188" calcext:value-type="float">
            <text:p>188</text:p>
          </table:table-cell>
          <table:table-cell table:style-name="ce4" office:value-type="string" calcext:value-type="string">
            <text:p>I can get fit in 3 months. Takes disciplin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4" calcext:value-type="float">
            <text:p>444</text:p>
          </table:table-cell>
          <table:table-cell table:style-name="ce4" office:value-type="string" calcext:value-type="string">
            <text:p>Unfortunately_comma_ I have very little discipline. I'm probably too addicted to carbs to get fit very quick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eat plenty of carbs. It's all about ti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4" calcext:value-type="float">
            <text:p>444</text:p>
          </table:table-cell>
          <table:table-cell table:style-name="ce4" office:value-type="string" calcext:value-type="string">
            <text:p>How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71_conv:11142</text:p>
          </table:table-cell>
          <table:table-cell table:style-name="ce2" office:value-type="string" calcext:value-type="string">
            <text:p>grateful</text:p>
          </table:table-cell>
          <table:table-cell table:style-name="ce4" office:value-type="string" calcext:value-type="string">
            <text:p>Our coworker brought in a cake. It was delicious!</text:p>
          </table:table-cell>
          <table:table-cell table:style-name="ce2" office:value-type="float" office:value="1" calcext:value-type="float">
            <text:p>1</text:p>
          </table:table-cell>
          <table:table-cell table:style-name="ce4" office:value-type="string" calcext:value-type="string">
            <text:p>Our coworker brought in a cake. It was delicio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What kind of cak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she called it tres leche. It sounds span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ose cakes are really good! I believe they are made of dried mil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07_conv:13615</text:p>
          </table:table-cell>
          <table:table-cell table:style-name="ce2" office:value-type="string" calcext:value-type="string">
            <text:p>angry</text:p>
          </table:table-cell>
          <table:table-cell table:style-name="ce4" office:value-type="string" calcext:value-type="string">
            <text:p>Someone screwed up a work task that I was partnered with. He also wasted 30 minutes of my time and his own and did it out of spite.</text:p>
          </table:table-cell>
          <table:table-cell table:style-name="ce2" office:value-type="float" office:value="296" calcext:value-type="float">
            <text:p>296</text:p>
          </table:table-cell>
          <table:table-cell table:style-name="ce4" office:value-type="string" calcext:value-type="string">
            <text:p>Someone screwed up a work task that I was partnered wit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y this happened? Is he bad at what he is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e also wasted 30 minutes of my time and his own and did it out of spite. I think so! Some people just like to be miserable and blame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terrible if he blam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56_conv:17513</text:p>
          </table:table-cell>
          <table:table-cell table:style-name="ce2" office:value-type="string" calcext:value-type="string">
            <text:p>faithful</text:p>
          </table:table-cell>
          <table:table-cell table:style-name="ce4" office:value-type="string" calcext:value-type="string">
            <text:p>I asked my friend to get some stuff for a party_comma_ I knew I could count on him though.</text:p>
          </table:table-cell>
          <table:table-cell table:style-name="ce2" office:value-type="float" office:value="100" calcext:value-type="float">
            <text:p>100</text:p>
          </table:table-cell>
          <table:table-cell table:style-name="ce4" office:value-type="string" calcext:value-type="string">
            <text:p>I asked my friend to get some stuff for a party_comma_ I knew I could count on him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ow many people are you expecting? I hope he pulls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About 50 people roughly_comma_ I have no doubt he will pull through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ow that sounds like a big shindig! I bet everyone is going to have a great time_comma_ good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58_conv:23516</text:p>
          </table:table-cell>
          <table:table-cell table:style-name="ce2" office:value-type="string" calcext:value-type="string">
            <text:p>sentimental</text:p>
          </table:table-cell>
          <table:table-cell table:style-name="ce4" office:value-type="string" calcext:value-type="string">
            <text:p>watching old tv shows</text:p>
          </table:table-cell>
          <table:table-cell table:style-name="ce2" office:value-type="float" office:value="514" calcext:value-type="float">
            <text:p>514</text:p>
          </table:table-cell>
          <table:table-cell table:style-name="ce4" office:value-type="string" calcext:value-type="string">
            <text:p>watching old black and white western tv shows really brings back good memories of my grandparen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hat must make you feel good. Any favorit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t does. i really dont have a favorite_comma_ i never paid attention to them too much as a kid. but i do rember bonan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Ah yes that is a good one. Where you close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49_conv:9299</text:p>
          </table:table-cell>
          <table:table-cell table:style-name="ce2" office:value-type="string" calcext:value-type="string">
            <text:p>apprehensive</text:p>
          </table:table-cell>
          <table:table-cell table:style-name="ce4" office:value-type="string" calcext:value-type="string">
            <text:p>My car broke down yesterday and it had to be dropped off at the mechanic. <text:s/>I am really nervous about how much it will cost to fix it!</text:p>
          </table:table-cell>
          <table:table-cell table:style-name="ce2" office:value-type="float" office:value="277" calcext:value-type="float">
            <text:p>277</text:p>
          </table:table-cell>
          <table:table-cell table:style-name="ce4" office:value-type="string" calcext:value-type="string">
            <text:p>My car broke down yesterday and it had to he dropped off at the mechanic. <text:s/>I an really nervous about how much it will cost to fix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Don't worry. Why do you think it will cost hig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e engine was making a horrible s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_comma_ hope it will be less co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do as well_comma_ but the mechanic has the advant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62_conv:13325</text:p>
          </table:table-cell>
          <table:table-cell table:style-name="ce2" office:value-type="string" calcext:value-type="string">
            <text:p>excited</text:p>
          </table:table-cell>
          <table:table-cell table:style-name="ce4" office:value-type="string" calcext:value-type="string">
            <text:p>The other night we started watching the Red Sox game in the second to last inning. They were losing and the next thing you know they were up by several runs. The game went into overtime but they did win and we were extremely happy.</text:p>
          </table:table-cell>
          <table:table-cell table:style-name="ce2" office:value-type="float" office:value="49" calcext:value-type="float">
            <text:p>49</text:p>
          </table:table-cell>
          <table:table-cell table:style-name="ce4" office:value-type="string" calcext:value-type="string">
            <text:p>We started watching a Red Sox game near the end and they were losing. Next thing you know_comma_ they were ahead four run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that is always exciting. Baseball can be boring at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Yes_comma_ usually I think so too. But this was really fun to watch and we were so happy because it did not look good at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love sports. I am glad you got to experienc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15_conv:10031</text:p>
          </table:table-cell>
          <table:table-cell table:style-name="ce2" office:value-type="string" calcext:value-type="string">
            <text:p>guilty</text:p>
          </table:table-cell>
          <table:table-cell table:style-name="ce4" office:value-type="string" calcext:value-type="string">
            <text:p>I feel guilty for drinking all my family's drinks_comma_ I can't help it!</text:p>
          </table:table-cell>
          <table:table-cell table:style-name="ce2" office:value-type="float" office:value="448" calcext:value-type="float">
            <text:p>448</text:p>
          </table:table-cell>
          <table:table-cell table:style-name="ce4" office:value-type="string" calcext:value-type="string">
            <text:p>My family has been gone all day and I drank everything in the fridge. I feel pretty guilt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did you drink specifical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Lemonade and sprite. <text:s/>The only drinks we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Did you eat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98_conv:8597</text:p>
          </table:table-cell>
          <table:table-cell table:style-name="ce2" office:value-type="string" calcext:value-type="string">
            <text:p>terrified</text:p>
          </table:table-cell>
          <table:table-cell table:style-name="ce4" office:value-type="string" calcext:value-type="string">
            <text:p>We found a huge black snake in our backyard today! Gives me the chills just thinking about it. </text:p>
          </table:table-cell>
          <table:table-cell table:style-name="ce2" office:value-type="float" office:value="438" calcext:value-type="float">
            <text:p>438</text:p>
          </table:table-cell>
          <table:table-cell table:style-name="ce4" office:value-type="string" calcext:value-type="string">
            <text:p>We found a huge black snake in our backyard today! Gives me the chills just thinking about i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 But I think black snakes are good? They eat nasty bugs and rod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Really? <text:s/>Well_comma_ I will take a snake over bugs any day. <text:s/>It was much bigger than ones I have seen in the past. <text:s/>We're talking 10 feet long. <text:s/>We got it into a bin and took it to a fie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wow_comma_ that's a big sn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77_conv:12755</text:p>
          </table:table-cell>
          <table:table-cell table:style-name="ce2" office:value-type="string" calcext:value-type="string">
            <text:p>sentimental</text:p>
          </table:table-cell>
          <table:table-cell table:style-name="ce4" office:value-type="string" calcext:value-type="string">
            <text:p>I have a watch of my grandfather's that my father gave me. He passed away_comma_ but when I look at the watch I remember all the good times we had.</text:p>
          </table:table-cell>
          <table:table-cell table:style-name="ce2" office:value-type="float" office:value="117" calcext:value-type="float">
            <text:p>117</text:p>
          </table:table-cell>
          <table:table-cell table:style-name="ce4" office:value-type="string" calcext:value-type="string">
            <text:p>My father passed away a few years ago_comma_ but I still have my grandfather's watch that he gave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going to pass it down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honestly hope to. Every time I look at it I remember the good times we had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ats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53_conv:7507</text:p>
          </table:table-cell>
          <table:table-cell table:style-name="ce2" office:value-type="string" calcext:value-type="string">
            <text:p>furious</text:p>
          </table:table-cell>
          <table:table-cell table:style-name="ce4" office:value-type="string" calcext:value-type="string">
            <text:p>My job brought in an incompetent manager who made my life miserable. I couldn't stand him and avoided him at all costs. It aggravated me to come to work every day.</text:p>
          </table:table-cell>
          <table:table-cell table:style-name="ce2" office:value-type="float" office:value="473" calcext:value-type="float">
            <text:p>473</text:p>
          </table:table-cell>
          <table:table-cell table:style-name="ce4" office:value-type="string" calcext:value-type="string">
            <text:p>I had to leave my last job because this manager they brought in was such an incompetent doof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never good when you have a bad manager. <text:s/>What made them s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e was the "marketing manager" but couldn't market his way out of a paper bag_comma_ it was impossible to work with him. Plus he thought he knew everything which made it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Know it alls are the worst. <text:s/>Hopefully you are in a better spot now_comma_ with a manager who ca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am actually_comma_ thank you for car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_conv:1335</text:p>
          </table:table-cell>
          <table:table-cell table:style-name="ce2" office:value-type="string" calcext:value-type="string">
            <text:p>terrified</text:p>
          </table:table-cell>
          <table:table-cell table:style-name="ce4" office:value-type="string" calcext:value-type="string">
            <text:p>I was walking home from work one day. Then this huge bat came out of nowhere_comma_ and chased me for a whole hour!</text:p>
          </table:table-cell>
          <table:table-cell table:style-name="ce2" office:value-type="float" office:value="190" calcext:value-type="float">
            <text:p>190</text:p>
          </table:table-cell>
          <table:table-cell table:style-name="ce4" office:value-type="string" calcext:value-type="string">
            <text:p>On my way home from work_comma_ a massive bat chased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holy Moses! I hate them things. Flying rats is what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I know! This one was absolutely huge_comma_ almost human sized. Chased me for a whole hour. The more I think about it_comma_ it might have been the batman! I shouldn't have stolen those diamo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lol. don't do the crime if can't face the B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1_conv:20263</text:p>
          </table:table-cell>
          <table:table-cell table:style-name="ce2" office:value-type="string" calcext:value-type="string">
            <text:p>sentimental</text:p>
          </table:table-cell>
          <table:table-cell table:style-name="ce4" office:value-type="string" calcext:value-type="string">
            <text:p><text:s/>As I get older_comma_ the more I remember my childhood</text:p>
          </table:table-cell>
          <table:table-cell table:style-name="ce2" office:value-type="float" office:value="679" calcext:value-type="float">
            <text:p>679</text:p>
          </table:table-cell>
          <table:table-cell table:style-name="ce4" office:value-type="string" calcext:value-type="string">
            <text:p>My daily life consists of getting up_comma_ going to work or going to college. I miss being young and spending my day playing videogames and playing outsi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ose times seemed much simpler didn't they? Do you ever break out of the rout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9" calcext:value-type="float">
            <text:p>679</text:p>
          </table:table-cell>
          <table:table-cell table:style-name="ce4" office:value-type="string" calcext:value-type="string">
            <text:p>If im not studying or working I usually go out for a run_comma_ practice piano or do surveys online to make some extra c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see. How do you like playing the pia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9" calcext:value-type="float">
            <text:p>679</text:p>
          </table:table-cell>
          <table:table-cell table:style-name="ce4" office:value-type="string" calcext:value-type="string">
            <text:p>Its hard at first_comma_ but with practice comes perf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t's the spirit. I bet you're a wonderful piani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50_conv:7900</text:p>
          </table:table-cell>
          <table:table-cell table:style-name="ce2" office:value-type="string" calcext:value-type="string">
            <text:p>angry</text:p>
          </table:table-cell>
          <table:table-cell table:style-name="ce4" office:value-type="string" calcext:value-type="string">
            <text:p>My friend was really rude to me. I'm so upset!</text:p>
          </table:table-cell>
          <table:table-cell table:style-name="ce2" office:value-type="float" office:value="478" calcext:value-type="float">
            <text:p>478</text:p>
          </table:table-cell>
          <table:table-cell table:style-name="ce4" office:value-type="string" calcext:value-type="string">
            <text:p>My friend to me I'm dumb and really bad at my job. I'm so upset with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rry to hear that _comma_ whant happen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I was telling him about my job and he sad that I was to stupid to do my job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always believe in yourself_comma_ and dont let others opinions dictate your feeling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72_conv:12745</text:p>
          </table:table-cell>
          <table:table-cell table:style-name="ce2" office:value-type="string" calcext:value-type="string">
            <text:p>apprehensive</text:p>
          </table:table-cell>
          <table:table-cell table:style-name="ce4" office:value-type="string" calcext:value-type="string">
            <text:p>I am not so sure about my daughters new school. They don't even have to wear backpacks</text:p>
          </table:table-cell>
          <table:table-cell table:style-name="ce2" office:value-type="float" office:value="27" calcext:value-type="float">
            <text:p>27</text:p>
          </table:table-cell>
          <table:table-cell table:style-name="ce4" office:value-type="string" calcext:value-type="string">
            <text:p>I am not so sure about my daughters new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really? What's bothering you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dont have to wear backpacks. I know its pre k but st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Ah_comma_ that is different. I can't remember a time in school that I didn't have a backpack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rig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26_conv:17852</text:p>
          </table:table-cell>
          <table:table-cell table:style-name="ce2" office:value-type="string" calcext:value-type="string">
            <text:p>hopeful</text:p>
          </table:table-cell>
          <table:table-cell table:style-name="ce4" office:value-type="string" calcext:value-type="string">
            <text:p>I just moved to a new city. i am looking forward to having a new start. </text:p>
          </table:table-cell>
          <table:table-cell table:style-name="ce2" office:value-type="float" office:value="226" calcext:value-type="float">
            <text:p>226</text:p>
          </table:table-cell>
          <table:table-cell table:style-name="ce4" office:value-type="string" calcext:value-type="string">
            <text:p>I just moved to a new city. i am looking forward to having a new star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Congratulations! It's not easy moving to a new place_comma_ but it's great fun getting to know your new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es it is. im so optimistic that things will be better for me now that i took a chance and left my old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takes a lot of courage. I'm proud of you! I moved last year and it's both fun and scary at the sam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93_conv:15586</text:p>
          </table:table-cell>
          <table:table-cell table:style-name="ce2" office:value-type="string" calcext:value-type="string">
            <text:p>ashamed</text:p>
          </table:table-cell>
          <table:table-cell table:style-name="ce4" office:value-type="string" calcext:value-type="string">
            <text:p>I cheated on my best friend.</text:p>
          </table:table-cell>
          <table:table-cell table:style-name="ce2" office:value-type="float" office:value="9" calcext:value-type="float">
            <text:p>9</text:p>
          </table:table-cell>
          <table:table-cell table:style-name="ce4" office:value-type="string" calcext:value-type="string">
            <text:p>I cheated on my best fri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Oh_comma_ I'm sorry to hear that_comma_ you seem upset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Yes_comma_ we were on a diet together.. and I ate some bad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Oh wow_comma_ I misunderstood what cheating meant in this context. You can always bounce back and redeem your di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8_conv:1136</text:p>
          </table:table-cell>
          <table:table-cell table:style-name="ce2" office:value-type="string" calcext:value-type="string">
            <text:p>afraid</text:p>
          </table:table-cell>
          <table:table-cell table:style-name="ce4" office:value-type="string" calcext:value-type="string">
            <text:p>I was shot at on the fourth of july one year.</text:p>
          </table:table-cell>
          <table:table-cell table:style-name="ce2" office:value-type="float" office:value="174" calcext:value-type="float">
            <text:p>174</text:p>
          </table:table-cell>
          <table:table-cell table:style-name="ce4" office:value-type="string" calcext:value-type="string">
            <text:p>A few years ago I saw my life flash before my ey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oh wow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4" calcext:value-type="float">
            <text:p>174</text:p>
          </table:table-cell>
          <table:table-cell table:style-name="ce4" office:value-type="string" calcext:value-type="string">
            <text:p>My friends and I were sitting at one of our houses. All of a sudden gunshots start reigning throughout the neighbor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that is crazy_comma_ did you call the co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4" calcext:value-type="float">
            <text:p>174</text:p>
          </table:table-cell>
          <table:table-cell table:style-name="ce4" office:value-type="string" calcext:value-type="string">
            <text:p>Yes_comma_ but it took us a few minutes to do so because we were so shock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88_conv:24576</text:p>
          </table:table-cell>
          <table:table-cell table:style-name="ce2" office:value-type="string" calcext:value-type="string">
            <text:p>content</text:p>
          </table:table-cell>
          <table:table-cell table:style-name="ce4" office:value-type="string" calcext:value-type="string">
            <text:p>Every evening_comma_ once my baby goes to sleep_comma_ I sit up with my husband and watch TV. It's the only time we have together in the day that's guaranteed.</text:p>
          </table:table-cell>
          <table:table-cell table:style-name="ce2" office:value-type="float" office:value="791" calcext:value-type="float">
            <text:p>791</text:p>
          </table:table-cell>
          <table:table-cell table:style-name="ce4" office:value-type="string" calcext:value-type="string">
            <text:p>My husband and I have been watching TV together each night--once the baby is asleep_comma_ of cour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That sounds like some nice relaxing quality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It really is! it's the only time in the day that we're guaranteed to have some time together_comma_ just 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Have you ever passed out together watching tv?</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Not yet - but I'm sure it'll happen at some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How old is your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8 months old - but by looking at him_comma_ you'd think he was a two-year-old. Thanks for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And how long have you been mar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69_conv:22738</text:p>
          </table:table-cell>
          <table:table-cell table:style-name="ce2" office:value-type="string" calcext:value-type="string">
            <text:p>furious</text:p>
          </table:table-cell>
          <table:table-cell table:style-name="ce4" office:value-type="string" calcext:value-type="string">
            <text:p>I caught one of my good friends stealing from my parents house.</text:p>
          </table:table-cell>
          <table:table-cell table:style-name="ce2" office:value-type="float" office:value="814" calcext:value-type="float">
            <text:p>814</text:p>
          </table:table-cell>
          <table:table-cell table:style-name="ce4" office:value-type="string" calcext:value-type="string">
            <text:p>I caught one of my friends doing something unforgivab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Oh no! Sounds rough.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He was trying to steal items from my dads workshop on the prope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Wow! <text:s/>That surely is frustrating. <text:s/>Did you confron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did_comma_ I still hate him for it_comma_ and after that night he never showed his face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Good_comma_ he better not! Hopefully the anger will fa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59_conv:10319</text:p>
          </table:table-cell>
          <table:table-cell table:style-name="ce2" office:value-type="string" calcext:value-type="string">
            <text:p>prepared</text:p>
          </table:table-cell>
          <table:table-cell table:style-name="ce4" office:value-type="string" calcext:value-type="string">
            <text:p>I studied hard for it_comma_ so I know I will definitely pass in flying colors</text:p>
          </table:table-cell>
          <table:table-cell table:style-name="ce2" office:value-type="float" office:value="210" calcext:value-type="float">
            <text:p>210</text:p>
          </table:table-cell>
          <table:table-cell table:style-name="ce4" office:value-type="string" calcext:value-type="string">
            <text:p>"I studied hard for it_comma_ so I know I will definitely pass in flying colo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For a test? It's good that your confident_comma_ that's k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Yes I prepared very hard for it budd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ll get the highest grade_comma_ I'm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76_conv:24153</text:p>
          </table:table-cell>
          <table:table-cell table:style-name="ce2" office:value-type="string" calcext:value-type="string">
            <text:p>devastated</text:p>
          </table:table-cell>
          <table:table-cell table:style-name="ce4" office:value-type="string" calcext:value-type="string">
            <text:p>When I tore my perennial tendon I was frustrated and very upset that I couldn't lift weights.</text:p>
          </table:table-cell>
          <table:table-cell table:style-name="ce2" office:value-type="float" office:value="119" calcext:value-type="float">
            <text:p>119</text:p>
          </table:table-cell>
          <table:table-cell table:style-name="ce4" office:value-type="string" calcext:value-type="string">
            <text:p>I injured my ankle 4 years ago and was super disappointed when I couldn't lift weigh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re you compe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actually. I was supposed to train for a boxing match in China but it fell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oo bad. What do you do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34_conv:24069</text:p>
          </table:table-cell>
          <table:table-cell table:style-name="ce2" office:value-type="string" calcext:value-type="string">
            <text:p>trusting</text:p>
          </table:table-cell>
          <table:table-cell table:style-name="ce4" office:value-type="string" calcext:value-type="string">
            <text:p>My brother has offered to drive me somewhere tomorrow for lunch. I just have a feeling its going to be fun</text:p>
          </table:table-cell>
          <table:table-cell table:style-name="ce2" office:value-type="float" office:value="126" calcext:value-type="float">
            <text:p>126</text:p>
          </table:table-cell>
          <table:table-cell table:style-name="ce4" office:value-type="string" calcext:value-type="string">
            <text:p>My brother is driving me somewhere tomorrow for lunch. I just have a feeling its going to be fu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s it your birth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_comma_ its just him being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nice. I wish my brothers did that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61_conv:17123</text:p>
          </table:table-cell>
          <table:table-cell table:style-name="ce2" office:value-type="string" calcext:value-type="string">
            <text:p>joyful</text:p>
          </table:table-cell>
          <table:table-cell table:style-name="ce4" office:value-type="string" calcext:value-type="string">
            <text:p>Im redoing my toddlers play room into more of a 'big boy' play room rather then a baby play room and Im really excited for him to see it. Hes going to be so happy.</text:p>
          </table:table-cell>
          <table:table-cell table:style-name="ce2" office:value-type="float" office:value="227" calcext:value-type="float">
            <text:p>227</text:p>
          </table:table-cell>
          <table:table-cell table:style-name="ce4" office:value-type="string" calcext:value-type="string">
            <text:p>Im redoing my toddlers play room into more of a 'big boy' play room rather then a baby play room and Im really excited for him to see it. Hes going to be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ww that sounds adorable! Is he getting to big boy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He will be 3 in January_comma_ and Im trying to combine potty training with this so he feels like a big boy and will start acting like i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oh no. The adventures of being a paren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40_conv:9480</text:p>
          </table:table-cell>
          <table:table-cell table:style-name="ce2" office:value-type="string" calcext:value-type="string">
            <text:p>angry</text:p>
          </table:table-cell>
          <table:table-cell table:style-name="ce4" office:value-type="string" calcext:value-type="string">
            <text:p>I had to work late yesterday.</text:p>
          </table:table-cell>
          <table:table-cell table:style-name="ce2" office:value-type="float" office:value="244" calcext:value-type="float">
            <text:p>244</text:p>
          </table:table-cell>
          <table:table-cell table:style-name="ce4" office:value-type="string" calcext:value-type="string">
            <text:p>I had to work late yester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 stinks :( Why did you have to work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Employee incompet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You should quit. There's nothing worse than a workplace with employees who can't carry their own we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ell m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1_conv:9302</text:p>
          </table:table-cell>
          <table:table-cell table:style-name="ce2" office:value-type="string" calcext:value-type="string">
            <text:p>devastated</text:p>
          </table:table-cell>
          <table:table-cell table:style-name="ce4" office:value-type="string" calcext:value-type="string">
            <text:p>I was devestated when my grandmother passed away_comma_ I was not prepared to deal with that</text:p>
          </table:table-cell>
          <table:table-cell table:style-name="ce2" office:value-type="float" office:value="10" calcext:value-type="float">
            <text:p>10</text:p>
          </table:table-cell>
          <table:table-cell table:style-name="ce4" office:value-type="string" calcext:value-type="string">
            <text:p>I was devestated when my grandmother passed away_comma_ I was not prepared to deal with th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e never are prepared for something like that.. how long ago wa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was about 7 years ago_comma_ but it still st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understand! Its been about the same for me since my parents passed and it doesnt hurt any less. <text:s/>Im sorry but I can tell you are stro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30_conv:18061</text:p>
          </table:table-cell>
          <table:table-cell table:style-name="ce2" office:value-type="string" calcext:value-type="string">
            <text:p>anxious</text:p>
          </table:table-cell>
          <table:table-cell table:style-name="ce4" office:value-type="string" calcext:value-type="string">
            <text:p>Sometimes I'm nervous who I'm going to talk to next. <text:s/>I'm nervous because if it's someone who can't hold a conversation I get the feeling of wanting to strangle them on the other side of the computer. <text:s/>And I'm really not that kind of guy</text:p>
          </table:table-cell>
          <table:table-cell table:style-name="ce2" office:value-type="float" office:value="119" calcext:value-type="float">
            <text:p>119</text:p>
          </table:table-cell>
          <table:table-cell table:style-name="ce4" office:value-type="string" calcext:value-type="string">
            <text:p>Sometimes I'm nervous to play this game. <text:s/>Because if it's someone who can't hold a conversation I get the feeling of wanting to strangle them on the other side of the computer. And I'm really not that kind of gu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and. Do you want to strangl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t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31_conv:22863</text:p>
          </table:table-cell>
          <table:table-cell table:style-name="ce2" office:value-type="string" calcext:value-type="string">
            <text:p>jealous</text:p>
          </table:table-cell>
          <table:table-cell table:style-name="ce4" office:value-type="string" calcext:value-type="string">
            <text:p>My friend just got a new car and it's the same car I've been wanting ever since it came out.</text:p>
          </table:table-cell>
          <table:table-cell table:style-name="ce2" office:value-type="float" office:value="475" calcext:value-type="float">
            <text:p>475</text:p>
          </table:table-cell>
          <table:table-cell table:style-name="ce4" office:value-type="string" calcext:value-type="string">
            <text:p>My friend just got a new car and it's the same car I've been wanting ever since it came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wow_comma_ are you feeling super env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You bet I am! I told him I was driving my car whenever we go out because I don't want to see it_comma_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a ha_comma_ I don't blame you! Hopefully you can get the car you want soon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2_conv:13784</text:p>
          </table:table-cell>
          <table:table-cell table:style-name="ce2" office:value-type="string" calcext:value-type="string">
            <text:p>excited</text:p>
          </table:table-cell>
          <table:table-cell table:style-name="ce4" office:value-type="string" calcext:value-type="string">
            <text:p>i was happy when i got the day off</text:p>
          </table:table-cell>
          <table:table-cell table:style-name="ce2" office:value-type="float" office:value="238" calcext:value-type="float">
            <text:p>238</text:p>
          </table:table-cell>
          <table:table-cell table:style-name="ce4" office:value-type="string" calcext:value-type="string">
            <text:p>i was happy when i got the day off</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You got a day off? Man I wish I could get a day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a day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as it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99_conv:23198</text:p>
          </table:table-cell>
          <table:table-cell table:style-name="ce2" office:value-type="string" calcext:value-type="string">
            <text:p>angry</text:p>
          </table:table-cell>
          <table:table-cell table:style-name="ce4" office:value-type="string" calcext:value-type="string">
            <text:p>My friend came over while I was on a trip and trashed my apartment. I was just livid_comma_ he took things too.</text:p>
          </table:table-cell>
          <table:table-cell table:style-name="ce2" office:value-type="float" office:value="639" calcext:value-type="float">
            <text:p>639</text:p>
          </table:table-cell>
          <table:table-cell table:style-name="ce4" office:value-type="string" calcext:value-type="string">
            <text:p>My friend came over while I was on a trip and trashed my apartment_comma_ took things to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Ugh you need to tell him to return those things and tidy up the hou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He denied doing it. Said he was like that when he got there and he tried to clean up. The only other person who had keys to my place was with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e might just be bluffing. Unless someone broke into your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1_conv:16023</text:p>
          </table:table-cell>
          <table:table-cell table:style-name="ce2" office:value-type="string" calcext:value-type="string">
            <text:p>surprised</text:p>
          </table:table-cell>
          <table:table-cell table:style-name="ce4" office:value-type="string" calcext:value-type="string">
            <text:p>I was shocked when I saw my dog give birth to puppies. I had no idea she was pregnant. She was supposed to be spayed too!</text:p>
          </table:table-cell>
          <table:table-cell table:style-name="ce2" office:value-type="float" office:value="139" calcext:value-type="float">
            <text:p>139</text:p>
          </table:table-cell>
          <table:table-cell table:style-name="ce4" office:value-type="string" calcext:value-type="string">
            <text:p>I couldn't believe my eyes when I saw my dog give birth to puppies. I had no idea she was even pregna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ow shocking! I have got to know_comma_ are you keeping the puppies or giving them up for adop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giving them up after they are weaned. We have enough pets as it is. Also getting my mutt spa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Good idea. I hope they aren't too much of a handful until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8_conv:22436</text:p>
          </table:table-cell>
          <table:table-cell table:style-name="ce2" office:value-type="string" calcext:value-type="string">
            <text:p>anxious</text:p>
          </table:table-cell>
          <table:table-cell table:style-name="ce4" office:value-type="string" calcext:value-type="string">
            <text:p>I anticipated greatly going to see a car on Craigslist. It was a really good deal so I wanted to see it right away.</text:p>
          </table:table-cell>
          <table:table-cell table:style-name="ce2" office:value-type="float" office:value="641" calcext:value-type="float">
            <text:p>641</text:p>
          </table:table-cell>
          <table:table-cell table:style-name="ce4" office:value-type="string" calcext:value-type="string">
            <text:p>I saw an amazing deal for a car on Craigslist! I couldn't think about anything until I got a chance to see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That's cool_comma_ what was the deal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It was a 2014 Chrysler 200_comma_ it only had 59000 miles on it. I think it was for $430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ow_comma_ that does sound like a pretty good deal. Makes you wonder why it's so chea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5_conv:6071</text:p>
          </table:table-cell>
          <table:table-cell table:style-name="ce2" office:value-type="string" calcext:value-type="string">
            <text:p>disappointed</text:p>
          </table:table-cell>
          <table:table-cell table:style-name="ce4" office:value-type="string" calcext:value-type="string">
            <text:p>I am sad some people I like are such bully's to others. It's a real big turn off.</text:p>
          </table:table-cell>
          <table:table-cell table:style-name="ce2" office:value-type="float" office:value="296" calcext:value-type="float">
            <text:p>296</text:p>
          </table:table-cell>
          <table:table-cell table:style-name="ce4" office:value-type="string" calcext:value-type="string">
            <text:p>I am sad some people I like are such bully's to others. It's a real big turn off.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hate bullies_comma_ but they usually get what's coming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Unfortunately life is unfair and I don't see that happen a lot. Just sad when someone you liked is such a mean person. When will people learn you can disagree with someone else without ripping them a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know how you feel. Sometimes you just have to show them the error of their ways. If not karma will catch up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8_conv:24277</text:p>
          </table:table-cell>
          <table:table-cell table:style-name="ce2" office:value-type="string" calcext:value-type="string">
            <text:p>lonely</text:p>
          </table:table-cell>
          <table:table-cell table:style-name="ce4" office:value-type="string" calcext:value-type="string">
            <text:p>My roommate and best friend just moved out. I am all alone and bored.</text:p>
          </table:table-cell>
          <table:table-cell table:style-name="ce2" office:value-type="float" office:value="243" calcext:value-type="float">
            <text:p>243</text:p>
          </table:table-cell>
          <table:table-cell table:style-name="ce4" office:value-type="string" calcext:value-type="string">
            <text:p>My roommate and best friend just moved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ow are you feeling about it? <text:s/>Are you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really sad about it. It is so bo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sorry about it_comma_ did she move close by or to another t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1_conv:20782</text:p>
          </table:table-cell>
          <table:table-cell table:style-name="ce2" office:value-type="string" calcext:value-type="string">
            <text:p>disgusted</text:p>
          </table:table-cell>
          <table:table-cell table:style-name="ce4" office:value-type="string" calcext:value-type="string">
            <text:p>i hate this society</text:p>
          </table:table-cell>
          <table:table-cell table:style-name="ce2" office:value-type="float" office:value="706" calcext:value-type="float">
            <text:p>706</text:p>
          </table:table-cell>
          <table:table-cell table:style-name="ce4" office:value-type="string" calcext:value-type="string">
            <text:p>i hate the society we live i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why do you h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can you not see it? how everyone is just chasing after their desires_comma_ living in this delusional reality thinking they are free but in reality they are just sheep living in a cettle_comma_ they don't even see that because of their desires_comma_ as long sa they can chase after women_comma_ money and drugs they are fine_comma_ but they can't see how they are nothing more than just sheep... if only there was a way to wake them up to show them what being a human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48_conv:16697</text:p>
          </table:table-cell>
          <table:table-cell table:style-name="ce2" office:value-type="string" calcext:value-type="string">
            <text:p>hopeful</text:p>
          </table:table-cell>
          <table:table-cell table:style-name="ce4" office:value-type="string" calcext:value-type="string">
            <text:p>I do have some faith its going to be a good week. The weather should be nice</text:p>
          </table:table-cell>
          <table:table-cell table:style-name="ce2" office:value-type="float" office:value="126" calcext:value-type="float">
            <text:p>126</text:p>
          </table:table-cell>
          <table:table-cell table:style-name="ce4" office:value-type="string" calcext:value-type="string">
            <text:p>I have faith its going to be a good week. The weather will at least be n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summer is a great season_comma_ have you been on vacatio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about to go her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great! I went on a nice trip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7_conv:13675</text:p>
          </table:table-cell>
          <table:table-cell table:style-name="ce2" office:value-type="string" calcext:value-type="string">
            <text:p>afraid</text:p>
          </table:table-cell>
          <table:table-cell table:style-name="ce4" office:value-type="string" calcext:value-type="string">
            <text:p>i was scared when i walked home last night</text:p>
          </table:table-cell>
          <table:table-cell table:style-name="ce2" office:value-type="float" office:value="238" calcext:value-type="float">
            <text:p>238</text:p>
          </table:table-cell>
          <table:table-cell table:style-name="ce4" office:value-type="string" calcext:value-type="string">
            <text:p>i was scared when i walked home last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ark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why did you go that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99_conv:10599</text:p>
          </table:table-cell>
          <table:table-cell table:style-name="ce2" office:value-type="string" calcext:value-type="string">
            <text:p>sad</text:p>
          </table:table-cell>
          <table:table-cell table:style-name="ce4" office:value-type="string" calcext:value-type="string">
            <text:p>I feel bad I don't always get to go through bad things and full get healed. I have someone who was around me during the worst times of my life who took that away from me and made the focus be on them..which disrupted my process of grief and healing/</text:p>
          </table:table-cell>
          <table:table-cell table:style-name="ce2" office:value-type="float" office:value="296" calcext:value-type="float">
            <text:p>296</text:p>
          </table:table-cell>
          <table:table-cell table:style-name="ce4" office:value-type="string" calcext:value-type="string">
            <text:p>I feel bad I don't always get to go through bad things and full get heale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Do you mean you feel bad that you don't get to go through bad things or that you don't get to be hea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I hate going through anything bad..but I never get to go through the process of it and get healed because I have someone who was around me during the worst times of my life who took that away from me and made the focus be on them..which disrupted my process of grief and hea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 stinks :( <text:s/>I'm sorry it's so hard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8_conv:21956</text:p>
          </table:table-cell>
          <table:table-cell table:style-name="ce2" office:value-type="string" calcext:value-type="string">
            <text:p>impressed</text:p>
          </table:table-cell>
          <table:table-cell table:style-name="ce4" office:value-type="string" calcext:value-type="string">
            <text:p>I was recently helping my dad with some stuff_comma_ and we had to move some heavy things. <text:s/>He was able to keep up with me pretty well.</text:p>
          </table:table-cell>
          <table:table-cell table:style-name="ce2" office:value-type="float" office:value="305" calcext:value-type="float">
            <text:p>305</text:p>
          </table:table-cell>
          <table:table-cell table:style-name="ce4" office:value-type="string" calcext:value-type="string">
            <text:p>I had to help my dad move some heavy stuff around this past weeke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Moving_comma_ is always such a pain. Did it go smoothly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Yeah. <text:s/>He kept up with me pretty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That's good_comma_ glad he wasn't having too tough a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09_conv:19019</text:p>
          </table:table-cell>
          <table:table-cell table:style-name="ce2" office:value-type="string" calcext:value-type="string">
            <text:p>trusting</text:p>
          </table:table-cell>
          <table:table-cell table:style-name="ce4" office:value-type="string" calcext:value-type="string">
            <text:p>when i let my neighbor borrow money. </text:p>
          </table:table-cell>
          <table:table-cell table:style-name="ce2" office:value-type="float" office:value="11" calcext:value-type="float">
            <text:p>11</text:p>
          </table:table-cell>
          <table:table-cell table:style-name="ce4" office:value-type="string" calcext:value-type="string">
            <text:p>My neighbor really needed money for food_comma_ and so I let her borrow som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That was very kind of you. It's nice to have good neighb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we have to stick together_comma_ and I know she will pay me bac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ll I hope you know that you're appreciated and that was a very nice thing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54_conv:21109</text:p>
          </table:table-cell>
          <table:table-cell table:style-name="ce2" office:value-type="string" calcext:value-type="string">
            <text:p>jealous</text:p>
          </table:table-cell>
          <table:table-cell table:style-name="ce4" office:value-type="string" calcext:value-type="string">
            <text:p>I'm unemployed and struggling right now. I feel really bad when people talk to me about their new houses and clothes and stuff_comma_ even though they're not trying to be mean</text:p>
          </table:table-cell>
          <table:table-cell table:style-name="ce2" office:value-type="float" office:value="549" calcext:value-type="float">
            <text:p>549</text:p>
          </table:table-cell>
          <table:table-cell table:style-name="ce4" office:value-type="string" calcext:value-type="string">
            <text:p>I'm unemployed and struggling right now. I feel really bad when people talk to me about their new stuff_comma_ even though they're not trying to be me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can understand the feeling_comma_ I went through a couple of spells like that in the past. I'm sure they mean well but you're at a point where you're hurting to get back ou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yeah! I just want to be able to support myself and not go to the food bank or rely on friends and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ou'll return to self-sufficiency soon_comma_ you just can't let yourself fall into a pit of self doubt. Stay confid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99_conv:6799</text:p>
          </table:table-cell>
          <table:table-cell table:style-name="ce2" office:value-type="string" calcext:value-type="string">
            <text:p>terrified</text:p>
          </table:table-cell>
          <table:table-cell table:style-name="ce4" office:value-type="string" calcext:value-type="string">
            <text:p>When I was young_comma_ I was attacked by dogs. Now_comma_ I am so scared of dogs.</text:p>
          </table:table-cell>
          <table:table-cell table:style-name="ce2" office:value-type="float" office:value="7" calcext:value-type="float">
            <text:p>7</text:p>
          </table:table-cell>
          <table:table-cell table:style-name="ce4" office:value-type="string" calcext:value-type="string">
            <text:p>When I was young_comma_ I was attacked by dogs. Now_comma_ I am so scared of dog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hear this from a lot of people. You should get over that fear some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It is difficult to get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but not im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1_conv:13063</text:p>
          </table:table-cell>
          <table:table-cell table:style-name="ce2" office:value-type="string" calcext:value-type="string">
            <text:p>disgusted</text:p>
          </table:table-cell>
          <table:table-cell table:style-name="ce4" office:value-type="string" calcext:value-type="string">
            <text:p>I went to a fastfood. Before ordering_comma_ I found a dead cockroach on the floor.</text:p>
          </table:table-cell>
          <table:table-cell table:style-name="ce2" office:value-type="float" office:value="7" calcext:value-type="float">
            <text:p>7</text:p>
          </table:table-cell>
          <table:table-cell table:style-name="ce4" office:value-type="string" calcext:value-type="string">
            <text:p>I went to a fastfood. Before ordering_comma_ I found a dead cockroach on the flo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that's really disgusting! Did you still ea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left immediately. I was so disgu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Good. They don't deserve your business. You should report it to the department of health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7_conv:18455</text:p>
          </table:table-cell>
          <table:table-cell table:style-name="ce2" office:value-type="string" calcext:value-type="string">
            <text:p>embarrassed</text:p>
          </table:table-cell>
          <table:table-cell table:style-name="ce4" office:value-type="string" calcext:value-type="string">
            <text:p>I accidentally locked my keys in my car recently. Luckily my friend was able to bring me my spare keys!</text:p>
          </table:table-cell>
          <table:table-cell table:style-name="ce2" office:value-type="float" office:value="558" calcext:value-type="float">
            <text:p>558</text:p>
          </table:table-cell>
          <table:table-cell table:style-name="ce4" office:value-type="string" calcext:value-type="string">
            <text:p>I accidentally locked my keys in my car recently. Luckily my friend was able to bring me my spare ke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uch an awful feeling! I at least do it twice a year -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Right?! It is the worst. Especially if you are not anywhere near home and your friend takes a while to get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feel you. Last time I did that I was late for work...I hate it when it happ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99_conv:21198</text:p>
          </table:table-cell>
          <table:table-cell table:style-name="ce2" office:value-type="string" calcext:value-type="string">
            <text:p>confident</text:p>
          </table:table-cell>
          <table:table-cell table:style-name="ce4" office:value-type="string" calcext:value-type="string">
            <text:p>i am up for a promotion at my job. I positive I will get it.</text:p>
          </table:table-cell>
          <table:table-cell table:style-name="ce2" office:value-type="float" office:value="675" calcext:value-type="float">
            <text:p>675</text:p>
          </table:table-cell>
          <table:table-cell table:style-name="ce4" office:value-type="string" calcext:value-type="string">
            <text:p>i am up for a promotion at my job. I positive I will ge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great! you should celebrate and enjoy this mom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ext:s/>I already have plans to go out to a nice restaurant and celebrate with my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good! I hope you enjoy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66_conv:21332</text:p>
          </table:table-cell>
          <table:table-cell table:style-name="ce2" office:value-type="string" calcext:value-type="string">
            <text:p>prepared</text:p>
          </table:table-cell>
          <table:table-cell table:style-name="ce4" office:value-type="string" calcext:value-type="string">
            <text:p>I've been so busy packing and getting everything cleaned for our move soon. I like being 10 steps ahead.</text:p>
          </table:table-cell>
          <table:table-cell table:style-name="ce2" office:value-type="float" office:value="616" calcext:value-type="float">
            <text:p>616</text:p>
          </table:table-cell>
          <table:table-cell table:style-name="ce4" office:value-type="string" calcext:value-type="string">
            <text:p>I've been packing_comma_ packing_comma_ packing and clean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7" calcext:value-type="float">
            <text:p>617</text:p>
          </table:table-cell>
          <table:table-cell table:style-name="ce4" office:value-type="string" calcext:value-type="string">
            <text:p>o That sounds exciting. Moving or spring clea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Moving_comma_ not sure when yet but I like to be <text:s/>ahead of the game. I hate being rush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7" calcext:value-type="float">
            <text:p>617</text:p>
          </table:table-cell>
          <table:table-cell table:style-name="ce4" office:value-type="string" calcext:value-type="string">
            <text:p>Ya last time I moved I was packing for about 6 months. It's smarter to do it a little at a time and get things purged and organiz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77_conv:4754</text:p>
          </table:table-cell>
          <table:table-cell table:style-name="ce2" office:value-type="string" calcext:value-type="string">
            <text:p>embarrassed</text:p>
          </table:table-cell>
          <table:table-cell table:style-name="ce4" office:value-type="string" calcext:value-type="string">
            <text:p>I usually wear my pajamas when I drop my son off at school since I don't have to get out. One time_comma_ I got pulled over and the officer made me get out of the car. It was not cool.</text:p>
          </table:table-cell>
          <table:table-cell table:style-name="ce2" office:value-type="float" office:value="243" calcext:value-type="float">
            <text:p>243</text:p>
          </table:table-cell>
          <table:table-cell table:style-name="ce4" office:value-type="string" calcext:value-type="string">
            <text:p>I usually wear my pajamas when I drop my son off at school since I don't have to get ou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Pajamas are comfortable. No shame in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ne time I got pulled over and the officer made me get out of the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For wearing paja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_comma_ it was for speeding_comma_ and then mistaken ident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86_conv:13772</text:p>
          </table:table-cell>
          <table:table-cell table:style-name="ce2" office:value-type="string" calcext:value-type="string">
            <text:p>lonely</text:p>
          </table:table-cell>
          <table:table-cell table:style-name="ce4" office:value-type="string" calcext:value-type="string">
            <text:p>Sat in my house yesterday by myself</text:p>
          </table:table-cell>
          <table:table-cell table:style-name="ce2" office:value-type="float" office:value="389" calcext:value-type="float">
            <text:p>389</text:p>
          </table:table-cell>
          <table:table-cell table:style-name="ce4" office:value-type="string" calcext:value-type="string">
            <text:p>I sat home all day by myself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Sounds relaxing_comma_ being a mom I could use a day like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lol. <text:s/>I don't have any kids to keep me busy. <text:s/>I just sat there playing video games and doing laund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 hope it was a good day for you_comma_ atleast you did something productive and got some laundry done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t was kind of relaxing and boring at the same time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13_conv:9827</text:p>
          </table:table-cell>
          <table:table-cell table:style-name="ce2" office:value-type="string" calcext:value-type="string">
            <text:p>proud</text:p>
          </table:table-cell>
          <table:table-cell table:style-name="ce4" office:value-type="string" calcext:value-type="string">
            <text:p>My son just graduated from high school! He has worked so hard_comma_ and he even earned a scholarship.</text:p>
          </table:table-cell>
          <table:table-cell table:style-name="ce2" office:value-type="float" office:value="320" calcext:value-type="float">
            <text:p>320</text:p>
          </table:table-cell>
          <table:table-cell table:style-name="ce4" office:value-type="string" calcext:value-type="string">
            <text:p>My son just graduated from high school! He has worked so hard_comma_ and he even earned a scholarshi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Congratulations to you both! <text:s/>What's he going to study in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nk you! He is going to study Computer Sc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That's a great degree for the future and getting a job. <text:s/>Good luck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2_conv:14645</text:p>
          </table:table-cell>
          <table:table-cell table:style-name="ce2" office:value-type="string" calcext:value-type="string">
            <text:p>angry</text:p>
          </table:table-cell>
          <table:table-cell table:style-name="ce4" office:value-type="string" calcext:value-type="string">
            <text:p>Every time I was the Phantom Menace_comma_ I get so mad. What was George Lucas thinking?!</text:p>
          </table:table-cell>
          <table:table-cell table:style-name="ce2" office:value-type="float" office:value="478" calcext:value-type="float">
            <text:p>478</text:p>
          </table:table-cell>
          <table:table-cell table:style-name="ce4" office:value-type="string" calcext:value-type="string">
            <text:p>I'm so made at George Lucas. How could he think something like the Phantom Menace would be a good idea for a movi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 made him a ton of money so i think thats all that mattered to him at that point cause i agree it was cra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know I like to think he is better than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was back then when he was trying to do something great_comma_ the drive isnt there when you have already don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2_conv:23644</text:p>
          </table:table-cell>
          <table:table-cell table:style-name="ce2" office:value-type="string" calcext:value-type="string">
            <text:p>devastated</text:p>
          </table:table-cell>
          <table:table-cell table:style-name="ce4" office:value-type="string" calcext:value-type="string">
            <text:p>My favorite fish died :(</text:p>
          </table:table-cell>
          <table:table-cell table:style-name="ce2" office:value-type="float" office:value="389" calcext:value-type="float">
            <text:p>389</text:p>
          </table:table-cell>
          <table:table-cell table:style-name="ce4" office:value-type="string" calcext:value-type="string">
            <text:p>I came home yesterday from work and found my fish float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I am so sorry. was he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ve had him for 37 years. <text:s/>It suck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ow! Sounds like he had a full life. You are a good pet ow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nk you! <text:s/>Maybe I'll get another one but it's too soon 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6_conv:10992</text:p>
          </table:table-cell>
          <table:table-cell table:style-name="ce2" office:value-type="string" calcext:value-type="string">
            <text:p>lonely</text:p>
          </table:table-cell>
          <table:table-cell table:style-name="ce4" office:value-type="string" calcext:value-type="string">
            <text:p>Im going to miss an empty house when the kids start school next week.</text:p>
          </table:table-cell>
          <table:table-cell table:style-name="ce2" office:value-type="float" office:value="262" calcext:value-type="float">
            <text:p>262</text:p>
          </table:table-cell>
          <table:table-cell table:style-name="ce4" office:value-type="string" calcext:value-type="string">
            <text:p>I am going to have an empty house when the kids go back to school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kinda cool though right? Some people_comma_ like my mom_comma_ could not wait to get us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can't wait but I am gonna be sad when they g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et that_comma_ what do you usually do when they are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ake a nap first lol. I have two more weeks before my school semester starts so I wont be bust until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_conv:174</text:p>
          </table:table-cell>
          <table:table-cell table:style-name="ce2" office:value-type="string" calcext:value-type="string">
            <text:p>nostalgic</text:p>
          </table:table-cell>
          <table:table-cell table:style-name="ce4" office:value-type="string" calcext:value-type="string">
            <text:p>I saw that they are going to remake a movie I like a lot.</text:p>
          </table:table-cell>
          <table:table-cell table:style-name="ce2" office:value-type="float" office:value="46" calcext:value-type="float">
            <text:p>46</text:p>
          </table:table-cell>
          <table:table-cell table:style-name="ce4" office:value-type="string" calcext:value-type="string">
            <text:p>So I just saw how they are going to have a remake of Fist of Fu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no idea what tha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t is a old movie that came out in the 80s. I remember seeing it 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is it and action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t is a old black and white Karate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90_conv:6580</text:p>
          </table:table-cell>
          <table:table-cell table:style-name="ce2" office:value-type="string" calcext:value-type="string">
            <text:p>anticipating</text:p>
          </table:table-cell>
          <table:table-cell table:style-name="ce4" office:value-type="string" calcext:value-type="string">
            <text:p>I am so ready for Thanksgiving.</text:p>
          </table:table-cell>
          <table:table-cell table:style-name="ce2" office:value-type="float" office:value="4" calcext:value-type="float">
            <text:p>4</text:p>
          </table:table-cell>
          <table:table-cell table:style-name="ce4" office:value-type="string" calcext:value-type="string">
            <text:p>I am so ready for Thanksgiv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Will you be hosting a Thanksgiving party at your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_comma_ I always go to my mother's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Does your Mother's house have any anim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9_conv:13798</text:p>
          </table:table-cell>
          <table:table-cell table:style-name="ce2" office:value-type="string" calcext:value-type="string">
            <text:p>content</text:p>
          </table:table-cell>
          <table:table-cell table:style-name="ce4" office:value-type="string" calcext:value-type="string">
            <text:p>We just moved our family into a new house and finally finished unpacking_comma_ are all settled_comma_ and getting into a schedule again. <text:s/>I'm so happy and love being able to relax.</text:p>
          </table:table-cell>
          <table:table-cell table:style-name="ce2" office:value-type="float" office:value="438" calcext:value-type="float">
            <text:p>438</text:p>
          </table:table-cell>
          <table:table-cell table:style-name="ce4" office:value-type="string" calcext:value-type="string">
            <text:p>We just moved our family into a new house and finally finished unpacking_comma_ are all settled_comma_ and getting into a schedule again. I'm so happy and love being able to relax.</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s nice! Do you enjoy your new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Yes! <text:s/>Its only a tad bigger than our last place but its set up so much better. The space is used so much bett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makes a big difference. Getting your feng shui on the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58_conv:21717</text:p>
          </table:table-cell>
          <table:table-cell table:style-name="ce2" office:value-type="string" calcext:value-type="string">
            <text:p>content</text:p>
          </table:table-cell>
          <table:table-cell table:style-name="ce4" office:value-type="string" calcext:value-type="string">
            <text:p>after quitting school for two years I am finally going back</text:p>
          </table:table-cell>
          <table:table-cell table:style-name="ce2" office:value-type="float" office:value="248" calcext:value-type="float">
            <text:p>248</text:p>
          </table:table-cell>
          <table:table-cell table:style-name="ce4" office:value-type="string" calcext:value-type="string">
            <text:p>after quitting school for two years I am finally going ba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Oh wow_comma_ good for you. That education will help you the rest of your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I hope so it's exciting and scary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can be frightening_comma_ especially with all those new classmates and teache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3_conv:4366</text:p>
          </table:table-cell>
          <table:table-cell table:style-name="ce2" office:value-type="string" calcext:value-type="string">
            <text:p>caring</text:p>
          </table:table-cell>
          <table:table-cell table:style-name="ce4" office:value-type="string" calcext:value-type="string">
            <text:p>I love seeing the kids play outside in the summer. It wasnt safe last year</text:p>
          </table:table-cell>
          <table:table-cell table:style-name="ce2" office:value-type="float" office:value="27" calcext:value-type="float">
            <text:p>27</text:p>
          </table:table-cell>
          <table:table-cell table:style-name="ce4" office:value-type="string" calcext:value-type="string">
            <text:p>My neighborgood wasn't so safe las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at did he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o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neighborhood_comma_ lol I thought it said neighbor for a second! Why wasnt it sa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w I see the mistake I made too lol. There just were abunch of bad people around. This summer was nice for the kids though. They are all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ypos happen to the best of us right! Im glad the summer was atleast nice for them and that the bad people lef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love to see the kids have fun! We all deserve a fevent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s good to have true friendships_comma_ always nice to depend on others when you need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38_conv:9276</text:p>
          </table:table-cell>
          <table:table-cell table:style-name="ce2" office:value-type="string" calcext:value-type="string">
            <text:p>excited</text:p>
          </table:table-cell>
          <table:table-cell table:style-name="ce4" office:value-type="string" calcext:value-type="string">
            <text:p>I was pretty happy I got to hang out with friends this weekend. It had been awhile</text:p>
          </table:table-cell>
          <table:table-cell table:style-name="ce2" office:value-type="float" office:value="126" calcext:value-type="float">
            <text:p>126</text:p>
          </table:table-cell>
          <table:table-cell table:style-name="ce4" office:value-type="string" calcext:value-type="string">
            <text:p>I was happy I got to hang out with friends this weekend. It had been awhi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s always great to reconnect. Sounds like it was lots of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pretty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ou should make plans to do it again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7_conv:23934</text:p>
          </table:table-cell>
          <table:table-cell table:style-name="ce2" office:value-type="string" calcext:value-type="string">
            <text:p>nostalgic</text:p>
          </table:table-cell>
          <table:table-cell table:style-name="ce4" office:value-type="string" calcext:value-type="string">
            <text:p>I remember my first time I drove a ferrari. <text:s/>It all comes rushing back everytime I buy a new one.</text:p>
          </table:table-cell>
          <table:table-cell table:style-name="ce2" office:value-type="float" office:value="525" calcext:value-type="float">
            <text:p>525</text:p>
          </table:table-cell>
          <table:table-cell table:style-name="ce4" office:value-type="string" calcext:value-type="string">
            <text:p>I remember my first time driving a ferrari.</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must have been so cool to drive around in a ferrari. Was it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it all just comes rushing back every time I buy a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bet. What color Ferrari do you have? Be careful not to drive to fas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13_conv:6227</text:p>
          </table:table-cell>
          <table:table-cell table:style-name="ce2" office:value-type="string" calcext:value-type="string">
            <text:p>afraid</text:p>
          </table:table-cell>
          <table:table-cell table:style-name="ce4" office:value-type="string" calcext:value-type="string">
            <text:p>I am home alone this weekend. I do not like that. It gets too quiet.</text:p>
          </table:table-cell>
          <table:table-cell table:style-name="ce2" office:value-type="float" office:value="27" calcext:value-type="float">
            <text:p>27</text:p>
          </table:table-cell>
          <table:table-cell table:style-name="ce4" office:value-type="string" calcext:value-type="string">
            <text:p>I am all one in the house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ll one? I prefer to be all two in my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I'm alone. I don't like it. Its too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ah_comma_ being alone a big ole house is often times more spooky than not. I almost got nabbed by a ghost the last time I was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why Im scared I was kidnapped by a ghost before. No one saw it com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9_conv:17779</text:p>
          </table:table-cell>
          <table:table-cell table:style-name="ce2" office:value-type="string" calcext:value-type="string">
            <text:p>afraid</text:p>
          </table:table-cell>
          <table:table-cell table:style-name="ce4" office:value-type="string" calcext:value-type="string">
            <text:p>I was bungee jumping for the first time last weekend. <text:s/>I am not good with heights</text:p>
          </table:table-cell>
          <table:table-cell table:style-name="ce2" office:value-type="float" office:value="282" calcext:value-type="float">
            <text:p>282</text:p>
          </table:table-cell>
          <table:table-cell table:style-name="ce4" office:value-type="string" calcext:value-type="string">
            <text:p>I went bungee jumping this last weekend for the first time. <text:s/>I am not so good with height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ill you go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will probably not. <text:s/>I have had enough nightmares since to make we want to go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can understand that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30_conv:21660</text:p>
          </table:table-cell>
          <table:table-cell table:style-name="ce2" office:value-type="string" calcext:value-type="string">
            <text:p>faithful</text:p>
          </table:table-cell>
          <table:table-cell table:style-name="ce4" office:value-type="string" calcext:value-type="string">
            <text:p>I don't know why I trust people easily</text:p>
          </table:table-cell>
          <table:table-cell table:style-name="ce2" office:value-type="float" office:value="686" calcext:value-type="float">
            <text:p>686</text:p>
          </table:table-cell>
          <table:table-cell table:style-name="ce4" office:value-type="string" calcext:value-type="string">
            <text:p>I trust so easily_comma_ I love dating guys that don't go after wome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That's cool_comma_ a good relationship is based on tru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 yeah_comma_ being trustworthy can make both of you go a lo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Have you always been very trust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87_conv:11774</text:p>
          </table:table-cell>
          <table:table-cell table:style-name="ce2" office:value-type="string" calcext:value-type="string">
            <text:p>afraid</text:p>
          </table:table-cell>
          <table:table-cell table:style-name="ce4" office:value-type="string" calcext:value-type="string">
            <text:p>someone trying to harm me</text:p>
          </table:table-cell>
          <table:table-cell table:style-name="ce2" office:value-type="float" office:value="514" calcext:value-type="float">
            <text:p>514</text:p>
          </table:table-cell>
          <table:table-cell table:style-name="ce4" office:value-type="string" calcext:value-type="string">
            <text:p>yesterday a stranger tried to rob m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Oh wow! A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am shaken up but luckily a security guard at the club saw the whole thing as stopp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is insane. <text:s/>Thank God there was someone there to interve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6_conv:9532</text:p>
          </table:table-cell>
          <table:table-cell table:style-name="ce2" office:value-type="string" calcext:value-type="string">
            <text:p>hopeful</text:p>
          </table:table-cell>
          <table:table-cell table:style-name="ce4" office:value-type="string" calcext:value-type="string">
            <text:p>I really want to have another baby</text:p>
          </table:table-cell>
          <table:table-cell table:style-name="ce2" office:value-type="float" office:value="50" calcext:value-type="float">
            <text:p>50</text:p>
          </table:table-cell>
          <table:table-cell table:style-name="ce4" office:value-type="string" calcext:value-type="string">
            <text:p>I really want to have another baby. Baby fever is real lol I don't want to be all crazy about it_comma_ don't wanna track ovulation and do all this but i really wanna get pregnant asa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ow lol I didn't know you can track ovulation. Good luck with getting pregan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nk you :) oh yeah_comma_ you can track ovulation_comma_ measure basal body temperature_comma_ etc. I'm not gonna go into detai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please don't lol i'm a man_comma_ I appreciate what you women go through when you're pregnant or on your period but i'm okay with not knowing detai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4_conv:4728</text:p>
          </table:table-cell>
          <table:table-cell table:style-name="ce2" office:value-type="string" calcext:value-type="string">
            <text:p>sentimental</text:p>
          </table:table-cell>
          <table:table-cell table:style-name="ce4" office:value-type="string" calcext:value-type="string">
            <text:p>I was thinking about how I missed my grandma</text:p>
          </table:table-cell>
          <table:table-cell table:style-name="ce2" office:value-type="float" office:value="259" calcext:value-type="float">
            <text:p>259</text:p>
          </table:table-cell>
          <table:table-cell table:style-name="ce4" office:value-type="string" calcext:value-type="string">
            <text:p>I was thinking about how I missed my grandm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have the same feeling. I miss her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She passed last year. She is in a better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Sorry to hea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26_conv:10052</text:p>
          </table:table-cell>
          <table:table-cell table:style-name="ce2" office:value-type="string" calcext:value-type="string">
            <text:p>disappointed</text:p>
          </table:table-cell>
          <table:table-cell table:style-name="ce4" office:value-type="string" calcext:value-type="string">
            <text:p>i was hoping to be able to go visit family soon but i don't think it's going to happen</text:p>
          </table:table-cell>
          <table:table-cell table:style-name="ce2" office:value-type="float" office:value="463" calcext:value-type="float">
            <text:p>463</text:p>
          </table:table-cell>
          <table:table-cell table:style-name="ce4" office:value-type="string" calcext:value-type="string">
            <text:p>i was hoping to be able to go visit family soon but i don't think it's going to happ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I'm sorry_comma_ why can'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finances are really tigh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m with you on that one_comma_ especially if it requires flying. No way can I affor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s just so expensive to board our dog and get travel accomid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4_conv:13529</text:p>
          </table:table-cell>
          <table:table-cell table:style-name="ce2" office:value-type="string" calcext:value-type="string">
            <text:p>disgusted</text:p>
          </table:table-cell>
          <table:table-cell table:style-name="ce4" office:value-type="string" calcext:value-type="string">
            <text:p>My roommate wouldnt wash any dishes. <text:s/>The sink would be overflowing. <text:s/>He also wouldnt rinse the food off so it we constantly had flies/rotting food smells in the kitchen.</text:p>
          </table:table-cell>
          <table:table-cell table:style-name="ce2" office:value-type="float" office:value="318" calcext:value-type="float">
            <text:p>318</text:p>
          </table:table-cell>
          <table:table-cell table:style-name="ce4" office:value-type="string" calcext:value-type="string">
            <text:p>My old roommate never did any dishes. <text:s/>He also didnt wash any food off the plates so we had a sink full of dirty dishes and rotting food at all time. <text:s/>It was miserable living the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So_comma_ I take you left to live someplac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Haha yes_comma_ I ended up saving up then moving out and buying my own place. <text:s/>I wont miss the flies sitting around the kitchen and he's still just as messy...now its on his own though instead of with other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Just remember to never invite you ex-roomate to your new place_comma_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2_conv:724</text:p>
          </table:table-cell>
          <table:table-cell table:style-name="ce2" office:value-type="string" calcext:value-type="string">
            <text:p>afraid</text:p>
          </table:table-cell>
          <table:table-cell table:style-name="ce4" office:value-type="string" calcext:value-type="string">
            <text:p>I haven't heard from my friend in 3 days. His family doesn't know where he is.</text:p>
          </table:table-cell>
          <table:table-cell table:style-name="ce2" office:value-type="float" office:value="1" calcext:value-type="float">
            <text:p>1</text:p>
          </table:table-cell>
          <table:table-cell table:style-name="ce4" office:value-type="string" calcext:value-type="string">
            <text:p>"I haven't heard from my friend in 3 days. His family doesn't know where he i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Oh_comma_ no! I;m sorry to hear that. Is this normal for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_comma_ no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ope that you hear from him so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60_conv:9721</text:p>
          </table:table-cell>
          <table:table-cell table:style-name="ce2" office:value-type="string" calcext:value-type="string">
            <text:p>anxious</text:p>
          </table:table-cell>
          <table:table-cell table:style-name="ce4" office:value-type="string" calcext:value-type="string">
            <text:p>im nervous about taking a test soon</text:p>
          </table:table-cell>
          <table:table-cell table:style-name="ce2" office:value-type="float" office:value="44" calcext:value-type="float">
            <text:p>44</text:p>
          </table:table-cell>
          <table:table-cell table:style-name="ce4" office:value-type="string" calcext:value-type="string">
            <text:p>im nervous about taking a test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id you study for it or are you wing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feel pretty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on't worry then. <text:s/>You did you part!! I'm sure you will do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12_conv:4024</text:p>
          </table:table-cell>
          <table:table-cell table:style-name="ce2" office:value-type="string" calcext:value-type="string">
            <text:p>nostalgic</text:p>
          </table:table-cell>
          <table:table-cell table:style-name="ce4" office:value-type="string" calcext:value-type="string">
            <text:p>I went to watch my father play a softball game for the first time in many years. Growing up_comma_ I used to always watch his games.</text:p>
          </table:table-cell>
          <table:table-cell table:style-name="ce2" office:value-type="float" office:value="31" calcext:value-type="float">
            <text:p>31</text:p>
          </table:table-cell>
          <table:table-cell table:style-name="ce4" office:value-type="string" calcext:value-type="string">
            <text:p>When I was younger_comma_ I used to always watch my dad's softball games. Recently_comma_ he played in a game with his old buddies. It brought back so many memories of the old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h_comma_ I have so many fond memories of playing ball in the yard with my d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 calcext:value-type="float">
            <text:p>31</text:p>
          </table:table-cell>
          <table:table-cell table:style-name="ce4" office:value-type="string" calcext:value-type="string">
            <text:p>They are some of the best memories. I'll cherish them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fantastic :) Nostalgia is an amazing 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6_conv:6832</text:p>
          </table:table-cell>
          <table:table-cell table:style-name="ce2" office:value-type="string" calcext:value-type="string">
            <text:p>devastated</text:p>
          </table:table-cell>
          <table:table-cell table:style-name="ce4" office:value-type="string" calcext:value-type="string">
            <text:p>My phone was burnt in a fire.</text:p>
          </table:table-cell>
          <table:table-cell table:style-name="ce2" office:value-type="float" office:value="59" calcext:value-type="float">
            <text:p>59</text:p>
          </table:table-cell>
          <table:table-cell table:style-name="ce4" office:value-type="string" calcext:value-type="string">
            <text:p>My cousin threw my phone in the fire because he thought it was firewood.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hahahahahaha he must be cun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 still so mad at him. It was my only ph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oooh no i feel sorry but punish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56_conv:13312</text:p>
          </table:table-cell>
          <table:table-cell table:style-name="ce2" office:value-type="string" calcext:value-type="string">
            <text:p>ashamed</text:p>
          </table:table-cell>
          <table:table-cell table:style-name="ce4" office:value-type="string" calcext:value-type="string">
            <text:p>I cheated on my math test today. Feels somewhat bad.</text:p>
          </table:table-cell>
          <table:table-cell table:style-name="ce2" office:value-type="float" office:value="209" calcext:value-type="float">
            <text:p>209</text:p>
          </table:table-cell>
          <table:table-cell table:style-name="ce4" office:value-type="string" calcext:value-type="string">
            <text:p>I cheated on my math test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man. Must be feeling pretty guilty by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ndeed_comma_ my friend. I felt so bad that I couldn't sleep at all last night_comma_ nor ev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Just try and be better prepared next time so you dont get tempted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76_conv:12953</text:p>
          </table:table-cell>
          <table:table-cell table:style-name="ce2" office:value-type="string" calcext:value-type="string">
            <text:p>joyful</text:p>
          </table:table-cell>
          <table:table-cell table:style-name="ce4" office:value-type="string" calcext:value-type="string">
            <text:p>After several attempts to have a baby my wife and I are finally expecting. </text:p>
          </table:table-cell>
          <table:table-cell table:style-name="ce2" office:value-type="float" office:value="567" calcext:value-type="float">
            <text:p>567</text:p>
          </table:table-cell>
          <table:table-cell table:style-name="ce4" office:value-type="string" calcext:value-type="string">
            <text:p>We both want a boy_comma_ but a girl at this point would be perfect as we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Are you pregna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after several attmpts me and my wife are finally expecting. This news is the best that I have he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Congratulations! That's brilliant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m jumping with happiness right now. I cant wait to be a d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38_conv:12277</text:p>
          </table:table-cell>
          <table:table-cell table:style-name="ce2" office:value-type="string" calcext:value-type="string">
            <text:p>disappointed</text:p>
          </table:table-cell>
          <table:table-cell table:style-name="ce4" office:value-type="string" calcext:value-type="string">
            <text:p>Sad that people have to make others days crappy. Why can't there just be peace?</text:p>
          </table:table-cell>
          <table:table-cell table:style-name="ce2" office:value-type="float" office:value="296" calcext:value-type="float">
            <text:p>296</text:p>
          </table:table-cell>
          <table:table-cell table:style-name="ce4" office:value-type="string" calcext:value-type="string">
            <text:p>I'm sad that people have to make others days crapp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Do you have an exam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en you're having a decent day finally and someone you know see's that and has to be mean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ever fun_comma_ I always return the fav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Oh man..That would be nice but then I just feel worse. I just want pe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85_conv:24171</text:p>
          </table:table-cell>
          <table:table-cell table:style-name="ce2" office:value-type="string" calcext:value-type="string">
            <text:p>apprehensive</text:p>
          </table:table-cell>
          <table:table-cell table:style-name="ce4" office:value-type="string" calcext:value-type="string">
            <text:p>I heard a coworker talking about welfare and other social support in a very negative light. I was offended <text:s/>but decided to hold my tongue.</text:p>
          </table:table-cell>
          <table:table-cell table:style-name="ce2" office:value-type="float" office:value="128" calcext:value-type="float">
            <text:p>128</text:p>
          </table:table-cell>
          <table:table-cell table:style-name="ce4" office:value-type="string" calcext:value-type="string">
            <text:p>I heard a coworker talking down on welfare and other social support. I was offended but decided to hold my tongu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Pro's and Con's. <text:s/>Those systems are abuse prone but_comma_ some people nee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Yea that is true_comma_ I just have met a few people in need before so I always think of them. That's part of why I didn't speak on it though_comma_ it would take all day discussing factors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can be infuriating. <text:s/>For example_comma_ over a 3 year period in my own state_comma_ there was about ~20 million dollars worth of food stamps spent in major vacation hot spots (florida_comma_ hawaii_comma_ california_comma_ virgin isla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0_conv:6100</text:p>
          </table:table-cell>
          <table:table-cell table:style-name="ce2" office:value-type="string" calcext:value-type="string">
            <text:p>sad</text:p>
          </table:table-cell>
          <table:table-cell table:style-name="ce4" office:value-type="string" calcext:value-type="string">
            <text:p>My best friend will be going to school in another country for 4 years.</text:p>
          </table:table-cell>
          <table:table-cell table:style-name="ce2" office:value-type="float" office:value="1" calcext:value-type="float">
            <text:p>1</text:p>
          </table:table-cell>
          <table:table-cell table:style-name="ce4" office:value-type="string" calcext:value-type="string">
            <text:p>My best friend will be going to school in another country for 4 year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which coun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ll be in Engl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cool i bet she will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31_conv:4663</text:p>
          </table:table-cell>
          <table:table-cell table:style-name="ce2" office:value-type="string" calcext:value-type="string">
            <text:p>impressed</text:p>
          </table:table-cell>
          <table:table-cell table:style-name="ce4" office:value-type="string" calcext:value-type="string">
            <text:p>My friend has been traveling for work_comma_ and he still manages to take care of his sick mom.</text:p>
          </table:table-cell>
          <table:table-cell table:style-name="ce2" office:value-type="float" office:value="1" calcext:value-type="float">
            <text:p>1</text:p>
          </table:table-cell>
          <table:table-cell table:style-name="ce4" office:value-type="string" calcext:value-type="string">
            <text:p>My friend has been traveling for work_comma_ and he still manages to take care of his sick m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a big burden_comma_ hope he is holding up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 gets stressed_comma_ but he keeps going. He's a really terrific g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71_conv:10743</text:p>
          </table:table-cell>
          <table:table-cell table:style-name="ce2" office:value-type="string" calcext:value-type="string">
            <text:p>annoyed</text:p>
          </table:table-cell>
          <table:table-cell table:style-name="ce4" office:value-type="string" calcext:value-type="string">
            <text:p>No one will watch my Youtube videos.</text:p>
          </table:table-cell>
          <table:table-cell table:style-name="ce2" office:value-type="float" office:value="220" calcext:value-type="float">
            <text:p>220</text:p>
          </table:table-cell>
          <table:table-cell table:style-name="ce4" office:value-type="string" calcext:value-type="string">
            <text:p>No one will watch my Youtube videos and it's frustrat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Have you tried sharing it to your friends on social medi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ave but no bites. I don't get why people won't give me a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Just keep cranking them out. YOur videos will get better and your channel will grow. I know it can be annoying at fi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90_conv:5581</text:p>
          </table:table-cell>
          <table:table-cell table:style-name="ce2" office:value-type="string" calcext:value-type="string">
            <text:p>guilty</text:p>
          </table:table-cell>
          <table:table-cell table:style-name="ce4" office:value-type="string" calcext:value-type="string">
            <text:p>I felt bad for not taking a gift to a party i went to yesterday</text:p>
          </table:table-cell>
          <table:table-cell table:style-name="ce2" office:value-type="float" office:value="238" calcext:value-type="float">
            <text:p>238</text:p>
          </table:table-cell>
          <table:table-cell table:style-name="ce4" office:value-type="string" calcext:value-type="string">
            <text:p>I felt bad for not taking a gift to a party i went to yester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as it a birthday pa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ou probably should feel really bad. Was it a kid's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79_conv:13558</text:p>
          </table:table-cell>
          <table:table-cell table:style-name="ce2" office:value-type="string" calcext:value-type="string">
            <text:p>jealous</text:p>
          </table:table-cell>
          <table:table-cell table:style-name="ce4" office:value-type="string" calcext:value-type="string">
            <text:p>When my friend got some nice new adidas shoes. I had just some converse.</text:p>
          </table:table-cell>
          <table:table-cell table:style-name="ce2" office:value-type="float" office:value="375" calcext:value-type="float">
            <text:p>375</text:p>
          </table:table-cell>
          <table:table-cell table:style-name="ce4" office:value-type="string" calcext:value-type="string">
            <text:p>Can't believe my friend got those nice shoes and I did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too bad_comma_ did they fit your sty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y did i was so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ell you saved some money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did but still a bit jealous they are very nice sho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80_conv:7161</text:p>
          </table:table-cell>
          <table:table-cell table:style-name="ce2" office:value-type="string" calcext:value-type="string">
            <text:p>hopeful</text:p>
          </table:table-cell>
          <table:table-cell table:style-name="ce4" office:value-type="string" calcext:value-type="string">
            <text:p>The 4.1% US GDP growth for this year was unbelievable. The economy will do even better in the coming years</text:p>
          </table:table-cell>
          <table:table-cell table:style-name="ce2" office:value-type="float" office:value="155" calcext:value-type="float">
            <text:p>155</text:p>
          </table:table-cell>
          <table:table-cell table:style-name="ce4" office:value-type="string" calcext:value-type="string">
            <text:p>The %4.1 US GDP growth for this year that was revealed is truly unbelievable. Who could have imagined such a numb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did not know that it was that high! That's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think Trump is truly delivering on his campaign promises and everybody is really surpri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guess so_comma_ and I am not even a Trump suppor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00_conv:20800</text:p>
          </table:table-cell>
          <table:table-cell table:style-name="ce2" office:value-type="string" calcext:value-type="string">
            <text:p>sentimental</text:p>
          </table:table-cell>
          <table:table-cell table:style-name="ce4" office:value-type="string" calcext:value-type="string">
            <text:p>when she talked about her feelings i was very emotional</text:p>
          </table:table-cell>
          <table:table-cell table:style-name="ce2" office:value-type="float" office:value="717" calcext:value-type="float">
            <text:p>717</text:p>
          </table:table-cell>
          <table:table-cell table:style-name="ce4" office:value-type="string" calcext:value-type="string">
            <text:p>a young girl_comma_ crying_comma_ sadden by the cruelity of our elders_comma_ told me about all these feelings i began to cry and became very sentimenta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at feelings? what are you talk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she said that the elder man approached her and told her she is dumb and that made her very sad and up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man_comma_ that's rough to hear from someone older than you. is sh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70_conv:22940</text:p>
          </table:table-cell>
          <table:table-cell table:style-name="ce2" office:value-type="string" calcext:value-type="string">
            <text:p>anticipating</text:p>
          </table:table-cell>
          <table:table-cell table:style-name="ce4" office:value-type="string" calcext:value-type="string">
            <text:p>My first grandchild will be born this fall and I am anticipating being a grandmother!</text:p>
          </table:table-cell>
          <table:table-cell table:style-name="ce2" office:value-type="float" office:value="479" calcext:value-type="float">
            <text:p>479</text:p>
          </table:table-cell>
          <table:table-cell table:style-name="ce4" office:value-type="string" calcext:value-type="string">
            <text:p>My son and his wife are expecting their first child this fall. I am so excited and looking forward to being a grandmot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thats so awesome congr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9" calcext:value-type="float">
            <text:p>479</text:p>
          </table:table-cell>
          <table:table-cell table:style-name="ce4" office:value-type="string" calcext:value-type="string">
            <text:p>Thanks_comma_ the excitement of looking forward to the birth is so strong. The build up is growing each day_comma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my daughter just had her 2nd such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9" calcext:value-type="float">
            <text:p>479</text:p>
          </table:table-cell>
          <table:table-cell table:style-name="ce4" office:value-type="string" calcext:value-type="string">
            <text:p>Oh Congrats! Its just so exciting I can hardly wait. I am so ready to be the coolest grandma on the planet. Words can;t describe how much I look forward t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60_conv:24320</text:p>
          </table:table-cell>
          <table:table-cell table:style-name="ce2" office:value-type="string" calcext:value-type="string">
            <text:p>anticipating</text:p>
          </table:table-cell>
          <table:table-cell table:style-name="ce4" office:value-type="string" calcext:value-type="string">
            <text:p>I can't wait until all the trees change colors and the weather starts getting cold. I love Autumn!</text:p>
          </table:table-cell>
          <table:table-cell table:style-name="ce2" office:value-type="float" office:value="725" calcext:value-type="float">
            <text:p>725</text:p>
          </table:table-cell>
          <table:table-cell table:style-name="ce4" office:value-type="string" calcext:value-type="string">
            <text:p>I can't wait until all the trees change colors and the weather starts getting cold. I love Autum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know right! I noticed leaves on the ground the other day and got all excited! Is autumn your favorite season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s! My absolute favorite! It's not too cold and not too hot and there is so much beauty all around! It is soon time to get all the winter clothes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don't mind winter either but you're so right_comma_ the temperature is just right during f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6_conv:23913</text:p>
          </table:table-cell>
          <table:table-cell table:style-name="ce2" office:value-type="string" calcext:value-type="string">
            <text:p>jealous</text:p>
          </table:table-cell>
          <table:table-cell table:style-name="ce4" office:value-type="string" calcext:value-type="string">
            <text:p>I really wish I was tall like my brother.</text:p>
          </table:table-cell>
          <table:table-cell table:style-name="ce2" office:value-type="float" office:value="4" calcext:value-type="float">
            <text:p>4</text:p>
          </table:table-cell>
          <table:table-cell table:style-name="ce4" office:value-type="string" calcext:value-type="string">
            <text:p>I really wish I was tall like my br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ou are wonderful just the way you are! Be happy that you are alive and healthy and beautiful! I am sure your brother wishes he could have something of your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guess_comma_ but being short is no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all in your head. What makes you think being tall is any funn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96_conv:6593</text:p>
          </table:table-cell>
          <table:table-cell table:style-name="ce2" office:value-type="string" calcext:value-type="string">
            <text:p>trusting</text:p>
          </table:table-cell>
          <table:table-cell table:style-name="ce4" office:value-type="string" calcext:value-type="string">
            <text:p>My phone broke_comma_ so I attempted to buy a phone from a co-worker. I gave him the money and he promised to bring the phone the next day. He forgot it_comma_ but he did bring it the following day.</text:p>
          </table:table-cell>
          <table:table-cell table:style-name="ce2" office:value-type="float" office:value="243" calcext:value-type="float">
            <text:p>243</text:p>
          </table:table-cell>
          <table:table-cell table:style-name="ce4" office:value-type="string" calcext:value-type="string">
            <text:p>My phone broke_comma_ so a coworker offered to sell me an extra one he had for a decent pric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take the off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id_comma_ but I started to get nervous when he forgot to bring it the next day. He did end up bringing it the following da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nice of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97_conv:4794</text:p>
          </table:table-cell>
          <table:table-cell table:style-name="ce2" office:value-type="string" calcext:value-type="string">
            <text:p>grateful</text:p>
          </table:table-cell>
          <table:table-cell table:style-name="ce4" office:value-type="string" calcext:value-type="string">
            <text:p>It warms my heart to have my parents to have such a good relationship with my kids</text:p>
          </table:table-cell>
          <table:table-cell table:style-name="ce2" office:value-type="float" office:value="267" calcext:value-type="float">
            <text:p>267</text:p>
          </table:table-cell>
          <table:table-cell table:style-name="ce4" office:value-type="string" calcext:value-type="string">
            <text:p>It warms my heart to have my parents to have such a good relationship with my ki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great that your kids are having such a great relationship with their grand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really is. <text:s/>Does your family live close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they do_comma_ but they're getting old. Makes me sc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4_conv:3728</text:p>
          </table:table-cell>
          <table:table-cell table:style-name="ce2" office:value-type="string" calcext:value-type="string">
            <text:p>excited</text:p>
          </table:table-cell>
          <table:table-cell table:style-name="ce4" office:value-type="string" calcext:value-type="string">
            <text:p>I am excited for the new super smash bros game coming out for the switch soon</text:p>
          </table:table-cell>
          <table:table-cell table:style-name="ce2" office:value-type="float" office:value="10" calcext:value-type="float">
            <text:p>10</text:p>
          </table:table-cell>
          <table:table-cell table:style-name="ce4" office:value-type="string" calcext:value-type="string">
            <text:p>I am excited for the new super smash bros game coming out for the switch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ounds interesting. I'd love to check tha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ou should_comma_ it is worth a l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s a Mario-type game_comma_ isn'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0_conv:20420</text:p>
          </table:table-cell>
          <table:table-cell table:style-name="ce2" office:value-type="string" calcext:value-type="string">
            <text:p>lonely</text:p>
          </table:table-cell>
          <table:table-cell table:style-name="ce4" office:value-type="string" calcext:value-type="string">
            <text:p>I recently moved to a very small town. It's been really difficult finding friends and making connections.</text:p>
          </table:table-cell>
          <table:table-cell table:style-name="ce2" office:value-type="float" office:value="687" calcext:value-type="float">
            <text:p>687</text:p>
          </table:table-cell>
          <table:table-cell table:style-name="ce4" office:value-type="string" calcext:value-type="string">
            <text:p>Good evening! I moved to a small town recently. It's been toug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Thanks_comma_ you as well. I know how that is. give it time and things will get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I'm sure it will. I've already made some friends_comma_ but it's definitely difficult to make connec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ah_comma_ I think it gets more difficult as you get older any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2_conv:19804</text:p>
          </table:table-cell>
          <table:table-cell table:style-name="ce2" office:value-type="string" calcext:value-type="string">
            <text:p>hopeful</text:p>
          </table:table-cell>
          <table:table-cell table:style-name="ce4" office:value-type="string" calcext:value-type="string">
            <text:p>Every year I plan to start working on Christmas early so it's not such a nightmare. <text:s/>I've already started this year so I'm praying it all goes smoothly.</text:p>
          </table:table-cell>
          <table:table-cell table:style-name="ce2" office:value-type="float" office:value="56" calcext:value-type="float">
            <text:p>56</text:p>
          </table:table-cell>
          <table:table-cell table:style-name="ce4" office:value-type="string" calcext:value-type="string">
            <text:p>Every year I plan to start working on Christmas early so it's not so crazy when the month of December actually gets her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ve you star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_comma_ I started today as a matter of fact. <text:s/>I'm praying it all goes smoothly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n. I should start_comma_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97_conv:5994</text:p>
          </table:table-cell>
          <table:table-cell table:style-name="ce2" office:value-type="string" calcext:value-type="string">
            <text:p>angry</text:p>
          </table:table-cell>
          <table:table-cell table:style-name="ce4" office:value-type="string" calcext:value-type="string">
            <text:p>My daughter left with her friends and her room is a mess. I am so upset.</text:p>
          </table:table-cell>
          <table:table-cell table:style-name="ce2" office:value-type="float" office:value="262" calcext:value-type="float">
            <text:p>262</text:p>
          </table:table-cell>
          <table:table-cell table:style-name="ce4" office:value-type="string" calcext:value-type="string">
            <text:p>I let my daughter go out with her friends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s nice of you_comma_ do you usually let her go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 But she left her rooma a mess so she won't be going out for a whil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My parents usually did that do. If I don't do the chores around the house_comma_ I don't get to hea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is in big troubl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09_conv:3418</text:p>
          </table:table-cell>
          <table:table-cell table:style-name="ce2" office:value-type="string" calcext:value-type="string">
            <text:p>grateful</text:p>
          </table:table-cell>
          <table:table-cell table:style-name="ce4" office:value-type="string" calcext:value-type="string">
            <text:p>I am so thankful for my time with my grandma</text:p>
          </table:table-cell>
          <table:table-cell table:style-name="ce2" office:value-type="float" office:value="267" calcext:value-type="float">
            <text:p>267</text:p>
          </table:table-cell>
          <table:table-cell table:style-name="ce4" office:value-type="string" calcext:value-type="string">
            <text:p>I am so thankful for my time with my grandm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o you do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e like to sit and talk about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s she still al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07_conv:18215</text:p>
          </table:table-cell>
          <table:table-cell table:style-name="ce2" office:value-type="string" calcext:value-type="string">
            <text:p>furious</text:p>
          </table:table-cell>
          <table:table-cell table:style-name="ce4" office:value-type="string" calcext:value-type="string">
            <text:p>Someone stole money from my account!</text:p>
          </table:table-cell>
          <table:table-cell table:style-name="ce2" office:value-type="float" office:value="220" calcext:value-type="float">
            <text:p>220</text:p>
          </table:table-cell>
          <table:table-cell table:style-name="ce4" office:value-type="string" calcext:value-type="string">
            <text:p>Someone stole money from my account and my bank won't help me_comma_ I can't believe thi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ame thing happened to me.. i believ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ridiculous! You think they would be a little more helpful when money is on the 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dont care about you unless you got tons of money in their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99_conv:19398</text:p>
          </table:table-cell>
          <table:table-cell table:style-name="ce2" office:value-type="string" calcext:value-type="string">
            <text:p>surprised</text:p>
          </table:table-cell>
          <table:table-cell table:style-name="ce4" office:value-type="string" calcext:value-type="string">
            <text:p>I was at a local restaurant that my wife really likes_comma_ and apparently it was the restaurant's anniversary so they gave us a free (small) desert.</text:p>
          </table:table-cell>
          <table:table-cell table:style-name="ce2" office:value-type="float" office:value="545" calcext:value-type="float">
            <text:p>545</text:p>
          </table:table-cell>
          <table:table-cell table:style-name="ce4" office:value-type="string" calcext:value-type="string">
            <text:p>I took my wife to one of her favorite restaurants_comma_ and apparently today was their anniversary so they gave us a free (small) desert. It was kind of nice_comma_ real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she appreci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 was cheesecake and the wife LOVES cheesecake_comma_ so I'd say her clean plate counts as a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amazing_comma_ I would love to have some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_conv:445</text:p>
          </table:table-cell>
          <table:table-cell table:style-name="ce2" office:value-type="string" calcext:value-type="string">
            <text:p>apprehensive</text:p>
          </table:table-cell>
          <table:table-cell table:style-name="ce4" office:value-type="string" calcext:value-type="string">
            <text:p>I was traveling to my daughters new house at night and I was feeling a little anxious about not finding her house.</text:p>
          </table:table-cell>
          <table:table-cell table:style-name="ce2" office:value-type="float" office:value="92" calcext:value-type="float">
            <text:p>92</text:p>
          </table:table-cell>
          <table:table-cell table:style-name="ce4" office:value-type="string" calcext:value-type="string">
            <text:p>I started feeling a little anxious when my GPS just shut of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Were you using it to get to a specific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2" calcext:value-type="float">
            <text:p>92</text:p>
          </table:table-cell>
          <table:table-cell table:style-name="ce4" office:value-type="string" calcext:value-type="string">
            <text:p>yes_comma_ I was traveling to my daughters new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I hope you were able to get it turned right back on in order to have directions to get where you were g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6_conv:22972</text:p>
          </table:table-cell>
          <table:table-cell table:style-name="ce2" office:value-type="string" calcext:value-type="string">
            <text:p>ashamed</text:p>
          </table:table-cell>
          <table:table-cell table:style-name="ce4" office:value-type="string" calcext:value-type="string">
            <text:p>I felt guilty when I ate the last two cookies in the jar. I probably should have saved one for somebody else.</text:p>
          </table:table-cell>
          <table:table-cell table:style-name="ce2" office:value-type="float" office:value="641" calcext:value-type="float">
            <text:p>641</text:p>
          </table:table-cell>
          <table:table-cell table:style-name="ce4" office:value-type="string" calcext:value-type="string">
            <text:p>I ate the last two cookies in the jar. I don't know if what I did was r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9" calcext:value-type="float">
            <text:p>479</text:p>
          </table:table-cell>
          <table:table-cell table:style-name="ce4" office:value-type="string" calcext:value-type="string">
            <text:p>Well it should be ok and don't feel guilty. Two cookies are not that big of a d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ell sure_comma_ but I think I should have saved one of the cookies for my br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9" calcext:value-type="float">
            <text:p>479</text:p>
          </table:table-cell>
          <table:table-cell table:style-name="ce4" office:value-type="string" calcext:value-type="string">
            <text:p>You may feel a little guilty and I understand that_comma_ Maybe run to the store and pick up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36_conv:13873</text:p>
          </table:table-cell>
          <table:table-cell table:style-name="ce2" office:value-type="string" calcext:value-type="string">
            <text:p>grateful</text:p>
          </table:table-cell>
          <table:table-cell table:style-name="ce4" office:value-type="string" calcext:value-type="string">
            <text:p>I got a raise at work. I'm glad my hard work has paid off!</text:p>
          </table:table-cell>
          <table:table-cell table:style-name="ce2" office:value-type="float" office:value="397" calcext:value-type="float">
            <text:p>397</text:p>
          </table:table-cell>
          <table:table-cell table:style-name="ce4" office:value-type="string" calcext:value-type="string">
            <text:p>I got a raise at work. I'm glad my hard work has pai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awesome! glad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nks! Feels good to be rewar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t does i agree! its always great when someone gets paid for their har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87_conv:6774</text:p>
          </table:table-cell>
          <table:table-cell table:style-name="ce2" office:value-type="string" calcext:value-type="string">
            <text:p>sad</text:p>
          </table:table-cell>
          <table:table-cell table:style-name="ce4" office:value-type="string" calcext:value-type="string">
            <text:p>Heavy clouds make me feel bad for some reason.</text:p>
          </table:table-cell>
          <table:table-cell table:style-name="ce2" office:value-type="float" office:value="326" calcext:value-type="float">
            <text:p>326</text:p>
          </table:table-cell>
          <table:table-cell table:style-name="ce4" office:value-type="string" calcext:value-type="string">
            <text:p>For some reason I never liked cloudy weat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Me neither. It's why I hate living in Lond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Oh I don't know how you guys do it_comma_ you must have artificial sun a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Nope. We just remain miserable year 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5_conv:21010</text:p>
          </table:table-cell>
          <table:table-cell table:style-name="ce2" office:value-type="string" calcext:value-type="string">
            <text:p>devastated</text:p>
          </table:table-cell>
          <table:table-cell table:style-name="ce4" office:value-type="string" calcext:value-type="string">
            <text:p>I just found out my husband has been cheating on me last week. <text:s/>I already told him it's over_comma_ and that we can't come back from this. <text:s/></text:p>
          </table:table-cell>
          <table:table-cell table:style-name="ce2" office:value-type="float" office:value="458" calcext:value-type="float">
            <text:p>458</text:p>
          </table:table-cell>
          <table:table-cell table:style-name="ce4" office:value-type="string" calcext:value-type="string">
            <text:p>I'm incredibly upset. <text:s/>I just found out my husband has been cheating on me las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Oh damn_comma_ that sucks. Have you guys talked or did you immediately cut him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We talked long enough for me to tell him it's over. <text:s/>We can't come back from this_comma_ no matter how difficult it will be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Man thats terrible_comma_ I hope you can forget about him and find someone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12_conv:23625</text:p>
          </table:table-cell>
          <table:table-cell table:style-name="ce2" office:value-type="string" calcext:value-type="string">
            <text:p>surprised</text:p>
          </table:table-cell>
          <table:table-cell table:style-name="ce4" office:value-type="string" calcext:value-type="string">
            <text:p>I watched a football game the other day and a really good team lost to a well known horrible team.</text:p>
          </table:table-cell>
          <table:table-cell table:style-name="ce2" office:value-type="float" office:value="748" calcext:value-type="float">
            <text:p>748</text:p>
          </table:table-cell>
          <table:table-cell table:style-name="ce4" office:value-type="string" calcext:value-type="string">
            <text:p>I was shocked to see a well known good team defeat another well known bad team in a football game last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Haha. Which one were you root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am an underdog lover so the bad team. It was cool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ere you disappointed that they l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 i worded it incorrectly. They actually won! haha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64_conv:12329</text:p>
          </table:table-cell>
          <table:table-cell table:style-name="ce2" office:value-type="string" calcext:value-type="string">
            <text:p>disgusted</text:p>
          </table:table-cell>
          <table:table-cell table:style-name="ce4" office:value-type="string" calcext:value-type="string">
            <text:p>I went to pizza hut and the worker didn't wash her hands I was so sicken I just walked out.</text:p>
          </table:table-cell>
          <table:table-cell table:style-name="ce2" office:value-type="float" office:value="284" calcext:value-type="float">
            <text:p>284</text:p>
          </table:table-cell>
          <table:table-cell table:style-name="ce4" office:value-type="string" calcext:value-type="string">
            <text:p>I get so mad when workers don't wash their hands in restaurants I had this happen to me recent I left the place immediate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asty_comma_ how do they get away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Right I was so sicken I said yes this will be the last time I go to this Pizza Hut it's like would you want someone to do you and your food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Exactly_comma_ I would report them_comma_ so na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did first thing the next mor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78_conv:5157</text:p>
          </table:table-cell>
          <table:table-cell table:style-name="ce2" office:value-type="string" calcext:value-type="string">
            <text:p>terrified</text:p>
          </table:table-cell>
          <table:table-cell table:style-name="ce4" office:value-type="string" calcext:value-type="string">
            <text:p>I am very uncertain if the fuel will be enough to drive me to the next station before I can buy</text:p>
          </table:table-cell>
          <table:table-cell table:style-name="ce2" office:value-type="float" office:value="237" calcext:value-type="float">
            <text:p>237</text:p>
          </table:table-cell>
          <table:table-cell table:style-name="ce4" office:value-type="string" calcext:value-type="string">
            <text:p>I am very uncertain if the fuel will be enough to drive me to the next station before I can bu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Oh no! I hope you can mak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f it goes off. I might have to walk for 1 hour to the sta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Whoa_comma_ that's quite a walk! I hope that doesn't happen. Do you have anyone to call for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There is no one to call because I am a visitor in this tow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6_conv:20732</text:p>
          </table:table-cell>
          <table:table-cell table:style-name="ce2" office:value-type="string" calcext:value-type="string">
            <text:p>jealous</text:p>
          </table:table-cell>
          <table:table-cell table:style-name="ce4" office:value-type="string" calcext:value-type="string">
            <text:p>i always envy people</text:p>
          </table:table-cell>
          <table:table-cell table:style-name="ce2" office:value-type="float" office:value="706" calcext:value-type="float">
            <text:p>706</text:p>
          </table:table-cell>
          <table:table-cell table:style-name="ce4" office:value-type="string" calcext:value-type="string">
            <text:p>i always question my ability and when that happens i envy peop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Does that at least inspire you to improve your abili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yes but it just feels bad to not be able to feel confident in myself and my abili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feel that way sometime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25_conv:20451</text:p>
          </table:table-cell>
          <table:table-cell table:style-name="ce2" office:value-type="string" calcext:value-type="string">
            <text:p>angry</text:p>
          </table:table-cell>
          <table:table-cell table:style-name="ce4" office:value-type="string" calcext:value-type="string">
            <text:p>Eating food is hard.</text:p>
          </table:table-cell>
          <table:table-cell table:style-name="ce2" office:value-type="float" office:value="437" calcext:value-type="float">
            <text:p>437</text:p>
          </table:table-cell>
          <table:table-cell table:style-name="ce4" office:value-type="string" calcext:value-type="string">
            <text:p>Sometimes it's impossible to shove more food down my gulle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Do you have a medical condi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Nah_comma_ I'm trying to gain some pounds_comma_ I just haven't acclimated to the quantity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Are you trying to gain musc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41_conv:22282</text:p>
          </table:table-cell>
          <table:table-cell table:style-name="ce2" office:value-type="string" calcext:value-type="string">
            <text:p>impressed</text:p>
          </table:table-cell>
          <table:table-cell table:style-name="ce4" office:value-type="string" calcext:value-type="string">
            <text:p>My mom recently figured out how to use a dual monitor set up with her work computer. I was really surprised because she's not the most tech-savvy person in the world. I told her I was proud of her for figuring it out!</text:p>
          </table:table-cell>
          <table:table-cell table:style-name="ce2" office:value-type="float" office:value="435" calcext:value-type="float">
            <text:p>435</text:p>
          </table:table-cell>
          <table:table-cell table:style-name="ce4" office:value-type="string" calcext:value-type="string">
            <text:p>My mom recently figured out how to use a dual monitor set up at work! I told her I was proud of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awesome. I bet she is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She is. She's not very tech-savvy so I was shocked she figured it ou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can see where you would be shocked. I'm happy for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46_conv:10293</text:p>
          </table:table-cell>
          <table:table-cell table:style-name="ce2" office:value-type="string" calcext:value-type="string">
            <text:p>prepared</text:p>
          </table:table-cell>
          <table:table-cell table:style-name="ce4" office:value-type="string" calcext:value-type="string">
            <text:p>I had a big <text:s/>presentation at this work. I was so ready for it. </text:p>
          </table:table-cell>
          <table:table-cell table:style-name="ce2" office:value-type="float" office:value="478" calcext:value-type="float">
            <text:p>478</text:p>
          </table:table-cell>
          <table:table-cell table:style-name="ce4" office:value-type="string" calcext:value-type="string">
            <text:p>I had a big presentation at work and I crushed it. I was so prepa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t really was great. I <text:s/>might get <text:s/>a promo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ood news. Congratulations in adv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21_conv:3843</text:p>
          </table:table-cell>
          <table:table-cell table:style-name="ce2" office:value-type="string" calcext:value-type="string">
            <text:p>proud</text:p>
          </table:table-cell>
          <table:table-cell table:style-name="ce4" office:value-type="string" calcext:value-type="string">
            <text:p>I felt really good after winning a gaming tournament.</text:p>
          </table:table-cell>
          <table:table-cell table:style-name="ce2" office:value-type="float" office:value="20" calcext:value-type="float">
            <text:p>20</text:p>
          </table:table-cell>
          <table:table-cell table:style-name="ce4" office:value-type="string" calcext:value-type="string">
            <text:p>I felt great after winning a video game tournam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so cool_comma_ what kind of video gam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t was a fighting game for the Gamecu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so amazing. <text:s/>Are you a professional gam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am. I wish there were more tournaments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ish I was that good at gaming. <text:s/>What a fun way to make a li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57_conv:5315</text:p>
          </table:table-cell>
          <table:table-cell table:style-name="ce2" office:value-type="string" calcext:value-type="string">
            <text:p>lonely</text:p>
          </table:table-cell>
          <table:table-cell table:style-name="ce4" office:value-type="string" calcext:value-type="string">
            <text:p>The first time I traveled overseas to Thailand_comma_ I was having some serious culture shock and I was afraid to leave the hotel room. Haha.</text:p>
          </table:table-cell>
          <table:table-cell table:style-name="ce2" office:value-type="float" office:value="404" calcext:value-type="float">
            <text:p>404</text:p>
          </table:table-cell>
          <table:table-cell table:style-name="ce4" office:value-type="string" calcext:value-type="string">
            <text:p>I stepped off the plane and the heat_comma_ humidity_comma_ and foreign smells hit me like a garbage truck. I was in another worl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ere did you land in then? India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4" calcext:value-type="float">
            <text:p>404</text:p>
          </table:table-cell>
          <table:table-cell table:style-name="ce4" office:value-type="string" calcext:value-type="string">
            <text:p>Wow_comma_ what a great guess! Haha. Thailand_comma_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Aw well that seems like it would be a great time! I hear the beaches are beauti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60_conv:13121</text:p>
          </table:table-cell>
          <table:table-cell table:style-name="ce2" office:value-type="string" calcext:value-type="string">
            <text:p>grateful</text:p>
          </table:table-cell>
          <table:table-cell table:style-name="ce4" office:value-type="string" calcext:value-type="string">
            <text:p>Graduating from college after spending as much money as I had was a weight off my shoulders. I knew it would be a new chapter in my life.</text:p>
          </table:table-cell>
          <table:table-cell table:style-name="ce2" office:value-type="float" office:value="566" calcext:value-type="float">
            <text:p>566</text:p>
          </table:table-cell>
          <table:table-cell table:style-name="ce4" office:value-type="string" calcext:value-type="string">
            <text:p>Graduating from college was a load off my shoulder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ow i am so proud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Thanks_comma_ it was a long jour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as it expensive ? any student loan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80_conv:19760</text:p>
          </table:table-cell>
          <table:table-cell table:style-name="ce2" office:value-type="string" calcext:value-type="string">
            <text:p>lonely</text:p>
          </table:table-cell>
          <table:table-cell table:style-name="ce4" office:value-type="string" calcext:value-type="string">
            <text:p>It's really quiet around here right now. No one's at work besides me and the security guard downstairs.</text:p>
          </table:table-cell>
          <table:table-cell table:style-name="ce2" office:value-type="float" office:value="1" calcext:value-type="float">
            <text:p>1</text:p>
          </table:table-cell>
          <table:table-cell table:style-name="ce4" office:value-type="string" calcext:value-type="string">
            <text:p>It's really quiet around here right now. No one's at work besides me and the security guard downstai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Eek! Sounds pretty scary! I hate to be alone at 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so do I. You'd think I'd get a lot done_comma_ but it's just so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ah pretty creepy. Turn on some music or something so you don't get too nervous or anxiou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50_conv:21100</text:p>
          </table:table-cell>
          <table:table-cell table:style-name="ce2" office:value-type="string" calcext:value-type="string">
            <text:p>content</text:p>
          </table:table-cell>
          <table:table-cell table:style-name="ce4" office:value-type="string" calcext:value-type="string">
            <text:p>I really enjoy going out and skating with my kids in the evening. Its the most fun part of my day.</text:p>
          </table:table-cell>
          <table:table-cell table:style-name="ce2" office:value-type="float" office:value="231" calcext:value-type="float">
            <text:p>231</text:p>
          </table:table-cell>
          <table:table-cell table:style-name="ce4" office:value-type="string" calcext:value-type="string">
            <text:p>I try to skateboard with my kids everyday. They love it_comma_ and it makes me feel young aga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Wow_comma_ very cool. The last time i tried to skateboard i almost broke my tailbone. props to you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t can be scary some times_comma_ but its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s it though? haha. If you can do it without falling down then you are doing better than me. Probably a good bonding experience i'd imagin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5_conv:8891</text:p>
          </table:table-cell>
          <table:table-cell table:style-name="ce2" office:value-type="string" calcext:value-type="string">
            <text:p>angry</text:p>
          </table:table-cell>
          <table:table-cell table:style-name="ce4" office:value-type="string" calcext:value-type="string">
            <text:p>I am not happy that I will not be able to attend the Kentucky Derby this year.</text:p>
          </table:table-cell>
          <table:table-cell table:style-name="ce2" office:value-type="float" office:value="4" calcext:value-type="float">
            <text:p>4</text:p>
          </table:table-cell>
          <table:table-cell table:style-name="ce4" office:value-type="string" calcext:value-type="string">
            <text:p>I am not happy that I will not be able to attend the Kentucky Derby this y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 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to work this year. I couldn't get the time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really suck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6_conv:513</text:p>
          </table:table-cell>
          <table:table-cell table:style-name="ce2" office:value-type="string" calcext:value-type="string">
            <text:p>hopeful</text:p>
          </table:table-cell>
          <table:table-cell table:style-name="ce4" office:value-type="string" calcext:value-type="string">
            <text:p>I am so happy that France is going to the final of the soccer world cup</text:p>
          </table:table-cell>
          <table:table-cell table:style-name="ce2" office:value-type="float" office:value="7" calcext:value-type="float">
            <text:p>7</text:p>
          </table:table-cell>
          <table:table-cell table:style-name="ce4" office:value-type="string" calcext:value-type="string">
            <text:p>I am so happy that France is going to the final of the soccer world c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Wonderful! Your team I guess? That's exci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exciting. It is not my prefered team but I like the way they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t's great you give them the respect for that_comma_ your team or not! When is the Fin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19_conv:21238</text:p>
          </table:table-cell>
          <table:table-cell table:style-name="ce2" office:value-type="string" calcext:value-type="string">
            <text:p>disappointed</text:p>
          </table:table-cell>
          <table:table-cell table:style-name="ce4" office:value-type="string" calcext:value-type="string">
            <text:p>I felt sad that I was not asked to be the bridesmaid at a close friends wedding</text:p>
          </table:table-cell>
          <table:table-cell table:style-name="ce2" office:value-type="float" office:value="647" calcext:value-type="float">
            <text:p>647</text:p>
          </table:table-cell>
          <table:table-cell table:style-name="ce4" office:value-type="string" calcext:value-type="string">
            <text:p>I felt sad that I was not asked to be the bridesmaid at a close friends wedd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t is unfortunate_comma_ how long have you been friends with this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7" calcext:value-type="float">
            <text:p>647</text:p>
          </table:table-cell>
          <table:table-cell table:style-name="ce4" office:value-type="string" calcext:value-type="string">
            <text:p>We have been friends for about 5 years now. <text:s/>I was happy for her. Just shocked at the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ere is surely a reason why. Did she have many family members as bridesmai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87_conv:10174</text:p>
          </table:table-cell>
          <table:table-cell table:style-name="ce2" office:value-type="string" calcext:value-type="string">
            <text:p>jealous</text:p>
          </table:table-cell>
          <table:table-cell table:style-name="ce4" office:value-type="string" calcext:value-type="string">
            <text:p>My sister was given $1_comma_000 by my grandma as a graduation present. She did not give me a penny.</text:p>
          </table:table-cell>
          <table:table-cell table:style-name="ce2" office:value-type="float" office:value="320" calcext:value-type="float">
            <text:p>320</text:p>
          </table:table-cell>
          <table:table-cell table:style-name="ce4" office:value-type="string" calcext:value-type="string">
            <text:p>My sister was given $1_comma_000 by my grandma as a graduation present. She did not give me a penn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maybe she will sh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Perhaps_comma_ I just don't understand why I was left out. Seems unfa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infai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58_conv:3317</text:p>
          </table:table-cell>
          <table:table-cell table:style-name="ce2" office:value-type="string" calcext:value-type="string">
            <text:p>caring</text:p>
          </table:table-cell>
          <table:table-cell table:style-name="ce4" office:value-type="string" calcext:value-type="string">
            <text:p>My dogs are the most important thing in the world to me.</text:p>
          </table:table-cell>
          <table:table-cell table:style-name="ce2" office:value-type="float" office:value="9" calcext:value-type="float">
            <text:p>9</text:p>
          </table:table-cell>
          <table:table-cell table:style-name="ce4" office:value-type="string" calcext:value-type="string">
            <text:p>My dogs are my entire worl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like dogs</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y dogs keep me s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ow many do you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49_conv:14899</text:p>
          </table:table-cell>
          <table:table-cell table:style-name="ce2" office:value-type="string" calcext:value-type="string">
            <text:p>excited</text:p>
          </table:table-cell>
          <table:table-cell table:style-name="ce4" office:value-type="string" calcext:value-type="string">
            <text:p>When I won a hundred dollars on a scratch off ticket. I felt very lucky in that moment.</text:p>
          </table:table-cell>
          <table:table-cell table:style-name="ce2" office:value-type="float" office:value="375" calcext:value-type="float">
            <text:p>375</text:p>
          </table:table-cell>
          <table:table-cell table:style-name="ce4" office:value-type="string" calcext:value-type="string">
            <text:p>Just got back from the store_comma_ ended up winning $100!</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n a scratch tick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ep on a scratch ticket_comma_ got 3 app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ver win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got so lucky in this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sure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should I spend my winnings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eer and more ticke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4_conv:14968</text:p>
          </table:table-cell>
          <table:table-cell table:style-name="ce2" office:value-type="string" calcext:value-type="string">
            <text:p>lonely</text:p>
          </table:table-cell>
          <table:table-cell table:style-name="ce4" office:value-type="string" calcext:value-type="string">
            <text:p>My best friend moved across the country this weekend. I'm really gonna miss her.</text:p>
          </table:table-cell>
          <table:table-cell table:style-name="ce2" office:value-type="float" office:value="530" calcext:value-type="float">
            <text:p>530</text:p>
          </table:table-cell>
          <table:table-cell table:style-name="ce4" office:value-type="string" calcext:value-type="string">
            <text:p>My best friend moved to Washington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1" calcext:value-type="float">
            <text:p>591</text:p>
          </table:table-cell>
          <table:table-cell table:style-name="ce4" office:value-type="string" calcext:value-type="string">
            <text:p>Oh I'm sorry to hear that_comma_ is that far from where you liv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t is_comma_ I live in Maine. I'm really gonna miss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1" calcext:value-type="float">
            <text:p>591</text:p>
          </table:table-cell>
          <table:table-cell table:style-name="ce4" office:value-type="string" calcext:value-type="string">
            <text:p>Yeah_comma_ that really sucks. At least it's easier to keep up with people online these d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5_conv:4971</text:p>
          </table:table-cell>
          <table:table-cell table:style-name="ce2" office:value-type="string" calcext:value-type="string">
            <text:p>annoyed</text:p>
          </table:table-cell>
          <table:table-cell table:style-name="ce4" office:value-type="string" calcext:value-type="string">
            <text:p>I can't seem to keep any weight off. My friends can keep whatever they want and not gain anything! I am so frustrated...</text:p>
          </table:table-cell>
          <table:table-cell table:style-name="ce2" office:value-type="float" office:value="269" calcext:value-type="float">
            <text:p>269</text:p>
          </table:table-cell>
          <table:table-cell table:style-name="ce4" office:value-type="string" calcext:value-type="string">
            <text:p>I can't seem to keep any weight off. My friends can keep whatever they want and not gain anything! I am so frustr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I am sorry to hear that. Do you know the reason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think it has something to do with my metabolism. Not really sure to be hon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Perhaps talking to your doctor would be a good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02_conv:23204</text:p>
          </table:table-cell>
          <table:table-cell table:style-name="ce2" office:value-type="string" calcext:value-type="string">
            <text:p>nostalgic</text:p>
          </table:table-cell>
          <table:table-cell table:style-name="ce4" office:value-type="string" calcext:value-type="string">
            <text:p>I was going through old photographs and I saw myself as I small child and I started to feel nostalgic. </text:p>
          </table:table-cell>
          <table:table-cell table:style-name="ce2" office:value-type="float" office:value="805" calcext:value-type="float">
            <text:p>805</text:p>
          </table:table-cell>
          <table:table-cell table:style-name="ce4" office:value-type="string" calcext:value-type="string">
            <text:p>I was cleaning up and found some old photographs of myself as a child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cool. I love looking through my old photos. makes me feel warm and fuz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It made me feel nostalgic for my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Me too. I love to ponder about the good ole days. Did you share the photos with your friends or 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hy yes I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9_conv:6279</text:p>
          </table:table-cell>
          <table:table-cell table:style-name="ce2" office:value-type="string" calcext:value-type="string">
            <text:p>surprised</text:p>
          </table:table-cell>
          <table:table-cell table:style-name="ce4" office:value-type="string" calcext:value-type="string">
            <text:p>Last week_comma_ my husband surprised me with a trip to Charleston_comma_ South Carolina next month. I am so excited! We haven't had a vacation in years so I can't even believe it!</text:p>
          </table:table-cell>
          <table:table-cell table:style-name="ce2" office:value-type="float" office:value="438" calcext:value-type="float">
            <text:p>438</text:p>
          </table:table-cell>
          <table:table-cell table:style-name="ce4" office:value-type="string" calcext:value-type="string">
            <text:p>Last week_comma_ my husband surprised me with a trip to Charleston_comma_ South Carolina next month. I am so excited! We haven't had a vacation in years so I can't even believ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th Carolina is really nice. What are you planning on doing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Eat at as many restaurants as I can_comma_ go to Folley Beach_comma_ explore plantations_comma_ and take a carriage ride to name a few. I have been researching a lo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like a grand ole time. Everyone likes the good ole carriage ride every now and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6_conv:733</text:p>
          </table:table-cell>
          <table:table-cell table:style-name="ce2" office:value-type="string" calcext:value-type="string">
            <text:p>guilty</text:p>
          </table:table-cell>
          <table:table-cell table:style-name="ce4" office:value-type="string" calcext:value-type="string">
            <text:p>One time I had studied really hard for a test. I went to class and although I knew I would make a good grade there was another classmate that did not study and knew she would fail. I let her copy my answers and she passed.</text:p>
          </table:table-cell>
          <table:table-cell table:style-name="ce2" office:value-type="float" office:value="91" calcext:value-type="float">
            <text:p>91</text:p>
          </table:table-cell>
          <table:table-cell table:style-name="ce4" office:value-type="string" calcext:value-type="string">
            <text:p>I let a friend copy my answers for a test she did not study for and she made an 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did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It still bothers me to this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Do you think about breaking off the friend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04_conv:12009</text:p>
          </table:table-cell>
          <table:table-cell table:style-name="ce2" office:value-type="string" calcext:value-type="string">
            <text:p>surprised</text:p>
          </table:table-cell>
          <table:table-cell table:style-name="ce4" office:value-type="string" calcext:value-type="string">
            <text:p>I went to the store to get groceries and I won a free $20 gift card in a contest. <text:s/>I couldnt believe it</text:p>
          </table:table-cell>
          <table:table-cell table:style-name="ce2" office:value-type="float" office:value="301" calcext:value-type="float">
            <text:p>301</text:p>
          </table:table-cell>
          <table:table-cell table:style-name="ce4" office:value-type="string" calcext:value-type="string">
            <text:p>I never win anything but my luck just chang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How did it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ent to the store to buy some groceries and I won a $20 gift card in a contest. <text:s/>I was shoc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ell congratulations_comma_ spoil yourself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85_conv:12371</text:p>
          </table:table-cell>
          <table:table-cell table:style-name="ce2" office:value-type="string" calcext:value-type="string">
            <text:p>excited</text:p>
          </table:table-cell>
          <table:table-cell table:style-name="ce4" office:value-type="string" calcext:value-type="string">
            <text:p>A friend of mine is coming to visit. <text:s/>We're going to have a lot of fun when he arrives</text:p>
          </table:table-cell>
          <table:table-cell table:style-name="ce2" office:value-type="float" office:value="111" calcext:value-type="float">
            <text:p>111</text:p>
          </table:table-cell>
          <table:table-cell table:style-name="ce4" office:value-type="string" calcext:value-type="string">
            <text:p>A friend of mine is coming to vis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aving friends over is alway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Yeah_comma_ he's a good friend_comma_ it'll be a lot of fun when he arri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bet. hope you all have a fantastic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19_conv:14239</text:p>
          </table:table-cell>
          <table:table-cell table:style-name="ce2" office:value-type="string" calcext:value-type="string">
            <text:p>jealous</text:p>
          </table:table-cell>
          <table:table-cell table:style-name="ce4" office:value-type="string" calcext:value-type="string">
            <text:p>My brother is much better at sports than me.</text:p>
          </table:table-cell>
          <table:table-cell table:style-name="ce2" office:value-type="float" office:value="4" calcext:value-type="float">
            <text:p>4</text:p>
          </table:table-cell>
          <table:table-cell table:style-name="ce4" office:value-type="string" calcext:value-type="string">
            <text:p>My brother is much better at sports than me_comma_</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Anything in particul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Pretty much every single sport_comma_ but especially basketb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ou need to catch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86_conv:2772</text:p>
          </table:table-cell>
          <table:table-cell table:style-name="ce2" office:value-type="string" calcext:value-type="string">
            <text:p>surprised</text:p>
          </table:table-cell>
          <table:table-cell table:style-name="ce4" office:value-type="string" calcext:value-type="string">
            <text:p>I felt this morning I left the house and my neighbor gave me some flowers ... incredible I did not expect it</text:p>
          </table:table-cell>
          <table:table-cell table:style-name="ce2" office:value-type="float" office:value="264" calcext:value-type="float">
            <text:p>264</text:p>
          </table:table-cell>
          <table:table-cell table:style-name="ce4" office:value-type="string" calcext:value-type="string">
            <text:p>Something I did not expect from a neighbor_comma_ this morning he gave me some beautiful flow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that is sweet of him_comma_ does he have a crush o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t was a nice gesture on his part. But I do no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uh_comma_ well maybe he is starting his campaig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But beyond that. Small gestures make others' lives happi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39_conv:19879</text:p>
          </table:table-cell>
          <table:table-cell table:style-name="ce2" office:value-type="string" calcext:value-type="string">
            <text:p>excited</text:p>
          </table:table-cell>
          <table:table-cell table:style-name="ce4" office:value-type="string" calcext:value-type="string">
            <text:p>Going to the beach this weekend</text:p>
          </table:table-cell>
          <table:table-cell table:style-name="ce2" office:value-type="float" office:value="389" calcext:value-type="float">
            <text:p>389</text:p>
          </table:table-cell>
          <table:table-cell table:style-name="ce4" office:value-type="string" calcext:value-type="string">
            <text:p>So excited for this weeken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en why are you excit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e're going to the beach this weekend!!! WOOO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9_conv:18458</text:p>
          </table:table-cell>
          <table:table-cell table:style-name="ce2" office:value-type="string" calcext:value-type="string">
            <text:p>furious</text:p>
          </table:table-cell>
          <table:table-cell table:style-name="ce4" office:value-type="string" calcext:value-type="string">
            <text:p>My upstairs neighbors had a huge party last weekend. They were playing music until 5am and I had to work in the morning. I went upstairs to complain dozens of times_comma_ but they were too drunk to care.</text:p>
          </table:table-cell>
          <table:table-cell table:style-name="ce2" office:value-type="float" office:value="469" calcext:value-type="float">
            <text:p>469</text:p>
          </table:table-cell>
          <table:table-cell table:style-name="ce4" office:value-type="string" calcext:value-type="string">
            <text:p>My upstairs neighbors had a huge party last weekend and were playing music until 5a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really hate when that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tell me about it. I had to work in the morning. I asked them to turn it down dozens of times_comma_ but they were too drunk to c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ext time call the pol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21_conv:17643</text:p>
          </table:table-cell>
          <table:table-cell table:style-name="ce2" office:value-type="string" calcext:value-type="string">
            <text:p>terrified</text:p>
          </table:table-cell>
          <table:table-cell table:style-name="ce4" office:value-type="string" calcext:value-type="string">
            <text:p>I hadn't been to an amusement park until very recently_comma_ so I was excited to ride the rollercoasters. I didn't realize until I was on it; how do people this this is fun! I was terrified the whole way.</text:p>
          </table:table-cell>
          <table:table-cell table:style-name="ce2" office:value-type="float" office:value="545" calcext:value-type="float">
            <text:p>545</text:p>
          </table:table-cell>
          <table:table-cell table:style-name="ce4" office:value-type="string" calcext:value-type="string">
            <text:p>I finally went on my first rollercoaster since I've never been to an amusement park. What's the deal with rollercoasters?! How is that fun_comma_ that's not fun_comma_ that's sca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is scary yet exhilarating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 think I might be done with rollercoasters already_comma_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ome don't like them. I can't do the ones that go straight d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89_conv:21779</text:p>
          </table:table-cell>
          <table:table-cell table:style-name="ce2" office:value-type="string" calcext:value-type="string">
            <text:p>jealous</text:p>
          </table:table-cell>
          <table:table-cell table:style-name="ce4" office:value-type="string" calcext:value-type="string">
            <text:p>I saw my neighbor bought the car I have always wanted. I wish I was in a a better financial position to buy one. </text:p>
          </table:table-cell>
          <table:table-cell table:style-name="ce2" office:value-type="float" office:value="387" calcext:value-type="float">
            <text:p>387</text:p>
          </table:table-cell>
          <table:table-cell table:style-name="ce4" office:value-type="string" calcext:value-type="string">
            <text:p>I saw my neighbor bought the car I have always wanted. I wish I was in a a better financial position to buy 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hat kind of car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Subaru Brat_comma_ best car ever made. Its like a car and a t ruck all in 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oh nice! just start to SAVE_comma_ SAVE_comma_SAVE where ever you can and you will ge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 know_comma_ it would look perfect in front of my double wide mobile home! There is a used one on the corner for $350. But that will take me months to save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Time goes by so fast. You'll se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Yeah_comma_ or I could buy more scratch offs at the gas station and hit it bi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LOL_comma_ well there is always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9_conv:5198</text:p>
          </table:table-cell>
          <table:table-cell table:style-name="ce2" office:value-type="string" calcext:value-type="string">
            <text:p>jealous</text:p>
          </table:table-cell>
          <table:table-cell table:style-name="ce4" office:value-type="string" calcext:value-type="string">
            <text:p>How can I work so hard and not get a raise_comma_ while others are getting</text:p>
          </table:table-cell>
          <table:table-cell table:style-name="ce2" office:value-type="float" office:value="237" calcext:value-type="float">
            <text:p>237</text:p>
          </table:table-cell>
          <table:table-cell table:style-name="ce4" office:value-type="string" calcext:value-type="string">
            <text:p>How can I work so hard and not get a raise meanwhile others colleagues are. I am so jealous what do I d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I'm sorry you feel that way. If you feel that you do good_comma_ honest work_comma_ you should demand better p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My boss is just being mean because I have better qualifications than him. He often tells me it's not the qualification that counts but experie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If it's a personal matter_comma_ I would definitely take the issue over to human resources. It's better to stand up for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k_comma_ thanks for your advise_comma_ I will definitely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15_conv:9831</text:p>
          </table:table-cell>
          <table:table-cell table:style-name="ce2" office:value-type="string" calcext:value-type="string">
            <text:p>surprised</text:p>
          </table:table-cell>
          <table:table-cell table:style-name="ce4" office:value-type="string" calcext:value-type="string">
            <text:p>My kids will bring their dirty dishes in and put them in the sink without washing them off. We don't have a dishwasher and I have to end up scrubbing those by hand. It drives me nuts.</text:p>
          </table:table-cell>
          <table:table-cell table:style-name="ce2" office:value-type="float" office:value="228" calcext:value-type="float">
            <text:p>228</text:p>
          </table:table-cell>
          <table:table-cell table:style-name="ce4" office:value-type="string" calcext:value-type="string">
            <text:p>My kids are so bad about bringing their dirty dishes to the sink and not rinsing them of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Aw man_comma_ kids can be SO lazy and don't like to do what they're supposed to. Have you tried a rewards system to get them to do what they have to_comma_ or are they too old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They are to old for that. I don't have a dishwasher and have told them if they don't get it together they will be doing the dishes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YES. I say make them do it. Maybe take away phones_comma_ etc. if they don't get it together. No excuses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8_conv:16736</text:p>
          </table:table-cell>
          <table:table-cell table:style-name="ce2" office:value-type="string" calcext:value-type="string">
            <text:p>nostalgic</text:p>
          </table:table-cell>
          <table:table-cell table:style-name="ce4" office:value-type="string" calcext:value-type="string">
            <text:p>I spent some time today going through old photos. <text:s/>Reminds me of when my kids were so much younger.</text:p>
          </table:table-cell>
          <table:table-cell table:style-name="ce2" office:value-type="float" office:value="56" calcext:value-type="float">
            <text:p>56</text:p>
          </table:table-cell>
          <table:table-cell table:style-name="ce4" office:value-type="string" calcext:value-type="string">
            <text:p>I don't know if you are like us_comma_ but we have printed photos in a big tub that desperately need to be sorted. <text:s/>So I tried to do that today but I didn't get very f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have the same tub sitting in the attic. I have no idea what to do with all the photos! Are you creating collages or albu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m honestly thinking of just scanning them all into the computer. <text:s/>But it's going to take some work_comma_ especially since all I did today was cry at just about every photo of our girls when they were lit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awwww I would probably cry too! Scanning them seems like it would take forever. Maybe see if there is a company you can send them to and they'll do i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7_conv:12735</text:p>
          </table:table-cell>
          <table:table-cell table:style-name="ce2" office:value-type="string" calcext:value-type="string">
            <text:p>confident</text:p>
          </table:table-cell>
          <table:table-cell table:style-name="ce4" office:value-type="string" calcext:value-type="string">
            <text:p>While out on our second date_comma_ my current girlfriend and I stopped at a dive bar. They had a pool table_comma_ and I showed her some of the basics. Then I really let loose and she said later that she was impressed.</text:p>
          </table:table-cell>
          <table:table-cell table:style-name="ce2" office:value-type="float" office:value="117" calcext:value-type="float">
            <text:p>117</text:p>
          </table:table-cell>
          <table:table-cell table:style-name="ce4" office:value-type="string" calcext:value-type="string">
            <text:p>On our second date_comma_ my girlfriend and I stopped in a dive bar on our way back from the bea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is a dive b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Like a hole in the wall. Cheap drinks_comma_ sometimes a little dirty_comma_ but altogether relaxed - the opposite of snoody. They had a pool table and I showed her some tri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ok. We call them hole in the wall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Yeah_comma_ I should have just said that. Honestly though_comma_ my favorite places to dr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in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4_conv:4729</text:p>
          </table:table-cell>
          <table:table-cell table:style-name="ce2" office:value-type="string" calcext:value-type="string">
            <text:p>disgusted</text:p>
          </table:table-cell>
          <table:table-cell table:style-name="ce4" office:value-type="string" calcext:value-type="string">
            <text:p>A toddler was eating something that he took from the floor. His mother was not paying attention to what he is doing.</text:p>
          </table:table-cell>
          <table:table-cell table:style-name="ce2" office:value-type="float" office:value="7" calcext:value-type="float">
            <text:p>7</text:p>
          </table:table-cell>
          <table:table-cell table:style-name="ce4" office:value-type="string" calcext:value-type="string">
            <text:p>A toddler was eating something that he took from the floor. His mother was not paying attention to what he is do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Oh I hate when I see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Me too. She was busy with her ph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Sometimes I think parents need a training cla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2_conv:4724</text:p>
          </table:table-cell>
          <table:table-cell table:style-name="ce2" office:value-type="string" calcext:value-type="string">
            <text:p>embarrassed</text:p>
          </table:table-cell>
          <table:table-cell table:style-name="ce4" office:value-type="string" calcext:value-type="string">
            <text:p>I once walked out in my underwear not knowing I did not have pants on!</text:p>
          </table:table-cell>
          <table:table-cell table:style-name="ce2" office:value-type="float" office:value="386" calcext:value-type="float">
            <text:p>386</text:p>
          </table:table-cell>
          <table:table-cell table:style-name="ce4" office:value-type="string" calcext:value-type="string">
            <text:p>I was so late for work one day_comma_ I walked out and forgot to put on my pant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ow. Thats hard to believ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was so concerned about getting to work I forgot to throw them on_comma_ I was so in shock_comma_ even the neighbors saw. It was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Yeah_comma_ it sounds that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8_conv:13916</text:p>
          </table:table-cell>
          <table:table-cell table:style-name="ce2" office:value-type="string" calcext:value-type="string">
            <text:p>content</text:p>
          </table:table-cell>
          <table:table-cell table:style-name="ce4" office:value-type="string" calcext:value-type="string">
            <text:p>I am feeling this way in my life right now_comma_ I am so happy.</text:p>
          </table:table-cell>
          <table:table-cell table:style-name="ce2" office:value-type="float" office:value="123" calcext:value-type="float">
            <text:p>123</text:p>
          </table:table-cell>
          <table:table-cell table:style-name="ce4" office:value-type="string" calcext:value-type="string">
            <text:p>I am so happy with my life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That's a good thing! What's going on in your life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just had my first child and my marriage is th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awesome! I very happy for you. I hope you have many good years to com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7_conv:16974</text:p>
          </table:table-cell>
          <table:table-cell table:style-name="ce2" office:value-type="string" calcext:value-type="string">
            <text:p>confident</text:p>
          </table:table-cell>
          <table:table-cell table:style-name="ce4" office:value-type="string" calcext:value-type="string">
            <text:p>I think the Eagles can win the superbowl again this year_comma_ they are looking really good</text:p>
          </table:table-cell>
          <table:table-cell table:style-name="ce2" office:value-type="float" office:value="10" calcext:value-type="float">
            <text:p>10</text:p>
          </table:table-cell>
          <table:table-cell table:style-name="ce4" office:value-type="string" calcext:value-type="string">
            <text:p>I think the Eagles can win the superbowl again this year_comma_ they are looking really g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Did they win their preseason ga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No but their quarterbacks did not really play_comma_ so it was expec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s great if they quaterback is good and have a good defense they go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3_conv:8806</text:p>
          </table:table-cell>
          <table:table-cell table:style-name="ce2" office:value-type="string" calcext:value-type="string">
            <text:p>annoyed</text:p>
          </table:table-cell>
          <table:table-cell table:style-name="ce4" office:value-type="string" calcext:value-type="string">
            <text:p>every yime i get food_comma_ my wife insists we share.</text:p>
          </table:table-cell>
          <table:table-cell table:style-name="ce2" office:value-type="float" office:value="445" calcext:value-type="float">
            <text:p>445</text:p>
          </table:table-cell>
          <table:table-cell table:style-name="ce4" office:value-type="string" calcext:value-type="string">
            <text:p>i just opened my whataburger bag when my wife reached for my frie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How is your business doing nowa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ts great_comma_ <text:s/>but i cant believe she eats after me every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great. I am proud of your succ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44_conv:24088</text:p>
          </table:table-cell>
          <table:table-cell table:style-name="ce2" office:value-type="string" calcext:value-type="string">
            <text:p>anxious</text:p>
          </table:table-cell>
          <table:table-cell table:style-name="ce4" office:value-type="string" calcext:value-type="string">
            <text:p>I have to take my truck in to the mechanics next week. I'm not sure what the problem is_comma_ but it seems serious. </text:p>
          </table:table-cell>
          <table:table-cell table:style-name="ce2" office:value-type="float" office:value="655" calcext:value-type="float">
            <text:p>655</text:p>
          </table:table-cell>
          <table:table-cell table:style-name="ce4" office:value-type="string" calcext:value-type="string">
            <text:p>I've got to take my truck to a mechanic next week.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Uh oh. Do you think it is something maj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Yeah_comma_ it's an engine thing_comma_ so it may well be some really bad new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ell I hope it isnt too expensive. Maybe it will be a smaller iss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00_conv:17601</text:p>
          </table:table-cell>
          <table:table-cell table:style-name="ce2" office:value-type="string" calcext:value-type="string">
            <text:p>surprised</text:p>
          </table:table-cell>
          <table:table-cell table:style-name="ce4" office:value-type="string" calcext:value-type="string">
            <text:p>My wife had a birthday party for me that I didn't know about. I was totally taken aback when all my friends showed up.</text:p>
          </table:table-cell>
          <table:table-cell table:style-name="ce2" office:value-type="float" office:value="573" calcext:value-type="float">
            <text:p>573</text:p>
          </table:table-cell>
          <table:table-cell table:style-name="ce4" office:value-type="string" calcext:value-type="string">
            <text:p>My wife held a surprise birthday party for me. It was totally unexpected and I was shocked when I came home and so many people were th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awesome_comma_ I bet you were overjoyed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I couldn't believe that no one let the cat out of the bag. It must have been hard to pl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ou never know if someone is going to slip and spoil it for you_comma_ that'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74_conv:16948</text:p>
          </table:table-cell>
          <table:table-cell table:style-name="ce2" office:value-type="string" calcext:value-type="string">
            <text:p>disappointed</text:p>
          </table:table-cell>
          <table:table-cell table:style-name="ce4" office:value-type="string" calcext:value-type="string">
            <text:p>When I was cut from the soccer club. It was my final year of being eligible.</text:p>
          </table:table-cell>
          <table:table-cell table:style-name="ce2" office:value-type="float" office:value="375" calcext:value-type="float">
            <text:p>375</text:p>
          </table:table-cell>
          <table:table-cell table:style-name="ce4" office:value-type="string" calcext:value-type="string">
            <text:p>They cut me from the team last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t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y university soccer team_comma_ it's my senior year this is hard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I am sorry to hea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98_conv:14797</text:p>
          </table:table-cell>
          <table:table-cell table:style-name="ce2" office:value-type="string" calcext:value-type="string">
            <text:p>impressed</text:p>
          </table:table-cell>
          <table:table-cell table:style-name="ce4" office:value-type="string" calcext:value-type="string">
            <text:p>I saw this little chihuahua tell off a parrot.</text:p>
          </table:table-cell>
          <table:table-cell table:style-name="ce2" office:value-type="float" office:value="1" calcext:value-type="float">
            <text:p>1</text:p>
          </table:table-cell>
          <table:table-cell table:style-name="ce4" office:value-type="string" calcext:value-type="string">
            <text:p>I saw this little chihuahua tell off a parro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really 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 was barking until the parrot shu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aha that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2_conv:22704</text:p>
          </table:table-cell>
          <table:table-cell table:style-name="ce2" office:value-type="string" calcext:value-type="string">
            <text:p>surprised</text:p>
          </table:table-cell>
          <table:table-cell table:style-name="ce4" office:value-type="string" calcext:value-type="string">
            <text:p>i was excited about not having to cook tonight</text:p>
          </table:table-cell>
          <table:table-cell table:style-name="ce2" office:value-type="float" office:value="743" calcext:value-type="float">
            <text:p>743</text:p>
          </table:table-cell>
          <table:table-cell table:style-name="ce4" office:value-type="string" calcext:value-type="string">
            <text:p>i dont have to cook to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that's awesome_comma_ how c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my hubby is taking the family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hope you enjoy it! Where are you go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dont really know yet_comma_ i dont even care..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Amen to that_comma_ food is better when you don't cook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ag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27_conv:15055</text:p>
          </table:table-cell>
          <table:table-cell table:style-name="ce2" office:value-type="string" calcext:value-type="string">
            <text:p>apprehensive</text:p>
          </table:table-cell>
          <table:table-cell table:style-name="ce4" office:value-type="string" calcext:value-type="string">
            <text:p>Im not sire my boyfriend is right for me.</text:p>
          </table:table-cell>
          <table:table-cell table:style-name="ce2" office:value-type="float" office:value="262" calcext:value-type="float">
            <text:p>262</text:p>
          </table:table-cell>
          <table:table-cell table:style-name="ce4" office:value-type="string" calcext:value-type="string">
            <text:p>I want to break up with my boy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orry to hear that. Is there any specific reason for your deci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ust think that we are a good mix. He's a cool gu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oes he treat differently now than it was before? If it is still the same_comma_ then why breaking his he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3_conv:13926</text:p>
          </table:table-cell>
          <table:table-cell table:style-name="ce2" office:value-type="string" calcext:value-type="string">
            <text:p>anticipating</text:p>
          </table:table-cell>
          <table:table-cell table:style-name="ce4" office:value-type="string" calcext:value-type="string">
            <text:p>My husband and I are taking a vacation by ourselves. <text:s/>We are going to a little beach area in Florida for a week.</text:p>
          </table:table-cell>
          <table:table-cell table:style-name="ce2" office:value-type="float" office:value="56" calcext:value-type="float">
            <text:p>56</text:p>
          </table:table-cell>
          <table:table-cell table:style-name="ce4" office:value-type="string" calcext:value-type="string">
            <text:p>My husband and I are taking our first vacation without kids in 18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Wow that sounds lovely_comma_ where are you headed? Some where warm I ho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_comma_ we are going to a little beach area in florida that is off the beaten path - just a week to relax and reconn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t sounds amazing_comma_ I hope you both enjoy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34_conv:24669</text:p>
          </table:table-cell>
          <table:table-cell table:style-name="ce2" office:value-type="string" calcext:value-type="string">
            <text:p>grateful</text:p>
          </table:table-cell>
          <table:table-cell table:style-name="ce4" office:value-type="string" calcext:value-type="string">
            <text:p>The storm narrowly missed my neighborhood. </text:p>
          </table:table-cell>
          <table:table-cell table:style-name="ce2" office:value-type="float" office:value="59" calcext:value-type="float">
            <text:p>59</text:p>
          </table:table-cell>
          <table:table-cell table:style-name="ce4" office:value-type="string" calcext:value-type="string">
            <text:p>Phew! The recent storm narrowly missed my neighborh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you must feel pretty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do and grateful for that luck. Wouldnt want my new Porsche to get den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aha I wouldn't either if I had a Porsche....sounds like you need some kind of bomb shelter emergency par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7_conv:8234</text:p>
          </table:table-cell>
          <table:table-cell table:style-name="ce2" office:value-type="string" calcext:value-type="string">
            <text:p>angry</text:p>
          </table:table-cell>
          <table:table-cell table:style-name="ce4" office:value-type="string" calcext:value-type="string">
            <text:p>I feel upset that someone I know would throw away progress constantly. They continue to listen and do things but none of it is doing anything because it's all a show.</text:p>
          </table:table-cell>
          <table:table-cell table:style-name="ce2" office:value-type="float" office:value="296" calcext:value-type="float">
            <text:p>296</text:p>
          </table:table-cell>
          <table:table-cell table:style-name="ce4" office:value-type="string" calcext:value-type="string">
            <text:p>I feel upset that someone I know would throw away progress constant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t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Right? They continue to listen and do things but none of it is doing anything because it's all a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ey are the one that has to deal with the consequences... mostly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05_conv:7410</text:p>
          </table:table-cell>
          <table:table-cell table:style-name="ce2" office:value-type="string" calcext:value-type="string">
            <text:p>caring</text:p>
          </table:table-cell>
          <table:table-cell table:style-name="ce4" office:value-type="string" calcext:value-type="string">
            <text:p>My daughter just got married and moved across the country and is homesick. I've been talking to her every day to make her feel better.</text:p>
          </table:table-cell>
          <table:table-cell table:style-name="ce2" office:value-type="float" office:value="211" calcext:value-type="float">
            <text:p>211</text:p>
          </table:table-cell>
          <table:table-cell table:style-name="ce4" office:value-type="string" calcext:value-type="string">
            <text:p>My daughter just got married and moved across the country and is homesick. I've been talking to her every day to make her feel bet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sweet. I'm sure she will adjust in time. Have you ever personally had to make a move like your daughter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Actually_comma_ I did! I moved across the world to Doha_comma_ Qatar to teach for a couple of years. Even though my husband and daughter was with me_comma_ it was very hard to be away. Have you ever moved far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No_comma_ I never have. I've always lived in my state I was born in. However_comma_ I did travel to Utah which was about 1200 miles away and got a bit homesick so I can rel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6_conv:4853</text:p>
          </table:table-cell>
          <table:table-cell table:style-name="ce2" office:value-type="string" calcext:value-type="string">
            <text:p>joyful</text:p>
          </table:table-cell>
          <table:table-cell table:style-name="ce4" office:value-type="string" calcext:value-type="string">
            <text:p>My baby walked for the first time the other day! <text:s/>I am so delighted.</text:p>
          </table:table-cell>
          <table:table-cell table:style-name="ce2" office:value-type="float" office:value="322" calcext:value-type="float">
            <text:p>322</text:p>
          </table:table-cell>
          <table:table-cell table:style-name="ce4" office:value-type="string" calcext:value-type="string">
            <text:p>My baby walked for the first time just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cool_comma_ did you film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didn't have my phone with me but I am so delighted i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awesome_comma_ is this your first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he is the love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97_conv:5995</text:p>
          </table:table-cell>
          <table:table-cell table:style-name="ce2" office:value-type="string" calcext:value-type="string">
            <text:p>embarrassed</text:p>
          </table:table-cell>
          <table:table-cell table:style-name="ce4" office:value-type="string" calcext:value-type="string">
            <text:p>I went out yesterday with a shirt that had a huge hole in the back. I didn't notice until a stranger pointed it out and I was so humiliated.</text:p>
          </table:table-cell>
          <table:table-cell table:style-name="ce2" office:value-type="float" office:value="269" calcext:value-type="float">
            <text:p>269</text:p>
          </table:table-cell>
          <table:table-cell table:style-name="ce4" office:value-type="string" calcext:value-type="string">
            <text:p>I went out yesterday with a shirt that had a huge hole in the back. I didn't notice until a stranger pointed it out and I was so humiliat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ol. 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was so embarrassed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has happened to me once or tw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7_conv:3994</text:p>
          </table:table-cell>
          <table:table-cell table:style-name="ce2" office:value-type="string" calcext:value-type="string">
            <text:p>excited</text:p>
          </table:table-cell>
          <table:table-cell table:style-name="ce4" office:value-type="string" calcext:value-type="string">
            <text:p>My baby learned how to sit up today!</text:p>
          </table:table-cell>
          <table:table-cell table:style-name="ce2" office:value-type="float" office:value="359" calcext:value-type="float">
            <text:p>359</text:p>
          </table:table-cell>
          <table:table-cell table:style-name="ce4" office:value-type="string" calcext:value-type="string">
            <text:p>That is so awesome! Did it take a while for your baby to learn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not sure. <text:s/>What baby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9" calcext:value-type="float">
            <text:p>359</text:p>
          </table:table-cell>
          <table:table-cell table:style-name="ce4" office:value-type="string" calcext:value-type="string">
            <text:p>It's the baby that you described above. It's your baby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Yeah_comma_ that's my baby. <text:s/>It learned to roll over after about 5 month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5_conv:16450</text:p>
          </table:table-cell>
          <table:table-cell table:style-name="ce2" office:value-type="string" calcext:value-type="string">
            <text:p>joyful</text:p>
          </table:table-cell>
          <table:table-cell table:style-name="ce4" office:value-type="string" calcext:value-type="string">
            <text:p>My brother and his wife just had his first baby_comma_ I am over the moon for them!</text:p>
          </table:table-cell>
          <table:table-cell table:style-name="ce2" office:value-type="float" office:value="294" calcext:value-type="float">
            <text:p>294</text:p>
          </table:table-cell>
          <table:table-cell table:style-name="ce4" office:value-type="string" calcext:value-type="string">
            <text:p>My brother and his wife just had his first baby_comma_ I am over the moon for the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ol. Girl or b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as a boy_comma_ the named him Ralph. <text:s/>It suits him some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 going to spoil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t much_comma_ I've got to spoil my own kids and I can barely affor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what you mea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6_conv:18572</text:p>
          </table:table-cell>
          <table:table-cell table:style-name="ce2" office:value-type="string" calcext:value-type="string">
            <text:p>prepared</text:p>
          </table:table-cell>
          <table:table-cell table:style-name="ce4" office:value-type="string" calcext:value-type="string">
            <text:p>I am planning to go to a movie themed costume part this coming weekend. I bought all my gear weeks in advance. I'll be dressed up as Darth Vader.</text:p>
          </table:table-cell>
          <table:table-cell table:style-name="ce2" office:value-type="float" office:value="469" calcext:value-type="float">
            <text:p>469</text:p>
          </table:table-cell>
          <table:table-cell table:style-name="ce4" office:value-type="string" calcext:value-type="string">
            <text:p>I am attending a movie themed costume part this weekend. I bought my Darth Vader costume weekend in advan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ood for you. Socializing through such ways is a great way to enjoy your time. And besides_comma_ I am not Star Wars fan and have not watched any of the movie se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kay_comma_ I mainly prefer the original classic trilogy and am not a big fan of the never ones. But I'll so ready for the party and will hopefully be very impress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Costume parties are very fun to attend. If i ever attend one_comma_ then i will go in iron man suit. I just love that character and its persona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9_conv:718</text:p>
          </table:table-cell>
          <table:table-cell table:style-name="ce2" office:value-type="string" calcext:value-type="string">
            <text:p>anticipating</text:p>
          </table:table-cell>
          <table:table-cell table:style-name="ce4" office:value-type="string" calcext:value-type="string">
            <text:p>My wife is at the hospital getting checked right now. I think we might be getting good news about a new addition to the family.</text:p>
          </table:table-cell>
          <table:table-cell table:style-name="ce2" office:value-type="float" office:value="1" calcext:value-type="float">
            <text:p>1</text:p>
          </table:table-cell>
          <table:table-cell table:style-name="ce4" office:value-type="string" calcext:value-type="string">
            <text:p>My wife is at the hospital getting checked right now. I think we might be getting good news about a new addition to the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awesome_comma_ congratulation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so much. I can't wait to get the good news from 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are both going to be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3_conv:16767</text:p>
          </table:table-cell>
          <table:table-cell table:style-name="ce2" office:value-type="string" calcext:value-type="string">
            <text:p>hopeful</text:p>
          </table:table-cell>
          <table:table-cell table:style-name="ce4" office:value-type="string" calcext:value-type="string">
            <text:p>I hope that my children have better lives than I have had.</text:p>
          </table:table-cell>
          <table:table-cell table:style-name="ce2" office:value-type="float" office:value="225" calcext:value-type="float">
            <text:p>225</text:p>
          </table:table-cell>
          <table:table-cell table:style-name="ce4" office:value-type="string" calcext:value-type="string">
            <text:p>I hope that my children have better lives than I have h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dont have kids _comma_ but i feel the same way u do if i had kids tha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Everything I do is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s the way it should be _comma_ they are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20_conv:13041</text:p>
          </table:table-cell>
          <table:table-cell table:style-name="ce2" office:value-type="string" calcext:value-type="string">
            <text:p>excited</text:p>
          </table:table-cell>
          <table:table-cell table:style-name="ce4" office:value-type="string" calcext:value-type="string">
            <text:p>I am taking my first ever trip to California next week. I can't wait to go! I've heard so many great things about the place!</text:p>
          </table:table-cell>
          <table:table-cell table:style-name="ce2" office:value-type="float" office:value="217" calcext:value-type="float">
            <text:p>217</text:p>
          </table:table-cell>
          <table:table-cell table:style-name="ce4" office:value-type="string" calcext:value-type="string">
            <text:p>I'm taking my first ever trip to California! I can't wait to go. I've heard so many great things about the pla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ow - I've nver been but would love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it seems like a place everyone should chec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efinitely. And it never rains in Southern CAliforni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ah that is true from what I've heard. There's been so much rain where I am these past few wee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77_conv:24755</text:p>
          </table:table-cell>
          <table:table-cell table:style-name="ce2" office:value-type="string" calcext:value-type="string">
            <text:p>anxious</text:p>
          </table:table-cell>
          <table:table-cell table:style-name="ce4" office:value-type="string" calcext:value-type="string">
            <text:p>I'm a little nervous about the aliens in my backyard</text:p>
          </table:table-cell>
          <table:table-cell table:style-name="ce2" office:value-type="float" office:value="389" calcext:value-type="float">
            <text:p>389</text:p>
          </table:table-cell>
          <table:table-cell table:style-name="ce4" office:value-type="string" calcext:value-type="string">
            <text:p>I am so nervous right now. <text:s text:c="2"/>I......I don't know what to d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hats going to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heard a loud crash in my backyard. <text:s/>I think it's the ali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_comma_ i think it was just a tree falling i b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text:s/>I looked out the window and they literally said...""it's the alie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22_conv:20045</text:p>
          </table:table-cell>
          <table:table-cell table:style-name="ce2" office:value-type="string" calcext:value-type="string">
            <text:p>excited</text:p>
          </table:table-cell>
          <table:table-cell table:style-name="ce4" office:value-type="string" calcext:value-type="string">
            <text:p>I finally was able to afford a used car! It took a lot of saving but I can finally drive myself around. IT's such a relief.</text:p>
          </table:table-cell>
          <table:table-cell table:style-name="ce2" office:value-type="float" office:value="545" calcext:value-type="float">
            <text:p>545</text:p>
          </table:table-cell>
          <table:table-cell table:style-name="ce4" office:value-type="string" calcext:value-type="string">
            <text:p>I finally saved enough money for a used car. It was a lot of effort but I'm glad I finally can drive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Oh_comma_ that's pretty cool_comma_ how long did it t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 took quite a while! About four months of extra c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I'm glad to hear it made you very happy_comma_ which car are you going to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A Honda accord. I really like Hondas for used cars. They seem to be built to 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20_conv:5840</text:p>
          </table:table-cell>
          <table:table-cell table:style-name="ce2" office:value-type="string" calcext:value-type="string">
            <text:p>confident</text:p>
          </table:table-cell>
          <table:table-cell table:style-name="ce4" office:value-type="string" calcext:value-type="string">
            <text:p>I am sure that my brother will come home from Iraq.</text:p>
          </table:table-cell>
          <table:table-cell table:style-name="ce2" office:value-type="float" office:value="4" calcext:value-type="float">
            <text:p>4</text:p>
          </table:table-cell>
          <table:table-cell table:style-name="ce4" office:value-type="string" calcext:value-type="string">
            <text:p>I am sure that my brother will come home from Iraq.</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kind of job does he have in the milit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is a med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 long has he been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6_conv:23013</text:p>
          </table:table-cell>
          <table:table-cell table:style-name="ce2" office:value-type="string" calcext:value-type="string">
            <text:p>trusting</text:p>
          </table:table-cell>
          <table:table-cell table:style-name="ce4" office:value-type="string" calcext:value-type="string">
            <text:p><text:s/>I have a friend who came out to me about their sexuality. I was the first person they had ever told other than the people that they dated.</text:p>
          </table:table-cell>
          <table:table-cell table:style-name="ce2" office:value-type="float" office:value="839" calcext:value-type="float">
            <text:p>839</text:p>
          </table:table-cell>
          <table:table-cell table:style-name="ce4" office:value-type="string" calcext:value-type="string">
            <text:p>We rode in the cab_comma_ and my friend looks at me with the most serious face and tells me they are Bi-Sexual. Though they said they usually only date the same sex and they hadn't ever told anyone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Your friend must trust and care for you a lot to confide in you like that. how did you rea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9" calcext:value-type="float">
            <text:p>839</text:p>
          </table:table-cell>
          <table:table-cell table:style-name="ce4" office:value-type="string" calcext:value-type="string">
            <text:p>I told them that it didn't matter to me_comma_ and I still loved them like fami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at's good. you must have been surprised by the confes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9_conv:9318</text:p>
          </table:table-cell>
          <table:table-cell table:style-name="ce2" office:value-type="string" calcext:value-type="string">
            <text:p>content</text:p>
          </table:table-cell>
          <table:table-cell table:style-name="ce4" office:value-type="string" calcext:value-type="string">
            <text:p>I am content with my life right now_comma_ I have a girlfriend_comma_ good friends_comma_ and a great family</text:p>
          </table:table-cell>
          <table:table-cell table:style-name="ce2" office:value-type="float" office:value="10" calcext:value-type="float">
            <text:p>10</text:p>
          </table:table-cell>
          <table:table-cell table:style-name="ce4" office:value-type="string" calcext:value-type="string">
            <text:p>I am content with my life right now_comma_ I have a girlfriend_comma_ good friends_comma_ and a great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ounds like you are blissfully happy. That's a great feeling.</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ure am_comma_ it is an awesome feeling_comma_ I hope it is not tempor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on't let negativity creep in. Enjoy the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30_conv:20060</text:p>
          </table:table-cell>
          <table:table-cell table:style-name="ce2" office:value-type="string" calcext:value-type="string">
            <text:p>prepared</text:p>
          </table:table-cell>
          <table:table-cell table:style-name="ce4" office:value-type="string" calcext:value-type="string">
            <text:p>My exams are next week. I think i will do well</text:p>
          </table:table-cell>
          <table:table-cell table:style-name="ce2" office:value-type="float" office:value="43" calcext:value-type="float">
            <text:p>43</text:p>
          </table:table-cell>
          <table:table-cell table:style-name="ce4" office:value-type="string" calcext:value-type="string">
            <text:p>My exams are next week and i have prepared very well. i think it will go smoo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ll you can do is prepare the best you can. After that there's not much else you can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 know. It just the intuition i will do well. Exam's are scar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at they are. Just don't psych yourself out. Relax and you will do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47_conv:13895</text:p>
          </table:table-cell>
          <table:table-cell table:style-name="ce2" office:value-type="string" calcext:value-type="string">
            <text:p>afraid</text:p>
          </table:table-cell>
          <table:table-cell table:style-name="ce4" office:value-type="string" calcext:value-type="string">
            <text:p>My husband was out of town all last month for work. After one night alone_comma_ I had to go stay at my mom's because I was too creeped out by every little sound</text:p>
          </table:table-cell>
          <table:table-cell table:style-name="ce2" office:value-type="float" office:value="243" calcext:value-type="float">
            <text:p>243</text:p>
          </table:table-cell>
          <table:table-cell table:style-name="ce4" office:value-type="string" calcext:value-type="string">
            <text:p>My husband was out of town for work all of last mont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 How'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After only one night alone_comma_ I had to go stay at my mom's. I was creeped out by every little sound and couldn't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_comma_ how did mom take it? Did she teas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44_conv:21889</text:p>
          </table:table-cell>
          <table:table-cell table:style-name="ce2" office:value-type="string" calcext:value-type="string">
            <text:p>anxious</text:p>
          </table:table-cell>
          <table:table-cell table:style-name="ce4" office:value-type="string" calcext:value-type="string">
            <text:p>I had to wait a few weeks to get some results back from a test at the doctor's office.</text:p>
          </table:table-cell>
          <table:table-cell table:style-name="ce2" office:value-type="float" office:value="423" calcext:value-type="float">
            <text:p>423</text:p>
          </table:table-cell>
          <table:table-cell table:style-name="ce4" office:value-type="string" calcext:value-type="string">
            <text:p>Recently had some test run at the doctors office and it took a few weeks to get the results ba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that must have been torture! Is everything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Yes fortunately everything turned out ok. But it was nerve wracking waiting on the ans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can imagine. Glad you are ok thoug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61_conv:17723</text:p>
          </table:table-cell>
          <table:table-cell table:style-name="ce2" office:value-type="string" calcext:value-type="string">
            <text:p>anxious</text:p>
          </table:table-cell>
          <table:table-cell table:style-name="ce4" office:value-type="string" calcext:value-type="string">
            <text:p>I start my new job tomorrow. I am extremely nervous about it</text:p>
          </table:table-cell>
          <table:table-cell table:style-name="ce2" office:value-type="float" office:value="506" calcext:value-type="float">
            <text:p>506</text:p>
          </table:table-cell>
          <table:table-cell table:style-name="ce4" office:value-type="string" calcext:value-type="string">
            <text:p>I start my new job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ice! What will you be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ill be working as a consultant_comma_ I am extremely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othing to be nervous about_comma_ I'm sure you'll do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02_conv:4205</text:p>
          </table:table-cell>
          <table:table-cell table:style-name="ce2" office:value-type="string" calcext:value-type="string">
            <text:p>grateful</text:p>
          </table:table-cell>
          <table:table-cell table:style-name="ce4" office:value-type="string" calcext:value-type="string">
            <text:p>My dad knew that I have recently hit a rough patch with my finances and gave me 2 grand. <text:s/>I can't thank him enough.</text:p>
          </table:table-cell>
          <table:table-cell table:style-name="ce2" office:value-type="float" office:value="277" calcext:value-type="float">
            <text:p>277</text:p>
          </table:table-cell>
          <table:table-cell table:style-name="ce4" office:value-type="string" calcext:value-type="string">
            <text:p>My dad knew that I have recently hit a rough patch with my finances and gave me 2 grand. I can't thank him enoug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kind of him! I bet that is going to help you out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really is going to help a lot. <text:s/>I feel so bl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ads are the best_comma_ what would we do without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0_conv:16460</text:p>
          </table:table-cell>
          <table:table-cell table:style-name="ce2" office:value-type="string" calcext:value-type="string">
            <text:p>proud</text:p>
          </table:table-cell>
          <table:table-cell table:style-name="ce4" office:value-type="string" calcext:value-type="string">
            <text:p>My daughter win a medal for dancing in a competition. I glad to see her as a dancer.</text:p>
          </table:table-cell>
          <table:table-cell table:style-name="ce2" office:value-type="float" office:value="43" calcext:value-type="float">
            <text:p>43</text:p>
          </table:table-cell>
          <table:table-cell table:style-name="ce4" office:value-type="string" calcext:value-type="string">
            <text:p>I glad to see my daughter as a danc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_comma_ what kind of dancer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folk dancer and she won a medal in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impressed_comma_ where did she win the med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46_conv:20093</text:p>
          </table:table-cell>
          <table:table-cell table:style-name="ce2" office:value-type="string" calcext:value-type="string">
            <text:p>faithful</text:p>
          </table:table-cell>
          <table:table-cell table:style-name="ce4" office:value-type="string" calcext:value-type="string">
            <text:p>Last Monday I lost my keys and couldn't find them anywhere_comma_ but them I prayed and made and promise to go to church if I found them_comma_ and I immediately did.</text:p>
          </table:table-cell>
          <table:table-cell table:style-name="ce2" office:value-type="float" office:value="203" calcext:value-type="float">
            <text:p>203</text:p>
          </table:table-cell>
          <table:table-cell table:style-name="ce4" office:value-type="string" calcext:value-type="string">
            <text:p>Last Monday I lost my keys at <text:s/>the mall and couldn't find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must have been so stressful.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was_comma_ but I prayed and made and promise to go to church if I found them_comma_ and I immediately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nk goodness you found them_comma_ and kept your prom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1_conv:15363</text:p>
          </table:table-cell>
          <table:table-cell table:style-name="ce2" office:value-type="string" calcext:value-type="string">
            <text:p>content</text:p>
          </table:table-cell>
          <table:table-cell table:style-name="ce4" office:value-type="string" calcext:value-type="string">
            <text:p>I had a meal at Chili's last night. <text:s/>I enjoyed the meal if I must say.</text:p>
          </table:table-cell>
          <table:table-cell table:style-name="ce2" office:value-type="float" office:value="322" calcext:value-type="float">
            <text:p>322</text:p>
          </table:table-cell>
          <table:table-cell table:style-name="ce4" office:value-type="string" calcext:value-type="string">
            <text:p>I had a meal at Chili's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Wow_comma_ what a good moment you had. What did you take as your m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d a burger. <text:s/>I enjoyed the meal I must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Hahaha hahaha_comma_ u can see that you like good things. I missed that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84_conv:23769</text:p>
          </table:table-cell>
          <table:table-cell table:style-name="ce2" office:value-type="string" calcext:value-type="string">
            <text:p>content</text:p>
          </table:table-cell>
          <table:table-cell table:style-name="ce4" office:value-type="string" calcext:value-type="string">
            <text:p>I worked hard on my yard sale. I was quite pleased with the sales and knew that there was nothing else I could have done to make it more successful.</text:p>
          </table:table-cell>
          <table:table-cell table:style-name="ce2" office:value-type="float" office:value="548" calcext:value-type="float">
            <text:p>548</text:p>
          </table:table-cell>
          <table:table-cell table:style-name="ce4" office:value-type="string" calcext:value-type="string">
            <text:p>I worked hard on my yard sale. I was quite pleased with the sales and knew that there was nothing else I could have done to make it more successfu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great! It feels good when you can get a little back from the things you have invested so much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sure does. Also gives you a great sense of accomplish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Definitely! Plus_comma_ gets some of the clutter out of your home_comma_ I guess to make room for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9_conv:16559</text:p>
          </table:table-cell>
          <table:table-cell table:style-name="ce2" office:value-type="string" calcext:value-type="string">
            <text:p>anxious</text:p>
          </table:table-cell>
          <table:table-cell table:style-name="ce4" office:value-type="string" calcext:value-type="string">
            <text:p>don't know how we gonna pay rent</text:p>
          </table:table-cell>
          <table:table-cell table:style-name="ce2" office:value-type="float" office:value="50" calcext:value-type="float">
            <text:p>50</text:p>
          </table:table-cell>
          <table:table-cell table:style-name="ce4" office:value-type="string" calcext:value-type="string">
            <text:p>i'm so stressed. we are struggling financially and i don't even know how are we going to pay rent this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know how you feel_comma_ financial problems are rough. I know you'll figure out a way to m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nk you for your support! and to make things worse i broke a ceiling light yesterday and we are renting this apartment so i have to replace it and it's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That really stinks! Don't worry too much though_comma_ things will work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9_conv:24459</text:p>
          </table:table-cell>
          <table:table-cell table:style-name="ce2" office:value-type="string" calcext:value-type="string">
            <text:p>embarrassed</text:p>
          </table:table-cell>
          <table:table-cell table:style-name="ce4" office:value-type="string" calcext:value-type="string">
            <text:p>I lost my swim bottoms at the water park going down the slide.</text:p>
          </table:table-cell>
          <table:table-cell table:style-name="ce2" office:value-type="float" office:value="123" calcext:value-type="float">
            <text:p>123</text:p>
          </table:table-cell>
          <table:table-cell table:style-name="ce4" office:value-type="string" calcext:value-type="string">
            <text:p>I lost my bottoms at the water park_comma_ while going down the slide. It was horribl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as you way down yonder on the Chattahooch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as not_comma_ I was at White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Hmmm... Not as intere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7_conv:15275</text:p>
          </table:table-cell>
          <table:table-cell table:style-name="ce2" office:value-type="string" calcext:value-type="string">
            <text:p>angry</text:p>
          </table:table-cell>
          <table:table-cell table:style-name="ce4" office:value-type="string" calcext:value-type="string">
            <text:p>So bitter when I discovered my woman went to church putting on black gown when I ask her to wear white.</text:p>
          </table:table-cell>
          <table:table-cell table:style-name="ce2" office:value-type="float" office:value="153" calcext:value-type="float">
            <text:p>153</text:p>
          </table:table-cell>
          <table:table-cell table:style-name="ce4" office:value-type="string" calcext:value-type="string">
            <text:p>I love it when the buildbuilding is comingfrom 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hat's awesome_comma_ I wish I could build my own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Is the conversation over? You are welcom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Well thank you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99_conv:21598</text:p>
          </table:table-cell>
          <table:table-cell table:style-name="ce2" office:value-type="string" calcext:value-type="string">
            <text:p>terrified</text:p>
          </table:table-cell>
          <table:table-cell table:style-name="ce4" office:value-type="string" calcext:value-type="string">
            <text:p>I had always homeschooled my kids but we decieded to finally try the local public schools since they are ranked best in the state.</text:p>
          </table:table-cell>
          <table:table-cell table:style-name="ce2" office:value-type="float" office:value="408" calcext:value-type="float">
            <text:p>408</text:p>
          </table:table-cell>
          <table:table-cell table:style-name="ce4" office:value-type="string" calcext:value-type="string">
            <text:p>I have always homeschooled my ki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That's really interesting. Do you think it benefits them learning from you rather than qualified teache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Well_comma_ we put them into the local public schools this year and even though its so scary for me_comma_ they are lov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I suppose as long as they're happy that's the main thing! It probably benefits them being around other kids their 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1_conv:1822</text:p>
          </table:table-cell>
          <table:table-cell table:style-name="ce2" office:value-type="string" calcext:value-type="string">
            <text:p>ashamed</text:p>
          </table:table-cell>
          <table:table-cell table:style-name="ce4" office:value-type="string" calcext:value-type="string">
            <text:p>When my girlfriend saw me cheating</text:p>
          </table:table-cell>
          <table:table-cell table:style-name="ce2" office:value-type="float" office:value="249" calcext:value-type="float">
            <text:p>249</text:p>
          </table:table-cell>
          <table:table-cell table:style-name="ce4" office:value-type="string" calcext:value-type="string">
            <text:p>My girlfriend saw me kissing another girl_comma_ who was kissing ME at the bar.. I was very drun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Oh wow. Did she break up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No.. I realized the mistake I made and took action so it never would happen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Don't sweat it man. There is plenty of fish in the sea anyw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_conv:1165</text:p>
          </table:table-cell>
          <table:table-cell table:style-name="ce2" office:value-type="string" calcext:value-type="string">
            <text:p>annoyed</text:p>
          </table:table-cell>
          <table:table-cell table:style-name="ce4" office:value-type="string" calcext:value-type="string">
            <text:p>I have a coworker always disturbing me during working to talk to me about subject that I am not interesting in. </text:p>
          </table:table-cell>
          <table:table-cell table:style-name="ce2" office:value-type="float" office:value="7" calcext:value-type="float">
            <text:p>7</text:p>
          </table:table-cell>
          <table:table-cell table:style-name="ce4" office:value-type="string" calcext:value-type="string">
            <text:p>I have a coworker always disturbing me during working to talk to me about subject that I am not interesting 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that's frustrating_comma_ have you told them how you fe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_comma_ I am too shy to do that. This coworker start endless conversation and keep talking and talking. It is delaying me in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that's too bad_comma_ I wonder if you could find a way to politely say something so you can foc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8_conv:8316</text:p>
          </table:table-cell>
          <table:table-cell table:style-name="ce2" office:value-type="string" calcext:value-type="string">
            <text:p>grateful</text:p>
          </table:table-cell>
          <table:table-cell table:style-name="ce4" office:value-type="string" calcext:value-type="string">
            <text:p>I am appreciative of my family_comma_ although sometimes they really get on my last nerve</text:p>
          </table:table-cell>
          <table:table-cell table:style-name="ce2" office:value-type="float" office:value="10" calcext:value-type="float">
            <text:p>10</text:p>
          </table:table-cell>
          <table:table-cell table:style-name="ce4" office:value-type="string" calcext:value-type="string">
            <text:p>I am appreciative of my family_comma_ although sometimes they really get on my last nerv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know how you feel. That's everyon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uppose so_comma_ <text:s/>feel like most people have a decent family_comma_ but for the most part I like min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e too. <text:s/>There are only a couple of people I don't really like and I never have to see them because they live far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82_conv:3164</text:p>
          </table:table-cell>
          <table:table-cell table:style-name="ce2" office:value-type="string" calcext:value-type="string">
            <text:p>proud</text:p>
          </table:table-cell>
          <table:table-cell table:style-name="ce4" office:value-type="string" calcext:value-type="string">
            <text:p>It took so much time to finish the tree house_comma_ but we're finally done.</text:p>
          </table:table-cell>
          <table:table-cell table:style-name="ce2" office:value-type="float" office:value="1" calcext:value-type="float">
            <text:p>1</text:p>
          </table:table-cell>
          <table:table-cell table:style-name="ce4" office:value-type="string" calcext:value-type="string">
            <text:p>It took so much time to finish the tree house_comma_ but we're finally d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ou must be so relieved that its d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the kids seem pretty happy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y are going to have so much fun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60_conv:2921</text:p>
          </table:table-cell>
          <table:table-cell table:style-name="ce2" office:value-type="string" calcext:value-type="string">
            <text:p>prepared</text:p>
          </table:table-cell>
          <table:table-cell table:style-name="ce4" office:value-type="string" calcext:value-type="string">
            <text:p>Finally got some yard work done last weekend. If the grass gets too high_comma_ it makes it really hard to cut. </text:p>
          </table:table-cell>
          <table:table-cell table:style-name="ce2" office:value-type="float" office:value="40" calcext:value-type="float">
            <text:p>40</text:p>
          </table:table-cell>
          <table:table-cell table:style-name="ce4" office:value-type="string" calcext:value-type="string">
            <text:p>Finally got some yard work done last weekend. The grass was getting out of control and if it's too high_comma_ you can't hardly cut it.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rue. I'm glad I live in an apart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 would like to concrete three quarters of the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ol. I think that's more hard work_comma_ but you'd only have to do it onc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Just spray it off. Oh well_comma_ it has it's advantages I gue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85_conv:17570</text:p>
          </table:table-cell>
          <table:table-cell table:style-name="ce2" office:value-type="string" calcext:value-type="string">
            <text:p>devastated</text:p>
          </table:table-cell>
          <table:table-cell table:style-name="ce4" office:value-type="string" calcext:value-type="string">
            <text:p>I was heartbroken when my grandmother passed away</text:p>
          </table:table-cell>
          <table:table-cell table:style-name="ce2" office:value-type="float" office:value="10" calcext:value-type="float">
            <text:p>10</text:p>
          </table:table-cell>
          <table:table-cell table:style-name="ce4" office:value-type="string" calcext:value-type="string">
            <text:p>I was heartbroken when my grandmother pass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sorry_comma_ I've been through that too. <text:s/>Were you really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Pretty close_comma_ yeah. It still stings sometimes_comma_ but she would not want me to harp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Well_comma_ I hope you can get through it o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6_conv:4273</text:p>
          </table:table-cell>
          <table:table-cell table:style-name="ce2" office:value-type="string" calcext:value-type="string">
            <text:p>joyful</text:p>
          </table:table-cell>
          <table:table-cell table:style-name="ce4" office:value-type="string" calcext:value-type="string">
            <text:p>I get to fly up and see my girlfriend in a few weeks! </text:p>
          </table:table-cell>
          <table:table-cell table:style-name="ce2" office:value-type="float" office:value="370" calcext:value-type="float">
            <text:p>370</text:p>
          </table:table-cell>
          <table:table-cell table:style-name="ce4" office:value-type="string" calcext:value-type="string">
            <text:p>I get to fly up and see my girlfriend in a few week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How long have you been apar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0" calcext:value-type="float">
            <text:p>370</text:p>
          </table:table-cell>
          <table:table-cell table:style-name="ce4" office:value-type="string" calcext:value-type="string">
            <text:p>Just about two months. However as sappy as it sounds_comma_ more than a day without seeing her feels like forev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o you have some fun activities plan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20_conv:3441</text:p>
          </table:table-cell>
          <table:table-cell table:style-name="ce2" office:value-type="string" calcext:value-type="string">
            <text:p>disappointed</text:p>
          </table:table-cell>
          <table:table-cell table:style-name="ce4" office:value-type="string" calcext:value-type="string">
            <text:p>My partner refused to go on a double date with a college friend i had and her partner</text:p>
          </table:table-cell>
          <table:table-cell table:style-name="ce2" office:value-type="float" office:value="155" calcext:value-type="float">
            <text:p>155</text:p>
          </table:table-cell>
          <table:table-cell table:style-name="ce4" office:value-type="string" calcext:value-type="string">
            <text:p>My college friend called me and asked if we could have a double date dinner with my and his partner. I do not know why but my partner refus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Did you ask why your partner refused. That is very wei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he just told me that she felt uncomfortable by having a dinner with another couple. That is totally something new that I learned abou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is okay_comma_ at least she was honest with you about her preferen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96_conv:15193</text:p>
          </table:table-cell>
          <table:table-cell table:style-name="ce2" office:value-type="string" calcext:value-type="string">
            <text:p>impressed</text:p>
          </table:table-cell>
          <table:table-cell table:style-name="ce4" office:value-type="string" calcext:value-type="string">
            <text:p>I was really glad to the work the mason did on my building</text:p>
          </table:table-cell>
          <table:table-cell table:style-name="ce2" office:value-type="float" office:value="329" calcext:value-type="float">
            <text:p>329</text:p>
          </table:table-cell>
          <table:table-cell table:style-name="ce4" office:value-type="string" calcext:value-type="string">
            <text:p>The mason did a great job</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He did erect the structure for my new buil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very intere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t's really interest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37_conv:9474</text:p>
          </table:table-cell>
          <table:table-cell table:style-name="ce2" office:value-type="string" calcext:value-type="string">
            <text:p>surprised</text:p>
          </table:table-cell>
          <table:table-cell table:style-name="ce4" office:value-type="string" calcext:value-type="string">
            <text:p>I spilled some generic baby soap all over the carpet the other day and had to leave it for about an hour while I tended to a more urgent matter. I came back and it had bleached the carpet!!!</text:p>
          </table:table-cell>
          <table:table-cell table:style-name="ce2" office:value-type="float" office:value="227" calcext:value-type="float">
            <text:p>227</text:p>
          </table:table-cell>
          <table:table-cell table:style-name="ce4" office:value-type="string" calcext:value-type="string">
            <text:p>I spilled some generic baby soap all over the carpet the other day and had to leave it for about an hour while I tended to a more urgent matter. I came back and it had bleached the carp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that's terrible. Even worse that's in baby soa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I was like Im glad I had not used this kind on my child before! It was a new bottle that fell from a shelf and broke o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you dodged one bull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0_conv:15441</text:p>
          </table:table-cell>
          <table:table-cell table:style-name="ce2" office:value-type="string" calcext:value-type="string">
            <text:p>disgusted</text:p>
          </table:table-cell>
          <table:table-cell table:style-name="ce4" office:value-type="string" calcext:value-type="string">
            <text:p>There were maggots all over my buildings garbage bin this morning. I got one on my arm as I passed by. So gross.</text:p>
          </table:table-cell>
          <table:table-cell table:style-name="ce2" office:value-type="float" office:value="549" calcext:value-type="float">
            <text:p>549</text:p>
          </table:table-cell>
          <table:table-cell table:style-name="ce4" office:value-type="string" calcext:value-type="string">
            <text:p>There are maggots all over my building's garbage bin this morning. I got one on my arm when I walked b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very bad. Did you complaint to the landlo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They don't care. They live upstairs and are very dirty people. I'm moving as soon as I get a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The best thing is to m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1_conv:6822</text:p>
          </table:table-cell>
          <table:table-cell table:style-name="ce2" office:value-type="string" calcext:value-type="string">
            <text:p>faithful</text:p>
          </table:table-cell>
          <table:table-cell table:style-name="ce4" office:value-type="string" calcext:value-type="string">
            <text:p>I am so very happy with my girlfriend. I want to be with her forever.</text:p>
          </table:table-cell>
          <table:table-cell table:style-name="ce2" office:value-type="float" office:value="20" calcext:value-type="float">
            <text:p>20</text:p>
          </table:table-cell>
          <table:table-cell table:style-name="ce4" office:value-type="string" calcext:value-type="string">
            <text:p>I am so very happy with my girlfriend. I want to be with her forev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yeah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t is nice to have someone I can rely on to make me a better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yeah its such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23_conv:22246</text:p>
          </table:table-cell>
          <table:table-cell table:style-name="ce2" office:value-type="string" calcext:value-type="string">
            <text:p>trusting</text:p>
          </table:table-cell>
          <table:table-cell table:style-name="ce4" office:value-type="string" calcext:value-type="string">
            <text:p>I once trsuted my dog to not run off. he is a good boy.</text:p>
          </table:table-cell>
          <table:table-cell table:style-name="ce2" office:value-type="float" office:value="748" calcext:value-type="float">
            <text:p>748</text:p>
          </table:table-cell>
          <table:table-cell table:style-name="ce4" office:value-type="string" calcext:value-type="string">
            <text:p>I love my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at's so sweet.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A lab. I was able to walk him without a leash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at's a relief. Is he usually difficult to wa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ot really but knowinghe will mind me makes me believe in his attit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27_conv:24054</text:p>
          </table:table-cell>
          <table:table-cell table:style-name="ce2" office:value-type="string" calcext:value-type="string">
            <text:p>lonely</text:p>
          </table:table-cell>
          <table:table-cell table:style-name="ce4" office:value-type="string" calcext:value-type="string">
            <text:p>My Boyfriend left me and moved out now it is har don me...</text:p>
          </table:table-cell>
          <table:table-cell table:style-name="ce2" office:value-type="float" office:value="46" calcext:value-type="float">
            <text:p>46</text:p>
          </table:table-cell>
          <table:table-cell table:style-name="ce4" office:value-type="string" calcext:value-type="string">
            <text:p>My and John broke up a few weeks back and he moved out now it is hard to stay in my apart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sorry to here that_comma_ it must be tough for you at this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t is and at night when it is dark and quite it is even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but as time passes you will find another and be cheerful as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9_conv:1279</text:p>
          </table:table-cell>
          <table:table-cell table:style-name="ce2" office:value-type="string" calcext:value-type="string">
            <text:p>annoyed</text:p>
          </table:table-cell>
          <table:table-cell table:style-name="ce4" office:value-type="string" calcext:value-type="string">
            <text:p>My friends are late to plans all the time.</text:p>
          </table:table-cell>
          <table:table-cell table:style-name="ce2" office:value-type="float" office:value="198" calcext:value-type="float">
            <text:p>198</text:p>
          </table:table-cell>
          <table:table-cell table:style-name="ce4" office:value-type="string" calcext:value-type="string">
            <text:p>My friends are late to plans all the ti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at must be really annoying! What were they late to thi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Just an evening beach plan. They were nearly 4 hours late thi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4 hours late! Totally unacceptable! But hey_comma_ at least you live near a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8_conv:13937</text:p>
          </table:table-cell>
          <table:table-cell table:style-name="ce2" office:value-type="string" calcext:value-type="string">
            <text:p>ashamed</text:p>
          </table:table-cell>
          <table:table-cell table:style-name="ce4" office:value-type="string" calcext:value-type="string">
            <text:p>I forgot to call the lawn mowers again this week. The grass is high now and I have received a warning notice from my residential administration </text:p>
          </table:table-cell>
          <table:table-cell table:style-name="ce2" office:value-type="float" office:value="155" calcext:value-type="float">
            <text:p>155</text:p>
          </table:table-cell>
          <table:table-cell table:style-name="ce4" office:value-type="string" calcext:value-type="string">
            <text:p>This week again I forgot to call lawn mowers again. The grass is now high and my residential administration has already sent me a warning not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ever cut it yourself ? or is it too big of a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do not cut myself. I generally the service provider for it. The yard is not that big though. I think I should learn doing it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sometimes its relaxing to be out there cutting the grass by yourself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2_conv:7985</text:p>
          </table:table-cell>
          <table:table-cell table:style-name="ce2" office:value-type="string" calcext:value-type="string">
            <text:p>lonely</text:p>
          </table:table-cell>
          <table:table-cell table:style-name="ce4" office:value-type="string" calcext:value-type="string">
            <text:p>Alone in a car</text:p>
          </table:table-cell>
          <table:table-cell table:style-name="ce2" office:value-type="float" office:value="466" calcext:value-type="float">
            <text:p>466</text:p>
          </table:table-cell>
          <table:table-cell table:style-name="ce4" office:value-type="string" calcext:value-type="string">
            <text:p>Sometimes when I'm driving home after a holiday_comma_ such as christmas_comma_ I get an overwhelming sense of being al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I'm sorry. I know this isn't the best solution_comma_ but have you considered listening to funny podca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No I haven't_comma_ but that's a decent idea that I may try. Thanks for the sugges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No problem! I know you can't always fix everything_comma_ but it's worth trying wierd ideas every now and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71_conv:5943</text:p>
          </table:table-cell>
          <table:table-cell table:style-name="ce2" office:value-type="string" calcext:value-type="string">
            <text:p>joyful</text:p>
          </table:table-cell>
          <table:table-cell table:style-name="ce4" office:value-type="string" calcext:value-type="string">
            <text:p>My son recently graduated from high school. <text:s/>I am so happy about it!</text:p>
          </table:table-cell>
          <table:table-cell table:style-name="ce2" office:value-type="float" office:value="322" calcext:value-type="float">
            <text:p>322</text:p>
          </table:table-cell>
          <table:table-cell table:style-name="ce4" office:value-type="string" calcext:value-type="string">
            <text:p>My son recently graduated from high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 What is he do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He is preparing for college. <text:s/>I am so happ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even more awesome. I hope he d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9_conv:18159</text:p>
          </table:table-cell>
          <table:table-cell table:style-name="ce2" office:value-type="string" calcext:value-type="string">
            <text:p>surprised</text:p>
          </table:table-cell>
          <table:table-cell table:style-name="ce4" office:value-type="string" calcext:value-type="string">
            <text:p>My friend broke up with his girlfriend of 10 years after she lost a lot of weight.</text:p>
          </table:table-cell>
          <table:table-cell table:style-name="ce2" office:value-type="float" office:value="1" calcext:value-type="float">
            <text:p>1</text:p>
          </table:table-cell>
          <table:table-cell table:style-name="ce4" office:value-type="string" calcext:value-type="string">
            <text:p>My friend broke up with his girlfriend of 10 years after she lost a lot of we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did not like the way she loo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 He'll always love her no matter what she looks like. He just couldn't take the attention she was getting from other guys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thats a reason al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83_conv:12167</text:p>
          </table:table-cell>
          <table:table-cell table:style-name="ce2" office:value-type="string" calcext:value-type="string">
            <text:p>sentimental</text:p>
          </table:table-cell>
          <table:table-cell table:style-name="ce4" office:value-type="string" calcext:value-type="string">
            <text:p>I felt bad when I saw a stray dog. I almost had to stop</text:p>
          </table:table-cell>
          <table:table-cell table:style-name="ce2" office:value-type="float" office:value="126" calcext:value-type="float">
            <text:p>126</text:p>
          </table:table-cell>
          <table:table-cell table:style-name="ce4" office:value-type="string" calcext:value-type="string">
            <text:p>I felt bad when I saw a stray dog on the road. I almost had to sto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that's sad_comma_ I hope it found it's owner some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too_comma_ I hate seeing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_comma_ you can't always help everybody and everything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4_conv:10968</text:p>
          </table:table-cell>
          <table:table-cell table:style-name="ce2" office:value-type="string" calcext:value-type="string">
            <text:p>disappointed</text:p>
          </table:table-cell>
          <table:table-cell table:style-name="ce4" office:value-type="string" calcext:value-type="string">
            <text:p>something i ordered online didnt fit me </text:p>
          </table:table-cell>
          <table:table-cell table:style-name="ce2" office:value-type="float" office:value="514" calcext:value-type="float">
            <text:p>514</text:p>
          </table:table-cell>
          <table:table-cell table:style-name="ce4" office:value-type="string" calcext:value-type="string">
            <text:p>i orderd a tshirt from my favorite band_comma_ limited edition_comma_ said it was my size and was completly too small. i cant get a refund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really frustrating. What band was it a t-shir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a band called Death_comma_ they are no longer around and rarely put out new merchand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_comma_ I bet I could guess what kind of music they'd play. Sorry about your shirt problem_comma_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81_conv:16162</text:p>
          </table:table-cell>
          <table:table-cell table:style-name="ce2" office:value-type="string" calcext:value-type="string">
            <text:p>content</text:p>
          </table:table-cell>
          <table:table-cell table:style-name="ce4" office:value-type="string" calcext:value-type="string">
            <text:p>I am very happy with my house.</text:p>
          </table:table-cell>
          <table:table-cell table:style-name="ce2" office:value-type="float" office:value="4" calcext:value-type="float">
            <text:p>4</text:p>
          </table:table-cell>
          <table:table-cell table:style-name="ce4" office:value-type="string" calcext:value-type="string">
            <text:p>I am very happy with my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at's good! Any particular reasons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has a swimming p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oh_comma_ damn! I wish I had one of those. That must be super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7_conv:15474</text:p>
          </table:table-cell>
          <table:table-cell table:style-name="ce2" office:value-type="string" calcext:value-type="string">
            <text:p>ashamed</text:p>
          </table:table-cell>
          <table:table-cell table:style-name="ce4" office:value-type="string" calcext:value-type="string">
            <text:p>I was in a party and I asked a girl for a date. She rejected me and told almost everyone in the party.</text:p>
          </table:table-cell>
          <table:table-cell table:style-name="ce2" office:value-type="float" office:value="7" calcext:value-type="float">
            <text:p>7</text:p>
          </table:table-cell>
          <table:table-cell table:style-name="ce4" office:value-type="string" calcext:value-type="string">
            <text:p>I was in a party and I asked a girl for a date. She rejected me and told almost everyone in the par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Wow. <text:s/>That was uncalled for. <text:s/>I am sorry to hear about that. <text:s/>Sounds like she is not someone you would want to date any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 I felt so bad that I left the pa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Do not let it get you down. <text:s/>There are plenty of people out there who are jer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7_conv:23674</text:p>
          </table:table-cell>
          <table:table-cell table:style-name="ce2" office:value-type="string" calcext:value-type="string">
            <text:p>sad</text:p>
          </table:table-cell>
          <table:table-cell table:style-name="ce4" office:value-type="string" calcext:value-type="string">
            <text:p>My cat got ran over by someone. He sped off like it didn't matter.</text:p>
          </table:table-cell>
          <table:table-cell table:style-name="ce2" office:value-type="float" office:value="375" calcext:value-type="float">
            <text:p>375</text:p>
          </table:table-cell>
          <table:table-cell table:style-name="ce4" office:value-type="string" calcext:value-type="string">
            <text:p>So sad right now_comma_ my poor c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what happened to your c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got ran over by some rude driver_comma_ she passed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sorry for your lo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0_conv:21001</text:p>
          </table:table-cell>
          <table:table-cell table:style-name="ce2" office:value-type="string" calcext:value-type="string">
            <text:p>devastated</text:p>
          </table:table-cell>
          <table:table-cell table:style-name="ce4" office:value-type="string" calcext:value-type="string">
            <text:p>Right after buying a brand new phone I dropped it and shattered the screen. I barely had any time to use it.</text:p>
          </table:table-cell>
          <table:table-cell table:style-name="ce2" office:value-type="float" office:value="614" calcext:value-type="float">
            <text:p>614</text:p>
          </table:table-cell>
          <table:table-cell table:style-name="ce4" office:value-type="string" calcext:value-type="string">
            <text:p>I bought a new phone recently and not long after i dropped it and shattered the screen_comma_ first time this happens and it was just terrib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Oh_comma_ that's not good. Did you get a warranty for the ph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No I usually don't since i've never dropped mines but I do get warranty now. It wasn't a cheap repair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m sorry to hear that. I hope that everything works ou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9_conv:1699</text:p>
          </table:table-cell>
          <table:table-cell table:style-name="ce2" office:value-type="string" calcext:value-type="string">
            <text:p>surprised</text:p>
          </table:table-cell>
          <table:table-cell table:style-name="ce4" office:value-type="string" calcext:value-type="string">
            <text:p>I was startled by a car hitting a deer in front of my house yesterday.</text:p>
          </table:table-cell>
          <table:table-cell table:style-name="ce2" office:value-type="float" office:value="225" calcext:value-type="float">
            <text:p>225</text:p>
          </table:table-cell>
          <table:table-cell table:style-name="ce4" office:value-type="string" calcext:value-type="string">
            <text:p>I was startled by a car hitting a deer in front of my house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ow... I would have been as well! Was anyone injur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don't think so_comma_ but the deer is dead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Bummer but glad the people are oka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60_conv:10320</text:p>
          </table:table-cell>
          <table:table-cell table:style-name="ce2" office:value-type="string" calcext:value-type="string">
            <text:p>content</text:p>
          </table:table-cell>
          <table:table-cell table:style-name="ce4" office:value-type="string" calcext:value-type="string">
            <text:p>I am feeling this way now in my life. I am so happy.</text:p>
          </table:table-cell>
          <table:table-cell table:style-name="ce2" office:value-type="float" office:value="123" calcext:value-type="float">
            <text:p>123</text:p>
          </table:table-cell>
          <table:table-cell table:style-name="ce4" office:value-type="string" calcext:value-type="string">
            <text:p>I am so happy with my life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s good! Any special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recently had a son and my marriage is going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 is wonderful news!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55_conv:7710</text:p>
          </table:table-cell>
          <table:table-cell table:style-name="ce2" office:value-type="string" calcext:value-type="string">
            <text:p>hopeful</text:p>
          </table:table-cell>
          <table:table-cell table:style-name="ce4" office:value-type="string" calcext:value-type="string">
            <text:p>I applied for a job one time where I was one of 4 people being considered for it and had to wait a week to find out if I got it.</text:p>
          </table:table-cell>
          <table:table-cell table:style-name="ce2" office:value-type="float" office:value="475" calcext:value-type="float">
            <text:p>475</text:p>
          </table:table-cell>
          <table:table-cell table:style-name="ce4" office:value-type="string" calcext:value-type="string">
            <text:p>I applied for a job one time where I was one of 4 people being considered for it and had to wait a week to find out if I go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boy! <text:s/>That's always a nail biter waiting to hear back and it seems like they love to take the full amount of time before they let you know. Did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did get it! If I was a praying kind of guy I would have done so every day. I was o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Amazing! Congratulation! Prayer is always a good thing to do! That is so incredible. <text:s/>Are you enjoying the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35_conv:10270</text:p>
          </table:table-cell>
          <table:table-cell table:style-name="ce2" office:value-type="string" calcext:value-type="string">
            <text:p>content</text:p>
          </table:table-cell>
          <table:table-cell table:style-name="ce4" office:value-type="string" calcext:value-type="string">
            <text:p>I am feeling this way now in my life. I am so happy.</text:p>
          </table:table-cell>
          <table:table-cell table:style-name="ce2" office:value-type="float" office:value="123" calcext:value-type="float">
            <text:p>123</text:p>
          </table:table-cell>
          <table:table-cell table:style-name="ce4" office:value-type="string" calcext:value-type="string">
            <text:p>I am so happy with my life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are you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recently had my first child and my marriage is thriv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00_conv:4800</text:p>
          </table:table-cell>
          <table:table-cell table:style-name="ce2" office:value-type="string" calcext:value-type="string">
            <text:p>excited</text:p>
          </table:table-cell>
          <table:table-cell table:style-name="ce4" office:value-type="string" calcext:value-type="string">
            <text:p>My friend is at Chipotle getting me some burritos.</text:p>
          </table:table-cell>
          <table:table-cell table:style-name="ce2" office:value-type="float" office:value="1" calcext:value-type="float">
            <text:p>1</text:p>
          </table:table-cell>
          <table:table-cell table:style-name="ce4" office:value-type="string" calcext:value-type="string">
            <text:p>My friend is at Chipotle getting me some burrito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really good. <text:s/>What kind do you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ir sofritas with extra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96_conv:5793</text:p>
          </table:table-cell>
          <table:table-cell table:style-name="ce2" office:value-type="string" calcext:value-type="string">
            <text:p>sad</text:p>
          </table:table-cell>
          <table:table-cell table:style-name="ce4" office:value-type="string" calcext:value-type="string">
            <text:p>A separation is something that hurts_comma_ especially when you love with your heart</text:p>
          </table:table-cell>
          <table:table-cell table:style-name="ce2" office:value-type="float" office:value="264" calcext:value-type="float">
            <text:p>264</text:p>
          </table:table-cell>
          <table:table-cell table:style-name="ce4" office:value-type="string" calcext:value-type="string">
            <text:p>Hi_comma_ I'm separated_comma_ I'm hurt and my heart is broke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en did you get separated? By the way_comma_ that is terrible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one month I am desolate ... I hope to see the light at the end of the tunn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y are you so down_comma_ my depresse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s that he loved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3_conv:18627</text:p>
          </table:table-cell>
          <table:table-cell table:style-name="ce2" office:value-type="string" calcext:value-type="string">
            <text:p>annoyed</text:p>
          </table:table-cell>
          <table:table-cell table:style-name="ce4" office:value-type="string" calcext:value-type="string">
            <text:p>i got cut off today</text:p>
          </table:table-cell>
          <table:table-cell table:style-name="ce2" office:value-type="float" office:value="63" calcext:value-type="float">
            <text:p>63</text:p>
          </table:table-cell>
          <table:table-cell table:style-name="ce4" office:value-type="string" calcext:value-type="string">
            <text:p>i got cut off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quite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t'll get better i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67_conv:7535</text:p>
          </table:table-cell>
          <table:table-cell table:style-name="ce2" office:value-type="string" calcext:value-type="string">
            <text:p>grateful</text:p>
          </table:table-cell>
          <table:table-cell table:style-name="ce4" office:value-type="string" calcext:value-type="string">
            <text:p>I was so thankful that my friend came to pick me up when my car broke down. She took me out to lunch while we waited for a tow truck.</text:p>
          </table:table-cell>
          <table:table-cell table:style-name="ce2" office:value-type="float" office:value="104" calcext:value-type="float">
            <text:p>104</text:p>
          </table:table-cell>
          <table:table-cell table:style-name="ce4" office:value-type="string" calcext:value-type="string">
            <text:p>I was so thankful that my friend came to pick me up when my car broke down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absolutely hate car trouble! It is the worst! <text:s/>Thankful for friends that can help out in times like that - did you get it f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 did_comma_ thankfully! It was an easy repair! My friend was nice enough to take me out to lunch while we waited for the tow tr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a good friend for sure - I'd keep their number on speed dial!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1_conv:8302</text:p>
          </table:table-cell>
          <table:table-cell table:style-name="ce2" office:value-type="string" calcext:value-type="string">
            <text:p>apprehensive</text:p>
          </table:table-cell>
          <table:table-cell table:style-name="ce4" office:value-type="string" calcext:value-type="string">
            <text:p>Feeling strange about payday. It is a stressful time and even more so now when dealing with mental illness of the one getting the payday.</text:p>
          </table:table-cell>
          <table:table-cell table:style-name="ce2" office:value-type="float" office:value="296" calcext:value-type="float">
            <text:p>296</text:p>
          </table:table-cell>
          <table:table-cell table:style-name="ce4" office:value-type="string" calcext:value-type="string">
            <text:p>Feeling strange about payday. It is a stressful tim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o many bills_comma_ so little fu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even more so now when dealing with mental illness of the one getting the pay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that has to be really stress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Beyond! I never know what they will do with the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aybe you should do something legally to protect them from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wish I could but they play a good game when in front of others. They are very smart about it. It's a tough situation..Think Bipolar_comma_ ptsd_comma_ childhood issues etc..F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know what to tell you then. I've seen it before but not with me person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21_conv:20043</text:p>
          </table:table-cell>
          <table:table-cell table:style-name="ce2" office:value-type="string" calcext:value-type="string">
            <text:p>afraid</text:p>
          </table:table-cell>
          <table:table-cell table:style-name="ce4" office:value-type="string" calcext:value-type="string">
            <text:p>I lied to my girl friend. Now I become nervous to meet her.</text:p>
          </table:table-cell>
          <table:table-cell table:style-name="ce2" office:value-type="float" office:value="43" calcext:value-type="float">
            <text:p>43</text:p>
          </table:table-cell>
          <table:table-cell table:style-name="ce4" office:value-type="string" calcext:value-type="string">
            <text:p>I lied to my lady lov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lie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told her am busy studying and cant meet her but i was watching football with friends. Somehow she fou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he must be very mad a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29_conv:14458</text:p>
          </table:table-cell>
          <table:table-cell table:style-name="ce2" office:value-type="string" calcext:value-type="string">
            <text:p>guilty</text:p>
          </table:table-cell>
          <table:table-cell table:style-name="ce4" office:value-type="string" calcext:value-type="string">
            <text:p>i stole some money from my parents when i was a kid</text:p>
          </table:table-cell>
          <table:table-cell table:style-name="ce2" office:value-type="float" office:value="63" calcext:value-type="float">
            <text:p>63</text:p>
          </table:table-cell>
          <table:table-cell table:style-name="ce4" office:value-type="string" calcext:value-type="string">
            <text:p>i stole some money from my parents when i was a ki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did you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was dumb and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we all were at some poi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12_conv:21024</text:p>
          </table:table-cell>
          <table:table-cell table:style-name="ce2" office:value-type="string" calcext:value-type="string">
            <text:p>confident</text:p>
          </table:table-cell>
          <table:table-cell table:style-name="ce4" office:value-type="string" calcext:value-type="string">
            <text:p>My neighbor's above ground swimming pool was tilting. She's elderly so I stepped in to help. I screwed up a bunch at first but I think I got it fixed!</text:p>
          </table:table-cell>
          <table:table-cell table:style-name="ce2" office:value-type="float" office:value="302" calcext:value-type="float">
            <text:p>302</text:p>
          </table:table-cell>
          <table:table-cell table:style-name="ce4" office:value-type="string" calcext:value-type="string">
            <text:p>So my neighbor who is elderly has an above ground swimming pool. It's tilting because it wasn't put together properly. It was getting very unsaf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Oh no! That's awful. That could be dangerou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s indeed. I stepped in to help not really knowing what <text:s/>I was doing. I screwed up at first a bunch but after all day working on it_comma_ I got it f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 bet your neighbor was very appreciative of all of your help. That would have been a daunting task for the elderly neighb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I just didn't want her or her grandkids to hurt themselves. The pool is very important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O_comma_h grandparents are the best at spoiling grandchildren! I could understand that being important to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91_conv:19983</text:p>
          </table:table-cell>
          <table:table-cell table:style-name="ce2" office:value-type="string" calcext:value-type="string">
            <text:p>annoyed</text:p>
          </table:table-cell>
          <table:table-cell table:style-name="ce4" office:value-type="string" calcext:value-type="string">
            <text:p>This new printer really grinds my gears!!!</text:p>
          </table:table-cell>
          <table:table-cell table:style-name="ce2" office:value-type="float" office:value="389" calcext:value-type="float">
            <text:p>389</text:p>
          </table:table-cell>
          <table:table-cell table:style-name="ce4" office:value-type="string" calcext:value-type="string">
            <text:p>You know what really grinds my g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at really grinds your gears_comma_ friend? Rotten potatoes? Beverly hillbill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e new printer we got at work!!!!!!!!! It's so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te mine too! I want to smash that thing with a sledgeha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e should take it out in the fie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47_conv:10294</text:p>
          </table:table-cell>
          <table:table-cell table:style-name="ce2" office:value-type="string" calcext:value-type="string">
            <text:p>guilty</text:p>
          </table:table-cell>
          <table:table-cell table:style-name="ce4" office:value-type="string" calcext:value-type="string">
            <text:p>I must admit that I have not been a very good father_comma_ I feel bad</text:p>
          </table:table-cell>
          <table:table-cell table:style-name="ce2" office:value-type="float" office:value="210" calcext:value-type="float">
            <text:p>210</text:p>
          </table:table-cell>
          <table:table-cell table:style-name="ce4" office:value-type="string" calcext:value-type="string">
            <text:p>I must admit that I have not been a very good father_comma_ I feel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do you say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My work does not let me spend as much time as I should with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not your fa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9_conv:24458</text:p>
          </table:table-cell>
          <table:table-cell table:style-name="ce2" office:value-type="string" calcext:value-type="string">
            <text:p>angry</text:p>
          </table:table-cell>
          <table:table-cell table:style-name="ce4" office:value-type="string" calcext:value-type="string">
            <text:p>It really bothers me when people stand close to me in line</text:p>
          </table:table-cell>
          <table:table-cell table:style-name="ce2" office:value-type="float" office:value="524" calcext:value-type="float">
            <text:p>524</text:p>
          </table:table-cell>
          <table:table-cell table:style-name="ce4" office:value-type="string" calcext:value-type="string">
            <text:p>It really bothers me when people stand right on top of me in l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Me too. It is a huge pet peeve of m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ts not like they can go anywhere so back on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Right? Get out of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4_conv:11649</text:p>
          </table:table-cell>
          <table:table-cell table:style-name="ce2" office:value-type="string" calcext:value-type="string">
            <text:p>sentimental</text:p>
          </table:table-cell>
          <table:table-cell table:style-name="ce4" office:value-type="string" calcext:value-type="string">
            <text:p>I am finding it difficult to sell my old car.</text:p>
          </table:table-cell>
          <table:table-cell table:style-name="ce2" office:value-type="float" office:value="59" calcext:value-type="float">
            <text:p>59</text:p>
          </table:table-cell>
          <table:table-cell table:style-name="ce4" office:value-type="string" calcext:value-type="string">
            <text:p>I am finding it really difficult to sell my old_comma_ vintage c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think its because I am sentimentally attached to it! It belonged to my late grandfa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know how you feel_comma_ you don't have to sell it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8_conv:2137</text:p>
          </table:table-cell>
          <table:table-cell table:style-name="ce2" office:value-type="string" calcext:value-type="string">
            <text:p>surprised</text:p>
          </table:table-cell>
          <table:table-cell table:style-name="ce4" office:value-type="string" calcext:value-type="string">
            <text:p>My friend asked me to get ready for her birthday party. I told her that I was unable to attend the party. She get sad about it. But I went to her home in the midnight to wish her.</text:p>
          </table:table-cell>
          <table:table-cell table:style-name="ce2" office:value-type="float" office:value="43" calcext:value-type="float">
            <text:p>43</text:p>
          </table:table-cell>
          <table:table-cell table:style-name="ce4" office:value-type="string" calcext:value-type="string">
            <text:p>I unable to attend my friend's birthday party.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such a bummer. How did he take the ba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lied to her. But I went to her home in the night. I wished to her in the midnight with the bigges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interesting. Yeah_comma_ I can't really comment on the lying_comma_ since I don't know you. But at least you went back to her to comfort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1_conv:7462</text:p>
          </table:table-cell>
          <table:table-cell table:style-name="ce2" office:value-type="string" calcext:value-type="string">
            <text:p>apprehensive</text:p>
          </table:table-cell>
          <table:table-cell table:style-name="ce4" office:value-type="string" calcext:value-type="string">
            <text:p>I was having a test today. This one was for my graduation.</text:p>
          </table:table-cell>
          <table:table-cell table:style-name="ce2" office:value-type="float" office:value="291" calcext:value-type="float">
            <text:p>291</text:p>
          </table:table-cell>
          <table:table-cell table:style-name="ce4" office:value-type="string" calcext:value-type="string">
            <text:p>I had a test today and was very nervous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fine and now I will be able to gradu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congrats! that is amazing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8_conv:9117</text:p>
          </table:table-cell>
          <table:table-cell table:style-name="ce2" office:value-type="string" calcext:value-type="string">
            <text:p>confident</text:p>
          </table:table-cell>
          <table:table-cell table:style-name="ce4" office:value-type="string" calcext:value-type="string">
            <text:p>ready to get the promotion</text:p>
          </table:table-cell>
          <table:table-cell table:style-name="ce2" office:value-type="float" office:value="514" calcext:value-type="float">
            <text:p>514</text:p>
          </table:table-cell>
          <table:table-cell table:style-name="ce4" office:value-type="string" calcext:value-type="string">
            <text:p>i know i am going to get the new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excellent. My hearty congrats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nk you ...they didnt officially say it_comma_ but they told me i go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ave a excellent career ahead to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9_conv:15859</text:p>
          </table:table-cell>
          <table:table-cell table:style-name="ce2" office:value-type="string" calcext:value-type="string">
            <text:p>ashamed</text:p>
          </table:table-cell>
          <table:table-cell table:style-name="ce4" office:value-type="string" calcext:value-type="string">
            <text:p>I can't believe I ate so much pizza last night. I forgot about my diet......</text:p>
          </table:table-cell>
          <table:table-cell table:style-name="ce2" office:value-type="float" office:value="397" calcext:value-type="float">
            <text:p>397</text:p>
          </table:table-cell>
          <table:table-cell table:style-name="ce4" office:value-type="string" calcext:value-type="string">
            <text:p>I can't believe I ate so much pizza last night. I forgot about my die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How many slices did you 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6... that is a lot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That's a lot for anyone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45_conv:23091</text:p>
          </table:table-cell>
          <table:table-cell table:style-name="ce2" office:value-type="string" calcext:value-type="string">
            <text:p>anxious</text:p>
          </table:table-cell>
          <table:table-cell table:style-name="ce4" office:value-type="string" calcext:value-type="string">
            <text:p>Last summer when I took my drivers test_comma_ I was so nervous that I would fail.</text:p>
          </table:table-cell>
          <table:table-cell table:style-name="ce2" office:value-type="float" office:value="799" calcext:value-type="float">
            <text:p>799</text:p>
          </table:table-cell>
          <table:table-cell table:style-name="ce4" office:value-type="string" calcext:value-type="string">
            <text:p>When you took your driver's test were you nervou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was very nervous. I did not know if I would pass or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 took mine last summer I was nervous also. My heat was racing the whole time. I was so anx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Did you pass the 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6_conv:4732</text:p>
          </table:table-cell>
          <table:table-cell table:style-name="ce2" office:value-type="string" calcext:value-type="string">
            <text:p>apprehensive</text:p>
          </table:table-cell>
          <table:table-cell table:style-name="ce4" office:value-type="string" calcext:value-type="string">
            <text:p>I have a work project that needs to be completed. <text:s/>I'm worried I won't be able to finish it</text:p>
          </table:table-cell>
          <table:table-cell table:style-name="ce2" office:value-type="float" office:value="111" calcext:value-type="float">
            <text:p>111</text:p>
          </table:table-cell>
          <table:table-cell table:style-name="ce4" office:value-type="string" calcext:value-type="string">
            <text:p>I have a work project coming up that needs to be complet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re you going to have it completed in time? <text:s/>I hope you are not behind 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 still have much to be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uch! <text:s/>You better knuckle down and burn the midnight oi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2_conv:13985</text:p>
          </table:table-cell>
          <table:table-cell table:style-name="ce2" office:value-type="string" calcext:value-type="string">
            <text:p>joyful</text:p>
          </table:table-cell>
          <table:table-cell table:style-name="ce4" office:value-type="string" calcext:value-type="string">
            <text:p>It's been such a terrific week!</text:p>
          </table:table-cell>
          <table:table-cell table:style-name="ce2" office:value-type="float" office:value="389" calcext:value-type="float">
            <text:p>389</text:p>
          </table:table-cell>
          <table:table-cell table:style-name="ce4" office:value-type="string" calcext:value-type="string">
            <text:p>Man I've had such an awesome week! <text:s/>How about you?</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awesome! Mine has been just fine_comma_ no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o cool! <text:s/>I can't think of anything bad happening this week! <text:s/>It's been so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hope it continu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nk you! <text:s/>I hope yours is awesome as well!!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45_conv:14290</text:p>
          </table:table-cell>
          <table:table-cell table:style-name="ce2" office:value-type="string" calcext:value-type="string">
            <text:p>confident</text:p>
          </table:table-cell>
          <table:table-cell table:style-name="ce4" office:value-type="string" calcext:value-type="string">
            <text:p>I took a test the other day. <text:s/>I am sure I did very well on it.</text:p>
          </table:table-cell>
          <table:table-cell table:style-name="ce2" office:value-type="float" office:value="322" calcext:value-type="float">
            <text:p>322</text:p>
          </table:table-cell>
          <table:table-cell table:style-name="ce4" office:value-type="string" calcext:value-type="string">
            <text:p>I took a test the other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kind of t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 GRE Exam. <text:s/>I am sure I did very well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Good. Well done. When do you fin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4_conv:13349</text:p>
          </table:table-cell>
          <table:table-cell table:style-name="ce2" office:value-type="string" calcext:value-type="string">
            <text:p>proud</text:p>
          </table:table-cell>
          <table:table-cell table:style-name="ce4" office:value-type="string" calcext:value-type="string">
            <text:p>I'm pretty proud with the weight I lost this past month. 15 pounds!</text:p>
          </table:table-cell>
          <table:table-cell table:style-name="ce2" office:value-type="float" office:value="448" calcext:value-type="float">
            <text:p>448</text:p>
          </table:table-cell>
          <table:table-cell table:style-name="ce4" office:value-type="string" calcext:value-type="string">
            <text:p>I'm pretty proud with the weight I lost this past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reat! Keep it up. Weight loss is t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the diet is the hard part for me. <text:s/>I like the exercise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Haha yup dieting is hard. All I want to do is eat delicious stuff all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74_conv:3949</text:p>
          </table:table-cell>
          <table:table-cell table:style-name="ce2" office:value-type="string" calcext:value-type="string">
            <text:p>prepared</text:p>
          </table:table-cell>
          <table:table-cell table:style-name="ce4" office:value-type="string" calcext:value-type="string">
            <text:p>I have been studying for the last two weeks in preparation for my final exam.</text:p>
          </table:table-cell>
          <table:table-cell table:style-name="ce2" office:value-type="float" office:value="182" calcext:value-type="float">
            <text:p>182</text:p>
          </table:table-cell>
          <table:table-cell table:style-name="ce4" office:value-type="string" calcext:value-type="string">
            <text:p>I have been studying for the last two weeks in preparation for my final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and how do you feel about it? Are you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 feel that I am ready. I have reviewed everything multiple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Then that's good! I am glad you feel confident_comma_ that will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02_conv:6004</text:p>
          </table:table-cell>
          <table:table-cell table:style-name="ce2" office:value-type="string" calcext:value-type="string">
            <text:p>nostalgic</text:p>
          </table:table-cell>
          <table:table-cell table:style-name="ce4" office:value-type="string" calcext:value-type="string">
            <text:p>I remember the good ol' days of when I didn't have any responsibilities and I was a kid!</text:p>
          </table:table-cell>
          <table:table-cell table:style-name="ce2" office:value-type="float" office:value="269" calcext:value-type="float">
            <text:p>269</text:p>
          </table:table-cell>
          <table:table-cell table:style-name="ce4" office:value-type="string" calcext:value-type="string">
            <text:p>I remember the good ol' days of when I didn't have any responsibilities and I was a ki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right. I was just talking about that with my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don't know what to do but I'm apprehensive. Should I tell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ell who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orry wrong person. I got so many responsibilities now it's stressing 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okay. You'll get through it_comma_ And yes you should tell her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8_conv:16017</text:p>
          </table:table-cell>
          <table:table-cell table:style-name="ce2" office:value-type="string" calcext:value-type="string">
            <text:p>joyful</text:p>
          </table:table-cell>
          <table:table-cell table:style-name="ce4" office:value-type="string" calcext:value-type="string">
            <text:p>Last Christmas_comma_ I had saved up quite a bit of money to buy all my family and girlfriend nice gifts. It made me feel warm and happy.</text:p>
          </table:table-cell>
          <table:table-cell table:style-name="ce2" office:value-type="float" office:value="580" calcext:value-type="float">
            <text:p>580</text:p>
          </table:table-cell>
          <table:table-cell table:style-name="ce4" office:value-type="string" calcext:value-type="string">
            <text:p>Last Christmas_comma_ I saved up a lot of money and was able to buy my family and girlfriend really nice gif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awesome_comma_ i always loved giving gifts more than receiving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Me too! The act of giving makes me feel so warm and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95_conv:6191</text:p>
          </table:table-cell>
          <table:table-cell table:style-name="ce2" office:value-type="string" calcext:value-type="string">
            <text:p>grateful</text:p>
          </table:table-cell>
          <table:table-cell table:style-name="ce4" office:value-type="string" calcext:value-type="string">
            <text:p>I have recently started gardening_comma_ but am not very good. <text:s/>Thankfully_comma_ my dad came over and helped me out! <text:s/>He saved ma a lot of time and effort!</text:p>
          </table:table-cell>
          <table:table-cell table:style-name="ce2" office:value-type="float" office:value="277" calcext:value-type="float">
            <text:p>277</text:p>
          </table:table-cell>
          <table:table-cell table:style-name="ce4" office:value-type="string" calcext:value-type="string">
            <text:p>I have recently started gardening_comma_ but am not very good. Thankfully_comma_ my dad came over and helped me out! He saved ma a lot of time and effo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great! I wish more people would garden_comma_ so much healthier to grow your own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agree. <text:s/>I just don't know anything about it! <text:s/>That's why I was thankful for the help! <text:s/>I learn what he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fabulous. <text:s/>Love it when the older generation teaches the younger on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80_conv:19961</text:p>
          </table:table-cell>
          <table:table-cell table:style-name="ce2" office:value-type="string" calcext:value-type="string">
            <text:p>furious</text:p>
          </table:table-cell>
          <table:table-cell table:style-name="ce4" office:value-type="string" calcext:value-type="string">
            <text:p>My dog pooped on the rug today. I was so mad!</text:p>
          </table:table-cell>
          <table:table-cell table:style-name="ce2" office:value-type="float" office:value="209" calcext:value-type="float">
            <text:p>209</text:p>
          </table:table-cell>
          <table:table-cell table:style-name="ce4" office:value-type="string" calcext:value-type="string">
            <text:p>My dog pooped on the rug today. I was so m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Oh no! Did your dog have to go really bad or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he's a mere puppy_comma_ so she is learning. But she was doing such a good job going outside then all of a sudden she goes inside! I was not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Hopefully with enough training your puppy will let you know when she has to go. It takes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67_conv:10734</text:p>
          </table:table-cell>
          <table:table-cell table:style-name="ce2" office:value-type="string" calcext:value-type="string">
            <text:p>devastated</text:p>
          </table:table-cell>
          <table:table-cell table:style-name="ce4" office:value-type="string" calcext:value-type="string">
            <text:p>I found out in the last year that both of my parents have dementia.</text:p>
          </table:table-cell>
          <table:table-cell table:style-name="ce2" office:value-type="float" office:value="225" calcext:value-type="float">
            <text:p>225</text:p>
          </table:table-cell>
          <table:table-cell table:style-name="ce4" office:value-type="string" calcext:value-type="string">
            <text:p>I found out in the last year that both of my parents have dementi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so sad! Im really sorry. :( Have you been researching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they've already gone pretty far. My dad thinks that I'm half my age. My mother only knows who I am about half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cant even begin to imagine how hard that must be. Stay stro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42_conv:18484</text:p>
          </table:table-cell>
          <table:table-cell table:style-name="ce2" office:value-type="string" calcext:value-type="string">
            <text:p>disgusted</text:p>
          </table:table-cell>
          <table:table-cell table:style-name="ce4" office:value-type="string" calcext:value-type="string">
            <text:p>I ran over a skunk yesterday. I was so grossed out.</text:p>
          </table:table-cell>
          <table:table-cell table:style-name="ce2" office:value-type="float" office:value="209" calcext:value-type="float">
            <text:p>209</text:p>
          </table:table-cell>
          <table:table-cell table:style-name="ce4" office:value-type="string" calcext:value-type="string">
            <text:p>I ran over a skunk yesterday. The smell was horrendou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 bet! You may have to wash your car to get that smell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taking it to the wash tomorrow! Dang skunks need to stay in the jung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lol. Hopefully that will be the last one you run o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7_conv:24275</text:p>
          </table:table-cell>
          <table:table-cell table:style-name="ce2" office:value-type="string" calcext:value-type="string">
            <text:p>terrified</text:p>
          </table:table-cell>
          <table:table-cell table:style-name="ce4" office:value-type="string" calcext:value-type="string">
            <text:p>I am going on my first roller coaster ride at Universal Studios next week and am scared out of my mind!</text:p>
          </table:table-cell>
          <table:table-cell table:style-name="ce2" office:value-type="float" office:value="277" calcext:value-type="float">
            <text:p>277</text:p>
          </table:table-cell>
          <table:table-cell table:style-name="ce4" office:value-type="string" calcext:value-type="string">
            <text:p>I am going on my first roller coaster ride at Universal Studios next week and am scared out of my mi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 have never been on a roller coaster. I would be very scar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am hoping I don't scream like a little girl the who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Hahaha you are going to scream_comma_ I hope you dont puke. It should be fun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77_conv:5155</text:p>
          </table:table-cell>
          <table:table-cell table:style-name="ce2" office:value-type="string" calcext:value-type="string">
            <text:p>proud</text:p>
          </table:table-cell>
          <table:table-cell table:style-name="ce4" office:value-type="string" calcext:value-type="string">
            <text:p>I studied very hard for my language test and passed it with flying colors.</text:p>
          </table:table-cell>
          <table:table-cell table:style-name="ce2" office:value-type="float" office:value="332" calcext:value-type="float">
            <text:p>332</text:p>
          </table:table-cell>
          <table:table-cell table:style-name="ce4" office:value-type="string" calcext:value-type="string">
            <text:p>I have a feeling of great accomplishment at the mo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really?! <text:s/>Tell me about it I'm excited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studied very hard for my Korean language test and I passed it yester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hat is freaking awesome! <text:s/>Congrats! <text:s/>How are you going to treat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72_conv:14944</text:p>
          </table:table-cell>
          <table:table-cell table:style-name="ce2" office:value-type="string" calcext:value-type="string">
            <text:p>anxious</text:p>
          </table:table-cell>
          <table:table-cell table:style-name="ce4" office:value-type="string" calcext:value-type="string">
            <text:p>I have a speech to prepare for and I'm not ready.</text:p>
          </table:table-cell>
          <table:table-cell table:style-name="ce2" office:value-type="float" office:value="375" calcext:value-type="float">
            <text:p>375</text:p>
          </table:table-cell>
          <table:table-cell table:style-name="ce4" office:value-type="string" calcext:value-type="string">
            <text:p>This speech has me worr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Don't worry_comma_ you'll do great! You're very articulate and conf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nk you so much but it's going to be hard to talk for 10 minut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think you got this. Don't stres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going to speak on spo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ere's plenty to talk about with sports_comma_ you'll have enough content to fill up ten minut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40_conv:3880</text:p>
          </table:table-cell>
          <table:table-cell table:style-name="ce2" office:value-type="string" calcext:value-type="string">
            <text:p>surprised</text:p>
          </table:table-cell>
          <table:table-cell table:style-name="ce4" office:value-type="string" calcext:value-type="string">
            <text:p>I am astonished at the Russians</text:p>
          </table:table-cell>
          <table:table-cell table:style-name="ce2" office:value-type="float" office:value="75" calcext:value-type="float">
            <text:p>75</text:p>
          </table:table-cell>
          <table:table-cell table:style-name="ce4" office:value-type="string" calcext:value-type="string">
            <text:p>I am astonished at the Russian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ah me too. They are unbeliev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The way they interfered in the last Presidential elections is mind bogl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ah it is hard to imagine how they pulled that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2_conv:11004</text:p>
          </table:table-cell>
          <table:table-cell table:style-name="ce2" office:value-type="string" calcext:value-type="string">
            <text:p>trusting</text:p>
          </table:table-cell>
          <table:table-cell table:style-name="ce4" office:value-type="string" calcext:value-type="string">
            <text:p>I have faith in my girlfriend of almost 3 years now_comma_ I believe everything she says</text:p>
          </table:table-cell>
          <table:table-cell table:style-name="ce2" office:value-type="float" office:value="10" calcext:value-type="float">
            <text:p>10</text:p>
          </table:table-cell>
          <table:table-cell table:style-name="ce4" office:value-type="string" calcext:value-type="string">
            <text:p>I have faith in my girlfriend of almost 3 years now_comma_ I believe everything she say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he is worthy of that tru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believe she is_comma_ I hope I am not proven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feel the same about my husband but you hear so many horror stories you can't help but be a little wea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82_conv:3364</text:p>
          </table:table-cell>
          <table:table-cell table:style-name="ce2" office:value-type="string" calcext:value-type="string">
            <text:p>annoyed</text:p>
          </table:table-cell>
          <table:table-cell table:style-name="ce4" office:value-type="string" calcext:value-type="string">
            <text:p>I work on this group that I have to do surveys. Sometimes I have to wait a long time to get a partner to do my work it drives me crazy.</text:p>
          </table:table-cell>
          <table:table-cell table:style-name="ce2" office:value-type="float" office:value="228" calcext:value-type="float">
            <text:p>228</text:p>
          </table:table-cell>
          <table:table-cell table:style-name="ce4" office:value-type="string" calcext:value-type="string">
            <text:p>I love doing surveys and making mone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Yes_comma_ they can be fun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Sometimes I have a hard time finding work to do or finding someone to work with. It can drive me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Yes that could be very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4_conv:5028</text:p>
          </table:table-cell>
          <table:table-cell table:style-name="ce2" office:value-type="string" calcext:value-type="string">
            <text:p>afraid</text:p>
          </table:table-cell>
          <table:table-cell table:style-name="ce4" office:value-type="string" calcext:value-type="string">
            <text:p>I almost got into a car accident today. It was so close...</text:p>
          </table:table-cell>
          <table:table-cell table:style-name="ce2" office:value-type="float" office:value="269" calcext:value-type="float">
            <text:p>269</text:p>
          </table:table-cell>
          <table:table-cell table:style-name="ce4" office:value-type="string" calcext:value-type="string">
            <text:p>I almost got into a car accident today. It was so clo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_comma_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ah but it could have been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at least you a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32_conv:21065</text:p>
          </table:table-cell>
          <table:table-cell table:style-name="ce2" office:value-type="string" calcext:value-type="string">
            <text:p>disappointed</text:p>
          </table:table-cell>
          <table:table-cell table:style-name="ce4" office:value-type="string" calcext:value-type="string">
            <text:p>My son broke a very special toy that his pawpaw gave him.</text:p>
          </table:table-cell>
          <table:table-cell table:style-name="ce2" office:value-type="float" office:value="727" calcext:value-type="float">
            <text:p>727</text:p>
          </table:table-cell>
          <table:table-cell table:style-name="ce4" office:value-type="string" calcext:value-type="string">
            <text:p>My dad gave my son a very special model car and within the week_comma_ it was broke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Oh no! I hope no one got in trou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He didn't understand_comma_ so he wasn't in trouble_comma_ but I have to admit I was a little sa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d say so. That's so disheartening. I'm sure it was accident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it was and my dad acted like it was no big deal and just gave him a hug so it was a good lesson in forgive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2_conv:2224</text:p>
          </table:table-cell>
          <table:table-cell table:style-name="ce2" office:value-type="string" calcext:value-type="string">
            <text:p>excited</text:p>
          </table:table-cell>
          <table:table-cell table:style-name="ce4" office:value-type="string" calcext:value-type="string">
            <text:p>My daughter said her first word!</text:p>
          </table:table-cell>
          <table:table-cell table:style-name="ce2" office:value-type="float" office:value="220" calcext:value-type="float">
            <text:p>220</text:p>
          </table:table-cell>
          <table:table-cell table:style-name="ce4" office:value-type="string" calcext:value-type="string">
            <text:p>My daughter said her first word a few minutes a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she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Ph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74_conv:3348</text:p>
          </table:table-cell>
          <table:table-cell table:style-name="ce2" office:value-type="string" calcext:value-type="string">
            <text:p>annoyed</text:p>
          </table:table-cell>
          <table:table-cell table:style-name="ce4" office:value-type="string" calcext:value-type="string">
            <text:p>I was really annoyed when my boss was not being treated well.</text:p>
          </table:table-cell>
          <table:table-cell table:style-name="ce2" office:value-type="float" office:value="267" calcext:value-type="float">
            <text:p>267</text:p>
          </table:table-cell>
          <table:table-cell table:style-name="ce4" office:value-type="string" calcext:value-type="string">
            <text:p>I was really annoyed when my boss was not being treated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So I take it you get along well with your b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o. <text:s/>He is really encourag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great to hear_comma_ often times we here of people who hate their bos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12_conv:16424</text:p>
          </table:table-cell>
          <table:table-cell table:style-name="ce2" office:value-type="string" calcext:value-type="string">
            <text:p>sad</text:p>
          </table:table-cell>
          <table:table-cell table:style-name="ce4" office:value-type="string" calcext:value-type="string">
            <text:p>When I moved into this apartment my next door neighbor had an old beagle. He was a lovely pooch. The poor dog had cancer and just before Thanksgiving he had to be put to sleep. I looked for that wee dog for weeks afterwards.</text:p>
          </table:table-cell>
          <table:table-cell table:style-name="ce2" office:value-type="float" office:value="343" calcext:value-type="float">
            <text:p>343</text:p>
          </table:table-cell>
          <table:table-cell table:style-name="ce4" office:value-type="string" calcext:value-type="string">
            <text:p>My neighbor used to have an old beagle - a lovely pooch. He died of cancer just before Thanksgiving. I looked for him for weeks - I miss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so sad. <text:s/>I've lost dogs before. <text:s/>I know how you fee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eah. I used to see him when I was out on my porch and he'd come out for a sniff around or a tinkle. He was so sweet and gen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 dogs are man's best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ey sure are. I actually prefer them to some humans I know! Do you have a dog at the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s I've got one. <text:s/>She's a stray that showed up to work on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wonderful_comma_ that you were able to take her in. Good for you! More people should act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he's been a great dog. I've got no complaints or regre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6_conv:18772</text:p>
          </table:table-cell>
          <table:table-cell table:style-name="ce2" office:value-type="string" calcext:value-type="string">
            <text:p>proud</text:p>
          </table:table-cell>
          <table:table-cell table:style-name="ce4" office:value-type="string" calcext:value-type="string">
            <text:p>When taking the leash off my dog and he responds to all my commands and sticks with me everywhere we go. He's a good boy!</text:p>
          </table:table-cell>
          <table:table-cell table:style-name="ce2" office:value-type="float" office:value="558" calcext:value-type="float">
            <text:p>558</text:p>
          </table:table-cell>
          <table:table-cell table:style-name="ce4" office:value-type="string" calcext:value-type="string">
            <text:p>When taking the leash off my dog and he responds to all my commands and sticks with me everywhere we go. He's a good bo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 is a well trained dog_comma_ how did you get it to respond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He's just always been pretty well behaved and learned things eas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My dog is the worst_comma_ Always crys_comma_ he is pretty young. But I wish he was like your do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1_conv:7742</text:p>
          </table:table-cell>
          <table:table-cell table:style-name="ce2" office:value-type="string" calcext:value-type="string">
            <text:p>joyful</text:p>
          </table:table-cell>
          <table:table-cell table:style-name="ce4" office:value-type="string" calcext:value-type="string">
            <text:p>My mom is finally coming to America after years of waiting for approval.</text:p>
          </table:table-cell>
          <table:table-cell table:style-name="ce2" office:value-type="float" office:value="1" calcext:value-type="float">
            <text:p>1</text:p>
          </table:table-cell>
          <table:table-cell table:style-name="ce4" office:value-type="string" calcext:value-type="string">
            <text:p>My mom is finally coming to America after years of waiting for approva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I think its great when families are finally reuni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I really miss her and hope I can take care of her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ou definitly will. Families are stronger together than apar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3_conv:17107</text:p>
          </table:table-cell>
          <table:table-cell table:style-name="ce2" office:value-type="string" calcext:value-type="string">
            <text:p>devastated</text:p>
          </table:table-cell>
          <table:table-cell table:style-name="ce4" office:value-type="string" calcext:value-type="string">
            <text:p>I was heartbroken when my grandmother passed away_comma_ I could not handle that at <text:s text:c="2"/>all</text:p>
          </table:table-cell>
          <table:table-cell table:style-name="ce2" office:value-type="float" office:value="10" calcext:value-type="float">
            <text:p>10</text:p>
          </table:table-cell>
          <table:table-cell table:style-name="ce4" office:value-type="string" calcext:value-type="string">
            <text:p>I was heartbroken when my grandmother passed away_comma_ I could not handle that at al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How old was she when sh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believe she had just turned 6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that's still pretty you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1_conv:16543</text:p>
          </table:table-cell>
          <table:table-cell table:style-name="ce2" office:value-type="string" calcext:value-type="string">
            <text:p>proud</text:p>
          </table:table-cell>
          <table:table-cell table:style-name="ce4" office:value-type="string" calcext:value-type="string">
            <text:p>I just started learning to rock climb at a local indoor climbing facility near me and finally got to the top of the tallest wall!</text:p>
          </table:table-cell>
          <table:table-cell table:style-name="ce2" office:value-type="float" office:value="438" calcext:value-type="float">
            <text:p>438</text:p>
          </table:table-cell>
          <table:table-cell table:style-name="ce4" office:value-type="string" calcext:value-type="string">
            <text:p>I just started learning to rock climb at a local indoor climbing facility near me and finally got to the top of the tallest wa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ow_comma_ thats so cool! I wish i could rock clim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have struggled with chronic pain for over 13 years and almost died from my autoimmune condition. <text:s/>I decided I would fight and work my way to do things I would never do. <text:s/>This was on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 can understand that. I have MS so I'm no stranger to autoimmune disea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7_conv:2635</text:p>
          </table:table-cell>
          <table:table-cell table:style-name="ce2" office:value-type="string" calcext:value-type="string">
            <text:p>sentimental</text:p>
          </table:table-cell>
          <table:table-cell table:style-name="ce4" office:value-type="string" calcext:value-type="string">
            <text:p>I keep a lot of random things to scrapbook. For instance I save tickets to concerts. </text:p>
          </table:table-cell>
          <table:table-cell table:style-name="ce2" office:value-type="float" office:value="26" calcext:value-type="float">
            <text:p>26</text:p>
          </table:table-cell>
          <table:table-cell table:style-name="ce4" office:value-type="string" calcext:value-type="string">
            <text:p>I went to a concert last weekend and saved the ticke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re you keeping it as a souven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 am_comma_ I plan to scrapbook it once I get the pictures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 do that sometimes with movie tickets if it's a great movie that I enjoed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24_conv:19249</text:p>
          </table:table-cell>
          <table:table-cell table:style-name="ce2" office:value-type="string" calcext:value-type="string">
            <text:p>caring</text:p>
          </table:table-cell>
          <table:table-cell table:style-name="ce4" office:value-type="string" calcext:value-type="string">
            <text:p>Everytime I see little boys teasing/flirting with my 14-yo cousin I post up on her status and tell them to F**K off and they get scared every time haha...I'm not trying to be mean but someone needs to protect her</text:p>
          </table:table-cell>
          <table:table-cell table:style-name="ce2" office:value-type="float" office:value="119" calcext:value-type="float">
            <text:p>119</text:p>
          </table:table-cell>
          <table:table-cell table:style-name="ce4" office:value-type="string" calcext:value-type="string">
            <text:p>When I see little boys teasing/flirting with my 14-yo cousin I post up on her status and tell them to F**K off and they get scared every time haha...I'm not trying to be mean but she needs someone to protect 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agree_comma_ but maybe you should be a little less aggress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hy do you say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ont know_comma_ I just wouldnt be that aggressive. I'd still try to protect her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 you're wrong. <text:s/>Teenage boys are the worst_comma_ I would know because I was one. <text:s/>Need a grown ass man to slap them into rea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1_conv:2482</text:p>
          </table:table-cell>
          <table:table-cell table:style-name="ce2" office:value-type="string" calcext:value-type="string">
            <text:p>lonely</text:p>
          </table:table-cell>
          <table:table-cell table:style-name="ce4" office:value-type="string" calcext:value-type="string">
            <text:p>I sometimes feel so alone since Ive been single</text:p>
          </table:table-cell>
          <table:table-cell table:style-name="ce2" office:value-type="float" office:value="27" calcext:value-type="float">
            <text:p>27</text:p>
          </table:table-cell>
          <table:table-cell table:style-name="ce4" office:value-type="string" calcext:value-type="string">
            <text:p>I feel so alone now that I'm sing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on't feel bad_comma_ many people are experiencing the same feelings. <text:s/>Try to focus on meeting new and interesting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but it never works out. All of my friends are married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Have you tried online dating? <text:s/>Many of my friends have experienced success with apps like eharmo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id a while back. I might try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_conv:1580</text:p>
          </table:table-cell>
          <table:table-cell table:style-name="ce2" office:value-type="string" calcext:value-type="string">
            <text:p>confident</text:p>
          </table:table-cell>
          <table:table-cell table:style-name="ce4" office:value-type="string" calcext:value-type="string">
            <text:p>I'm working toward a end of year goal right now.</text:p>
          </table:table-cell>
          <table:table-cell table:style-name="ce2" office:value-type="float" office:value="225" calcext:value-type="float">
            <text:p>225</text:p>
          </table:table-cell>
          <table:table-cell table:style-name="ce4" office:value-type="string" calcext:value-type="string">
            <text:p>I'm trying to make my goals by the end of the yea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what are you goals that you are plan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Mostly financial stuff_comma_ the hard way_comma_ saving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money is the goal that everyone dreams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68_conv:17537</text:p>
          </table:table-cell>
          <table:table-cell table:style-name="ce2" office:value-type="string" calcext:value-type="string">
            <text:p>terrified</text:p>
          </table:table-cell>
          <table:table-cell table:style-name="ce4" office:value-type="string" calcext:value-type="string">
            <text:p>I heard a group of coyotes howling the other night. I had not heard them all summer long. I abhor running into them.</text:p>
          </table:table-cell>
          <table:table-cell table:style-name="ce2" office:value-type="float" office:value="302" calcext:value-type="float">
            <text:p>302</text:p>
          </table:table-cell>
          <table:table-cell table:style-name="ce4" office:value-type="string" calcext:value-type="string">
            <text:p>I live out in the middle of nowhere and after not hearing them at all this summer_comma_ I heard a pack of coyotes the other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 would be really scary! What do you do if they get close to your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try to set up natural barriers to deter them. I'm sure they are scare of me more so than I am of them but they can be quite the nuisance and scary to see on s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 would be terrified! It sounds like you have a good system to deal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04_conv:10209</text:p>
          </table:table-cell>
          <table:table-cell table:style-name="ce2" office:value-type="string" calcext:value-type="string">
            <text:p>surprised</text:p>
          </table:table-cell>
          <table:table-cell table:style-name="ce4" office:value-type="string" calcext:value-type="string">
            <text:p>My mom brought me my favorite salad and cheesecake yesterday. I didn't know she had them! I don't usually get gifts like that so it was nice!</text:p>
          </table:table-cell>
          <table:table-cell table:style-name="ce2" office:value-type="float" office:value="296" calcext:value-type="float">
            <text:p>296</text:p>
          </table:table-cell>
          <table:table-cell table:style-name="ce4" office:value-type="string" calcext:value-type="string">
            <text:p>My mom brought me my favorite salad and cheesecake yesterda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 sounds delicious! How nic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know right? She does those things all the time for me when she can. She's a great m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She sounds like it! You're lucky to have such a caring m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50_conv:15701</text:p>
          </table:table-cell>
          <table:table-cell table:style-name="ce2" office:value-type="string" calcext:value-type="string">
            <text:p>sad</text:p>
          </table:table-cell>
          <table:table-cell table:style-name="ce4" office:value-type="string" calcext:value-type="string">
            <text:p>I'm sad the weekend is almost over and I have to go back to work tomorrow!</text:p>
          </table:table-cell>
          <table:table-cell table:style-name="ce2" office:value-type="float" office:value="448" calcext:value-type="float">
            <text:p>448</text:p>
          </table:table-cell>
          <table:table-cell table:style-name="ce4" office:value-type="string" calcext:value-type="string">
            <text:p>I'm sad the weekend is almost over and I have to go back to work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Ugh yeah same. Did you have a nice weekend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t was very relaxing_comma_ I chilled with my girlfriend and watched a lot of netfli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Those kind of weekends are the bes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7_conv:295</text:p>
          </table:table-cell>
          <table:table-cell table:style-name="ce2" office:value-type="string" calcext:value-type="string">
            <text:p>annoyed</text:p>
          </table:table-cell>
          <table:table-cell table:style-name="ce4" office:value-type="string" calcext:value-type="string">
            <text:p>My friend's son is wild and not disciplined_comma_ where he is always acting bad. One day he grabbed one of our expensive games and sat on it_comma_ breaking it. This really irked me!</text:p>
          </table:table-cell>
          <table:table-cell table:style-name="ce2" office:value-type="float" office:value="45" calcext:value-type="float">
            <text:p>45</text:p>
          </table:table-cell>
          <table:table-cell table:style-name="ce4" office:value-type="string" calcext:value-type="string">
            <text:p>I have a friend that has a child that is unruly and does bad things. One day at our home_comma_ he grabbed a game and sat on it_comma_ instantly breaking it! It was expensive and this really irked me_comma_ especially because she doesn't discipline him when he does bad th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man. i'm all about discipline! I don't like spoiled bratty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Me either! I have two of my own children_comma_ and I would have never let them get away with that kind of behavior when they were his age. I just don't understand those kind of 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yes_comma_ i've heard some parents don't ever say no to their kids. makes no sen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8_conv:18256</text:p>
          </table:table-cell>
          <table:table-cell table:style-name="ce2" office:value-type="string" calcext:value-type="string">
            <text:p>confident</text:p>
          </table:table-cell>
          <table:table-cell table:style-name="ce4" office:value-type="string" calcext:value-type="string">
            <text:p>I think my kimchi will win the best kimchi award at the kimchi contest.</text:p>
          </table:table-cell>
          <table:table-cell table:style-name="ce2" office:value-type="float" office:value="1" calcext:value-type="float">
            <text:p>1</text:p>
          </table:table-cell>
          <table:table-cell table:style-name="ce4" office:value-type="string" calcext:value-type="string">
            <text:p>I think my kimchi will win the best kimchi award at the kimchi con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Oh I hope it does! I bet you've got a super secret ingredient that makes it stand out from the rest of the rab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ve been working on this recipe for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en it will be appropriate if it pays off for you. If you win first prize_comma_ I'm gonna need you to start getting it put in grocery stores so I can buy 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6_conv:15353</text:p>
          </table:table-cell>
          <table:table-cell table:style-name="ce2" office:value-type="string" calcext:value-type="string">
            <text:p>proud</text:p>
          </table:table-cell>
          <table:table-cell table:style-name="ce4" office:value-type="string" calcext:value-type="string">
            <text:p>My wife wrote a really good article on networking. <text:s/>I don't think it'll amount to anything_comma_ but I think she should get it published.</text:p>
          </table:table-cell>
          <table:table-cell table:style-name="ce2" office:value-type="float" office:value="525" calcext:value-type="float">
            <text:p>525</text:p>
          </table:table-cell>
          <table:table-cell table:style-name="ce4" office:value-type="string" calcext:value-type="string">
            <text:p>My wife can write really well_comma_ and she just wrote this article on network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m you must be quite proud of her for writing on such a subj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read it and was super impressed. <text:s/>I think she's great at it_comma_ and it should be publish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high quality work deserves to be read by a broader audie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79_conv:20359</text:p>
          </table:table-cell>
          <table:table-cell table:style-name="ce2" office:value-type="string" calcext:value-type="string">
            <text:p>anticipating</text:p>
          </table:table-cell>
          <table:table-cell table:style-name="ce4" office:value-type="string" calcext:value-type="string">
            <text:p>My husband and I are planning a big trip to Washington_comma_ DC. <text:s/>I love history and I can't wait till we get to go</text:p>
          </table:table-cell>
          <table:table-cell table:style-name="ce2" office:value-type="float" office:value="103" calcext:value-type="float">
            <text:p>103</text:p>
          </table:table-cell>
          <table:table-cell table:style-name="ce4" office:value-type="string" calcext:value-type="string">
            <text:p>My husband and I are planning a big trip to Washington_comma_DC</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Oh_comma_ that sounds so exciting! What do you plan to see while you ar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I really want to go to the Smithsonian. <text:s/>I love history and can't wait till we get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The Smithsonian would be amazing. I have not been to DC yet. I hope you guys have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33_conv:3866</text:p>
          </table:table-cell>
          <table:table-cell table:style-name="ce2" office:value-type="string" calcext:value-type="string">
            <text:p>sad</text:p>
          </table:table-cell>
          <table:table-cell table:style-name="ce4" office:value-type="string" calcext:value-type="string">
            <text:p>I dropped my wife off at the airport for her 2 month trip out of the country. <text:s/>I felt really bad all the way home.</text:p>
          </table:table-cell>
          <table:table-cell table:style-name="ce2" office:value-type="float" office:value="310" calcext:value-type="float">
            <text:p>310</text:p>
          </table:table-cell>
          <table:table-cell table:style-name="ce4" office:value-type="string" calcext:value-type="string">
            <text:p>I took my wife to the airport for her trip out of the country for 2 months. <text:s/>I felt really bad on the way h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h man_comma_ that is a long time to be alone. <text:s/>What are you going to do while she i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Mostly work and hang out with the dogs. <text:s/>We just moved recently and I don't really know anyone outside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sorry. <text:s/>Where did she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Germany for a language cou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3_conv:19227</text:p>
          </table:table-cell>
          <table:table-cell table:style-name="ce2" office:value-type="string" calcext:value-type="string">
            <text:p>hopeful</text:p>
          </table:table-cell>
          <table:table-cell table:style-name="ce4" office:value-type="string" calcext:value-type="string">
            <text:p>My girlfriend moved in this past weekend. <text:s/>We have a ton of boxes to unpack but I am hopeful we will get it done in the next couple weeks</text:p>
          </table:table-cell>
          <table:table-cell table:style-name="ce2" office:value-type="float" office:value="318" calcext:value-type="float">
            <text:p>318</text:p>
          </table:table-cell>
          <table:table-cell table:style-name="ce4" office:value-type="string" calcext:value-type="string">
            <text:p>My girlfriend moved in over the weekend. <text:s/>We have a ton of boxes to unpack but I am thinking it should be something that can be done in the next couple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s nice to hear. Hopefully it makes you two happy. I would just unpack the necessities first and move from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think thats the plan. <text:s/>After those were just slowly going to go from room to room until everything is done. <text:s/>Not a huge rush and were both super happy...well I am. <text:s/>I'm assuming she i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unds like a plan! Make sure to hydrate properly because unpacking is cumbersome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86_conv:12773</text:p>
          </table:table-cell>
          <table:table-cell table:style-name="ce2" office:value-type="string" calcext:value-type="string">
            <text:p>angry</text:p>
          </table:table-cell>
          <table:table-cell table:style-name="ce4" office:value-type="string" calcext:value-type="string">
            <text:p>People keep littering around my apartment building. It makes me so mad.</text:p>
          </table:table-cell>
          <table:table-cell table:style-name="ce2" office:value-type="float" office:value="332" calcext:value-type="float">
            <text:p>332</text:p>
          </table:table-cell>
          <table:table-cell table:style-name="ce4" office:value-type="string" calcext:value-type="string">
            <text:p>People are always throwing their litter around my apartment complex these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a real shame! You going to do anyth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plan to talk to the supervisor if it keeps happening. Just makes me mad and sad to see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would feel the same way. I hope it gets taken care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51_conv:19302</text:p>
          </table:table-cell>
          <table:table-cell table:style-name="ce2" office:value-type="string" calcext:value-type="string">
            <text:p>guilty</text:p>
          </table:table-cell>
          <table:table-cell table:style-name="ce4" office:value-type="string" calcext:value-type="string">
            <text:p>not sleeping enough</text:p>
          </table:table-cell>
          <table:table-cell table:style-name="ce2" office:value-type="float" office:value="568" calcext:value-type="float">
            <text:p>568</text:p>
          </table:table-cell>
          <table:table-cell table:style-name="ce4" office:value-type="string" calcext:value-type="string">
            <text:p>i am feeling very guilty recently as i am putting a lot of stress on my body and not sleeping enough_comma_ it's making me feel very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know how that feels and it can make you sick very fast. Do whatever you can to try and get enough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 know i should_comma_ but it's been very rough recently with work and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f you get sick you won't be able to work at all so please take care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99_conv:6798</text:p>
          </table:table-cell>
          <table:table-cell table:style-name="ce2" office:value-type="string" calcext:value-type="string">
            <text:p>caring</text:p>
          </table:table-cell>
          <table:table-cell table:style-name="ce4" office:value-type="string" calcext:value-type="string">
            <text:p>No matter how much we fought with my siblings_comma_ I am ready to be there for them_comma_ if they need me.</text:p>
          </table:table-cell>
          <table:table-cell table:style-name="ce2" office:value-type="float" office:value="326" calcext:value-type="float">
            <text:p>326</text:p>
          </table:table-cell>
          <table:table-cell table:style-name="ce4" office:value-type="string" calcext:value-type="string">
            <text:p>We grew up fighting a lot with my sibling_comma_ but I still love the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think that happen in a lot of famil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you are right_comma_ but we still need to forg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You were the only one getting h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51_conv:7903</text:p>
          </table:table-cell>
          <table:table-cell table:style-name="ce2" office:value-type="string" calcext:value-type="string">
            <text:p>joyful</text:p>
          </table:table-cell>
          <table:table-cell table:style-name="ce4" office:value-type="string" calcext:value-type="string">
            <text:p>i was happy when i got promoted a few months back</text:p>
          </table:table-cell>
          <table:table-cell table:style-name="ce2" office:value-type="float" office:value="238" calcext:value-type="float">
            <text:p>238</text:p>
          </table:table-cell>
          <table:table-cell table:style-name="ce4" office:value-type="string" calcext:value-type="string">
            <text:p>i was happy when i got promoted a few months 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 <text:s/>Congatulations!!!! Did you get a big raise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got an 8% raise.. thank you.. it was a long time co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always feel good to get what you deser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8_conv:936</text:p>
          </table:table-cell>
          <table:table-cell table:style-name="ce2" office:value-type="string" calcext:value-type="string">
            <text:p>anxious</text:p>
          </table:table-cell>
          <table:table-cell table:style-name="ce4" office:value-type="string" calcext:value-type="string">
            <text:p>I have applied for a job 4 months ago and I am having an interview with the company tomorrow. I do not know what i will see there as it is my first interview ever </text:p>
          </table:table-cell>
          <table:table-cell table:style-name="ce2" office:value-type="float" office:value="166" calcext:value-type="float">
            <text:p>166</text:p>
          </table:table-cell>
          <table:table-cell table:style-name="ce4" office:value-type="string" calcext:value-type="string">
            <text:p>I am having a job interview tomorrow and it is my first interview eve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re you nervous about it? I know I was when I had my first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Oh yeah i was. I have read a lot of books about this and yet it will not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e best thing to do is not worry and just remember what you want to say to the interviewer. You will do just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42_conv:5284</text:p>
          </table:table-cell>
          <table:table-cell table:style-name="ce2" office:value-type="string" calcext:value-type="string">
            <text:p>prepared</text:p>
          </table:table-cell>
          <table:table-cell table:style-name="ce4" office:value-type="string" calcext:value-type="string">
            <text:p>I finally finished all my laundry and packing for my trip. <text:s/>I am glad I finally have everything together.</text:p>
          </table:table-cell>
          <table:table-cell table:style-name="ce2" office:value-type="float" office:value="160" calcext:value-type="float">
            <text:p>160</text:p>
          </table:table-cell>
          <table:table-cell table:style-name="ce4" office:value-type="string" calcext:value-type="string">
            <text:p>I just finished doing all my laundry and packing for my trip. <text:s/>Finally.. ready to 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Congrats! 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am going on a cruise to the Bahamas. <text:s/>Ive been getting ready all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I'm so jealous! Have lots of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88_conv:10376</text:p>
          </table:table-cell>
          <table:table-cell table:style-name="ce2" office:value-type="string" calcext:value-type="string">
            <text:p>impressed</text:p>
          </table:table-cell>
          <table:table-cell table:style-name="ce4" office:value-type="string" calcext:value-type="string">
            <text:p>I really like the new BMW_comma_ it blew away my expectations_comma_</text:p>
          </table:table-cell>
          <table:table-cell table:style-name="ce2" office:value-type="float" office:value="4" calcext:value-type="float">
            <text:p>4</text:p>
          </table:table-cell>
          <table:table-cell table:style-name="ce4" office:value-type="string" calcext:value-type="string">
            <text:p>I really like the new BMW_comma_ it blew away my expectation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ould love that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ish I could afford one but it is very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in the same bo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16_conv:13633</text:p>
          </table:table-cell>
          <table:table-cell table:style-name="ce2" office:value-type="string" calcext:value-type="string">
            <text:p>disappointed</text:p>
          </table:table-cell>
          <table:table-cell table:style-name="ce4" office:value-type="string" calcext:value-type="string">
            <text:p>My daughter has been lying to me for a year about my old tablet. I know she lost it somewhere but she won't admit it</text:p>
          </table:table-cell>
          <table:table-cell table:style-name="ce2" office:value-type="float" office:value="262" calcext:value-type="float">
            <text:p>262</text:p>
          </table:table-cell>
          <table:table-cell table:style-name="ce4" office:value-type="string" calcext:value-type="string">
            <text:p>My daughter has been lying to me for a y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has she been ly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misplaced my tablet somewhere and swears it just vanish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Are you going to punis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can't prove anything. I know it didn't disappear though. That's im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65_conv:19130</text:p>
          </table:table-cell>
          <table:table-cell table:style-name="ce2" office:value-type="string" calcext:value-type="string">
            <text:p>apprehensive</text:p>
          </table:table-cell>
          <table:table-cell table:style-name="ce4" office:value-type="string" calcext:value-type="string">
            <text:p>I am supposed to give a big speech soon. It is making me a little nervous.</text:p>
          </table:table-cell>
          <table:table-cell table:style-name="ce2" office:value-type="float" office:value="639" calcext:value-type="float">
            <text:p>639</text:p>
          </table:table-cell>
          <table:table-cell table:style-name="ce4" office:value-type="string" calcext:value-type="string">
            <text:p>I am supposed to give a big speech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dont bee nervous about it panic only makes it worst how are you handl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am okay over all_comma_ I have done it before_comma_ it just has been a few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ell i really wish you the best and hope everything g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93_conv:4186</text:p>
          </table:table-cell>
          <table:table-cell table:style-name="ce2" office:value-type="string" calcext:value-type="string">
            <text:p>annoyed</text:p>
          </table:table-cell>
          <table:table-cell table:style-name="ce4" office:value-type="string" calcext:value-type="string">
            <text:p>I have a coworker that will not stop talking. He mostly talks about himself.</text:p>
          </table:table-cell>
          <table:table-cell table:style-name="ce2" office:value-type="float" office:value="320" calcext:value-type="float">
            <text:p>320</text:p>
          </table:table-cell>
          <table:table-cell table:style-name="ce4" office:value-type="string" calcext:value-type="string">
            <text:p>I have a coworker that will not stop talking. He mostly talks about him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ow that's annoying_comma_ my husband is always telling me about his co-workers being the same w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Yes_comma_ it is quite frustrating. I don't mind listening to people_comma_ but I would like them to ask how I am doing from time to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Yeah I see what you mean. Hopefully he might realize eventu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02_conv:22804</text:p>
          </table:table-cell>
          <table:table-cell table:style-name="ce2" office:value-type="string" calcext:value-type="string">
            <text:p>furious</text:p>
          </table:table-cell>
          <table:table-cell table:style-name="ce4" office:value-type="string" calcext:value-type="string">
            <text:p>I am furious at our politicians who won't stand up to Russian hacking</text:p>
          </table:table-cell>
          <table:table-cell table:style-name="ce2" office:value-type="float" office:value="420" calcext:value-type="float">
            <text:p>420</text:p>
          </table:table-cell>
          <table:table-cell table:style-name="ce4" office:value-type="string" calcext:value-type="string">
            <text:p>I am so mad that our politicians won't do something to stop Russian hack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That would take a miracle _comma_ or have some major money back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The Republicans just don't seem to care about our country any more and I am so mad that Putin owns Trum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Take some small steps and vote in other things for people with the right values_comma_ not just pandering to the ignor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24_conv:13849</text:p>
          </table:table-cell>
          <table:table-cell table:style-name="ce2" office:value-type="string" calcext:value-type="string">
            <text:p>hopeful</text:p>
          </table:table-cell>
          <table:table-cell table:style-name="ce4" office:value-type="string" calcext:value-type="string">
            <text:p>I'm going back to school to become a chef.</text:p>
          </table:table-cell>
          <table:table-cell table:style-name="ce2" office:value-type="float" office:value="1" calcext:value-type="float">
            <text:p>1</text:p>
          </table:table-cell>
          <table:table-cell table:style-name="ce4" office:value-type="string" calcext:value-type="string">
            <text:p>I'm going back to school to become a chef</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I wish I was a better c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should try out some recipes. When you cook well_comma_ you're far more likely to eat more healt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believ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87_conv:5774</text:p>
          </table:table-cell>
          <table:table-cell table:style-name="ce2" office:value-type="string" calcext:value-type="string">
            <text:p>furious</text:p>
          </table:table-cell>
          <table:table-cell table:style-name="ce4" office:value-type="string" calcext:value-type="string">
            <text:p>Yesterday someone cut me off while I was driving on the road. They almost hit me. I was quite angry when I saw they were looking at their phone and not the road!</text:p>
          </table:table-cell>
          <table:table-cell table:style-name="ce2" office:value-type="float" office:value="139" calcext:value-type="float">
            <text:p>139</text:p>
          </table:table-cell>
          <table:table-cell table:style-name="ce4" office:value-type="string" calcext:value-type="string">
            <text:p>I was driving to the store yesterday when some yahoo cut me off. They almost hit my ca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did you give them the fing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en I switched lanes and passed them I saw the jerk was looking at a phone and not even paying attention. I yelled at him and told him to put the phone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have come across that many times and just shake my h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75_conv:4351</text:p>
          </table:table-cell>
          <table:table-cell table:style-name="ce2" office:value-type="string" calcext:value-type="string">
            <text:p>excited</text:p>
          </table:table-cell>
          <table:table-cell table:style-name="ce4" office:value-type="string" calcext:value-type="string">
            <text:p>I am excited to EAT today lol. I am on keto and back to fasting.</text:p>
          </table:table-cell>
          <table:table-cell table:style-name="ce2" office:value-type="float" office:value="296" calcext:value-type="float">
            <text:p>296</text:p>
          </table:table-cell>
          <table:table-cell table:style-name="ce4" office:value-type="string" calcext:value-type="string">
            <text:p>I am happy about my first meal in a few hours. I am back on keto so I fast and then have two meals. It makes that first meal something I look forward too a lo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at do you think that you'll ha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I have a place I love where I get a salad and a piece of cheesecake and I eat that for both my meals. When I do that_comma_ I lose weight and feel so much better. Bonus is again- I look sooo forward to it and it tastes even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glad you seem to have it all figur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89_conv:9379</text:p>
          </table:table-cell>
          <table:table-cell table:style-name="ce2" office:value-type="string" calcext:value-type="string">
            <text:p>ashamed</text:p>
          </table:table-cell>
          <table:table-cell table:style-name="ce4" office:value-type="string" calcext:value-type="string">
            <text:p>My friend found out I shared a secret he told me. <text:s/>I really feel embarrassed.</text:p>
          </table:table-cell>
          <table:table-cell table:style-name="ce2" office:value-type="float" office:value="277" calcext:value-type="float">
            <text:p>277</text:p>
          </table:table-cell>
          <table:table-cell table:style-name="ce4" office:value-type="string" calcext:value-type="string">
            <text:p>My friend found out I shared a secret he told me. <text:s/>I really feel embarrass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 sucks. <text:s/>I hope it wasn't a super important secret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sort of was. <text:s/>I really put my foot in my mou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Well_comma_ hopefully your friendship won't suffer for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46_conv:24292</text:p>
          </table:table-cell>
          <table:table-cell table:style-name="ce2" office:value-type="string" calcext:value-type="string">
            <text:p>embarrassed</text:p>
          </table:table-cell>
          <table:table-cell table:style-name="ce4" office:value-type="string" calcext:value-type="string">
            <text:p>The other day at work when I was in the elevator I realized I had an extra-button from my shirt unbuttoned_comma_ <text:s/>And I wondered since when it has been like that and the people I had met.</text:p>
          </table:table-cell>
          <table:table-cell table:style-name="ce2" office:value-type="float" office:value="203" calcext:value-type="float">
            <text:p>203</text:p>
          </table:table-cell>
          <table:table-cell table:style-name="ce4" office:value-type="string" calcext:value-type="string">
            <text:p>The other day at work when I was in the elevator I realized I had an extra-button from my shirt unbuttoned_comma_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Oh geez_comma_ I know how that is. How long do you think it had been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not sure I just wondered about that and who were the people I had m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pretty interesting. Well_comma_ I hope you get that all sort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5_conv:3790</text:p>
          </table:table-cell>
          <table:table-cell table:style-name="ce2" office:value-type="string" calcext:value-type="string">
            <text:p>caring</text:p>
          </table:table-cell>
          <table:table-cell table:style-name="ce4" office:value-type="string" calcext:value-type="string">
            <text:p>My friend ran away from her adopted parents. i'm so worried about her</text:p>
          </table:table-cell>
          <table:table-cell table:style-name="ce2" office:value-type="float" office:value="52" calcext:value-type="float">
            <text:p>52</text:p>
          </table:table-cell>
          <table:table-cell table:style-name="ce4" office:value-type="string" calcext:value-type="string">
            <text:p>my friend ran away from her adopted parents. she told me nobody ever knew that they were very abusive. i feel so bad for her_comma_ i wanna help her but i don't know h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that is such a tragic thing to hear. I'm so sorry. Where did she go when she ra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she went to a different state_comma_ i know she lives with her friend right now_comma_ so at least she is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am thankful for that! I'm glad she got out_comma_ I hope her future becomes b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_conv:519</text:p>
          </table:table-cell>
          <table:table-cell table:style-name="ce2" office:value-type="string" calcext:value-type="string">
            <text:p>nostalgic</text:p>
          </table:table-cell>
          <table:table-cell table:style-name="ce4" office:value-type="string" calcext:value-type="string">
            <text:p>I went back to my home state to visit. It made me think of the past.</text:p>
          </table:table-cell>
          <table:table-cell table:style-name="ce2" office:value-type="float" office:value="99" calcext:value-type="float">
            <text:p>99</text:p>
          </table:table-cell>
          <table:table-cell table:style-name="ce4" office:value-type="string" calcext:value-type="string">
            <text:p>I recently went back to my home state to vis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Oh how nice! Did you get to visit with friends and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es I did. It made me think of the past. It was bitter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ll bet. It's always nice to visit_comma_ but it can be hard to say goodby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8_conv:556</text:p>
          </table:table-cell>
          <table:table-cell table:style-name="ce2" office:value-type="string" calcext:value-type="string">
            <text:p>prepared</text:p>
          </table:table-cell>
          <table:table-cell table:style-name="ce4" office:value-type="string" calcext:value-type="string">
            <text:p>I recently studied very hard for a final exam for college. It was hard but worth it.</text:p>
          </table:table-cell>
          <table:table-cell table:style-name="ce2" office:value-type="float" office:value="99" calcext:value-type="float">
            <text:p>99</text:p>
          </table:table-cell>
          <table:table-cell table:style-name="ce4" office:value-type="string" calcext:value-type="string">
            <text:p>I recently studied very hard for a final exa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I remember those days_comma_ what subj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Physics. It was hard but very worth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It sounds hard! What grade did you g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6_conv:8433</text:p>
          </table:table-cell>
          <table:table-cell table:style-name="ce2" office:value-type="string" calcext:value-type="string">
            <text:p>sad</text:p>
          </table:table-cell>
          <table:table-cell table:style-name="ce4" office:value-type="string" calcext:value-type="string">
            <text:p>My dog got hit by a car. Unfortunately he did not make it.</text:p>
          </table:table-cell>
          <table:table-cell table:style-name="ce2" office:value-type="float" office:value="503" calcext:value-type="float">
            <text:p>503</text:p>
          </table:table-cell>
          <table:table-cell table:style-name="ce4" office:value-type="string" calcext:value-type="string">
            <text:p>So.... my dog got hit by a car last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h no! <text:s/>That is horrible! <text:s/>Is h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o_comma_ unfortunately he didn't m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really sad! <text:s/>I hope it was quick and painless. <text:s/>I hate seeing anything suff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I think it was_comma_ but... I'm pretty upset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44_conv:5688</text:p>
          </table:table-cell>
          <table:table-cell table:style-name="ce2" office:value-type="string" calcext:value-type="string">
            <text:p>caring</text:p>
          </table:table-cell>
          <table:table-cell table:style-name="ce4" office:value-type="string" calcext:value-type="string">
            <text:p>the plants in my garden I water them_comma_ I move the earth_comma_ I try to keep them happy</text:p>
          </table:table-cell>
          <table:table-cell table:style-name="ce2" office:value-type="float" office:value="264" calcext:value-type="float">
            <text:p>264</text:p>
          </table:table-cell>
          <table:table-cell table:style-name="ce4" office:value-type="string" calcext:value-type="string">
            <text:p>Hello the plants in my garden I water them_comma_ I move the earth_comma_ I try to keep them happ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Gardening can be peac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Especially when you feel something special by na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ature is a wonderful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 hope this feeling increa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93_conv:2786</text:p>
          </table:table-cell>
          <table:table-cell table:style-name="ce2" office:value-type="string" calcext:value-type="string">
            <text:p>confident</text:p>
          </table:table-cell>
          <table:table-cell table:style-name="ce4" office:value-type="string" calcext:value-type="string">
            <text:p>I am going to do so well this semester. I can't wait.</text:p>
          </table:table-cell>
          <table:table-cell table:style-name="ce2" office:value-type="float" office:value="262" calcext:value-type="float">
            <text:p>262</text:p>
          </table:table-cell>
          <table:table-cell table:style-name="ce4" office:value-type="string" calcext:value-type="string">
            <text:p>This semester is going to go great. I can feel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Sounds like hard work has been paying off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finally got my work and school life balance and I'm prepared so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always a good feeling. I love when I am on top of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gonna get dean's list. I just know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7_conv:16475</text:p>
          </table:table-cell>
          <table:table-cell table:style-name="ce2" office:value-type="string" calcext:value-type="string">
            <text:p>disappointed</text:p>
          </table:table-cell>
          <table:table-cell table:style-name="ce4" office:value-type="string" calcext:value-type="string">
            <text:p>I was trying to buy a piece of property that had came up on the market_comma_ but someone put in a offer quicker than I did and it was sold already.</text:p>
          </table:table-cell>
          <table:table-cell table:style-name="ce2" office:value-type="float" office:value="340" calcext:value-type="float">
            <text:p>340</text:p>
          </table:table-cell>
          <table:table-cell table:style-name="ce4" office:value-type="string" calcext:value-type="string">
            <text:p>I was trying to buy a piece of property that came up on the market_comma_ but someone put in a bid before I got a chance and it has already sol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 market can be competitive if the price is right. They'll sell immediatl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is a piece of property that my grandfather owned and I pretty much grew up on_comma_ I would have really liked to have own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would have been awesome if you go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59_conv:11118</text:p>
          </table:table-cell>
          <table:table-cell table:style-name="ce2" office:value-type="string" calcext:value-type="string">
            <text:p>impressed</text:p>
          </table:table-cell>
          <table:table-cell table:style-name="ce4" office:value-type="string" calcext:value-type="string">
            <text:p>My brother has gotten really good at bowling. He spins it like crazy!</text:p>
          </table:table-cell>
          <table:table-cell table:style-name="ce2" office:value-type="float" office:value="466" calcext:value-type="float">
            <text:p>466</text:p>
          </table:table-cell>
          <table:table-cell table:style-name="ce4" office:value-type="string" calcext:value-type="string">
            <text:p>My little brother has gotten really good at bowling recently and it kind of floor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_comma_ maybe he can get a scholarship! I know some colleges now offer bowling athletic progra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Perhaps! He's joining the high school bowling team so that may help his chances as well. Do you like to bowl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ou must be very proud of him! Yes_comma_ I love to bowl with my family but I'm not very good a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2_conv:1525</text:p>
          </table:table-cell>
          <table:table-cell table:style-name="ce2" office:value-type="string" calcext:value-type="string">
            <text:p>embarrassed</text:p>
          </table:table-cell>
          <table:table-cell table:style-name="ce4" office:value-type="string" calcext:value-type="string">
            <text:p>I was standing in a lift yesterday morning and a guy standing next to me just looked curiously to me. I was confused and then he slowly whispered in my ears that your zip is open please close it without anyone noticing it. </text:p>
          </table:table-cell>
          <table:table-cell table:style-name="ce2" office:value-type="float" office:value="222" calcext:value-type="float">
            <text:p>222</text:p>
          </table:table-cell>
          <table:table-cell table:style-name="ce4" office:value-type="string" calcext:value-type="string">
            <text:p>Yesterday_comma_ I was standing in a lift and a man next to me whispered in my ears that your zip is open.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Thats creepy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It was just very creepy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Yeah whispering in someones ear is wei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lol thats fun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_conv:842</text:p>
          </table:table-cell>
          <table:table-cell table:style-name="ce2" office:value-type="string" calcext:value-type="string">
            <text:p>guilty</text:p>
          </table:table-cell>
          <table:table-cell table:style-name="ce4" office:value-type="string" calcext:value-type="string">
            <text:p>I blamed eating someone's toast on my dog.</text:p>
          </table:table-cell>
          <table:table-cell table:style-name="ce2" office:value-type="float" office:value="145" calcext:value-type="float">
            <text:p>145</text:p>
          </table:table-cell>
          <table:table-cell table:style-name="ce4" office:value-type="string" calcext:value-type="string">
            <text:p>My sister made some toast and left it on the counter. So I ate it and inferred the dog must have taken it when she ask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1" calcext:value-type="float">
            <text:p>151</text:p>
          </table:table-cell>
          <table:table-cell table:style-name="ce4" office:value-type="string" calcext:value-type="string">
            <text:p>That's pretty funny. Did your sister ever find out it was you who took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No. My dog eats any food available to her so it's pretty believ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1" calcext:value-type="float">
            <text:p>151</text:p>
          </table:table-cell>
          <table:table-cell table:style-name="ce4" office:value-type="string" calcext:value-type="string">
            <text:p>One time my cousins dog_comma_ ruby_comma_ almost bit me for trying to put away a bowl of food. So_comma_ I understand how dogs can be with food at times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15_conv:6231</text:p>
          </table:table-cell>
          <table:table-cell table:style-name="ce2" office:value-type="string" calcext:value-type="string">
            <text:p>caring</text:p>
          </table:table-cell>
          <table:table-cell table:style-name="ce4" office:value-type="string" calcext:value-type="string">
            <text:p>My sister and I watch each other's children while we work</text:p>
          </table:table-cell>
          <table:table-cell table:style-name="ce2" office:value-type="float" office:value="267" calcext:value-type="float">
            <text:p>267</text:p>
          </table:table-cell>
          <table:table-cell table:style-name="ce4" office:value-type="string" calcext:value-type="string">
            <text:p>My sister and I watch each other's children while we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works out well. <text:s/>Daycare is so expensive and they don't care about your kids more than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o true. I was scared to put my kids in dayc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13_conv:14427</text:p>
          </table:table-cell>
          <table:table-cell table:style-name="ce2" office:value-type="string" calcext:value-type="string">
            <text:p>afraid</text:p>
          </table:table-cell>
          <table:table-cell table:style-name="ce4" office:value-type="string" calcext:value-type="string">
            <text:p>It was really dark and rainy one time when we were driving. We also crashed and it scared the hell outta me.</text:p>
          </table:table-cell>
          <table:table-cell table:style-name="ce2" office:value-type="float" office:value="55" calcext:value-type="float">
            <text:p>55</text:p>
          </table:table-cell>
          <table:table-cell table:style-name="ce4" office:value-type="string" calcext:value-type="string">
            <text:p>One time me and some friends were out driving and we almost crashed since it was so dark and rain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no that sounds really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really was_comma_ I was super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Luckily you weren't hur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79_conv:6159</text:p>
          </table:table-cell>
          <table:table-cell table:style-name="ce2" office:value-type="string" calcext:value-type="string">
            <text:p>ashamed</text:p>
          </table:table-cell>
          <table:table-cell table:style-name="ce4" office:value-type="string" calcext:value-type="string">
            <text:p>I'm making venison wellington and I totally forgot to put mustard on the backstrap before I wrapped it.</text:p>
          </table:table-cell>
          <table:table-cell table:style-name="ce2" office:value-type="float" office:value="244" calcext:value-type="float">
            <text:p>244</text:p>
          </table:table-cell>
          <table:table-cell table:style-name="ce4" office:value-type="string" calcext:value-type="string">
            <text:p>I'm making venison wellington and I totally forgot to put mustard on the backstrap before I wrapped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s it gonna turn out bad with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not sure.. I think its still going to be prett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 relief then! Hope it's still deli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hopeful. ITs my first time mak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01_conv:9802</text:p>
          </table:table-cell>
          <table:table-cell table:style-name="ce2" office:value-type="string" calcext:value-type="string">
            <text:p>annoyed</text:p>
          </table:table-cell>
          <table:table-cell table:style-name="ce4" office:value-type="string" calcext:value-type="string">
            <text:p>I had a coworker at one job that just would NOT stop talking. She would hold you for 30 minutes_comma_ just chatting away about nothing.</text:p>
          </table:table-cell>
          <table:table-cell table:style-name="ce2" office:value-type="float" office:value="512" calcext:value-type="float">
            <text:p>512</text:p>
          </table:table-cell>
          <table:table-cell table:style-name="ce4" office:value-type="string" calcext:value-type="string">
            <text:p>I've got a coworker with zero social skills_comma_ and it's driving me batty. She can't seem to tell no one wants to listen to her talk for 30 minutes stra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man_comma_ I've definitely had a few coworkers like that myself before. What does she even tal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If you make a comment on anything_comma_ say cats_comma_ she'll go into a monologue about everything she's ever learned about a cat (most of it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he worst! Some people_comma_ once they get started_comma_ they just can't stop themselves. It's like opening a can of Pringl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52_conv:15304</text:p>
          </table:table-cell>
          <table:table-cell table:style-name="ce2" office:value-type="string" calcext:value-type="string">
            <text:p>embarrassed</text:p>
          </table:table-cell>
          <table:table-cell table:style-name="ce4" office:value-type="string" calcext:value-type="string">
            <text:p>So last year was my first year teaching high school and of course I was super nervous. Then the unthinkable happened the first day. I was walking around the room talking to them about the course and I tripped and fell.</text:p>
          </table:table-cell>
          <table:table-cell table:style-name="ce2" office:value-type="float" office:value="408" calcext:value-type="float">
            <text:p>408</text:p>
          </table:table-cell>
          <table:table-cell table:style-name="ce4" office:value-type="string" calcext:value-type="string">
            <text:p>I'm a high school teacher so of course the pressure is always on to keep them on track. I definitely broke the ice on the first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That's good. Great teachers are always needed in this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Yeah_comma_ thanks! I love my job_comma_ but I tripped over a chair and smahed my head on a de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Oh no! Did you hurt yourself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22_conv:12444</text:p>
          </table:table-cell>
          <table:table-cell table:style-name="ce2" office:value-type="string" calcext:value-type="string">
            <text:p>proud</text:p>
          </table:table-cell>
          <table:table-cell table:style-name="ce4" office:value-type="string" calcext:value-type="string">
            <text:p>I was happy to see that my son got perfect attendance for the entire school year</text:p>
          </table:table-cell>
          <table:table-cell table:style-name="ce2" office:value-type="float" office:value="238" calcext:value-type="float">
            <text:p>238</text:p>
          </table:table-cell>
          <table:table-cell table:style-name="ce4" office:value-type="string" calcext:value-type="string">
            <text:p>I was happy to see that my son got perfect attendance for the entire school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is amazing!! I bet you are so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 he didnt make a fuss a single 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like a really great kid_comma_ your doing a fantastic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0_conv:12121</text:p>
          </table:table-cell>
          <table:table-cell table:style-name="ce2" office:value-type="string" calcext:value-type="string">
            <text:p>furious</text:p>
          </table:table-cell>
          <table:table-cell table:style-name="ce4" office:value-type="string" calcext:value-type="string">
            <text:p>I dropped my phone earlier and the screen shattered. <text:s/>Im so mad. <text:s/>This phone was really expensive and now i have to get it fixed</text:p>
          </table:table-cell>
          <table:table-cell table:style-name="ce2" office:value-type="float" office:value="301" calcext:value-type="float">
            <text:p>301</text:p>
          </table:table-cell>
          <table:table-cell table:style-name="ce4" office:value-type="string" calcext:value-type="string">
            <text:p>I am so mad right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why are you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dropped my phone and the whole screen shattered. <text:s/>The phone cost a lot of money. <text:s/>It shouldnt break like that. <text:s/>Now i have to pay to get it fixed. Its ridicu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Yes my friend experienced the same thing recently. It is a terrible thing especially when they make you pay to repai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87_conv:19175</text:p>
          </table:table-cell>
          <table:table-cell table:style-name="ce2" office:value-type="string" calcext:value-type="string">
            <text:p>furious</text:p>
          </table:table-cell>
          <table:table-cell table:style-name="ce4" office:value-type="string" calcext:value-type="string">
            <text:p>My car was parked in a street spot last night and someone hit it. <text:s/>They didn't leave a note or anything. <text:s/>Now my insurance company is trying to tell me it's an at fault accident</text:p>
          </table:table-cell>
          <table:table-cell table:style-name="ce2" office:value-type="float" office:value="458" calcext:value-type="float">
            <text:p>458</text:p>
          </table:table-cell>
          <table:table-cell table:style-name="ce4" office:value-type="string" calcext:value-type="string">
            <text:p>My car was parked on the street last night and someone hit it. <text:s/>They didn't even leave a no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man! That sucks! Did anyone happen to se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Not that I've spoken to yet. <text:s/>Now my insurance is trying to claim it as an at fault accident. <text:s/>I'm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sorry you have to deal with that. What a p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23_conv:18046</text:p>
          </table:table-cell>
          <table:table-cell table:style-name="ce2" office:value-type="string" calcext:value-type="string">
            <text:p>jealous</text:p>
          </table:table-cell>
          <table:table-cell table:style-name="ce4" office:value-type="string" calcext:value-type="string">
            <text:p>My neighbor actually purchased a dream car of mine and I see it parked in his driveway everyday just taunting me</text:p>
          </table:table-cell>
          <table:table-cell table:style-name="ce2" office:value-type="float" office:value="282" calcext:value-type="float">
            <text:p>282</text:p>
          </table:table-cell>
          <table:table-cell table:style-name="ce4" office:value-type="string" calcext:value-type="string">
            <text:p>My neighbor just purchased my dream car and parks it in his driveway everyday. <text:s/>I feel like the car is taunting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ou must be a little jealous. <text:s/>Maybe its time to save up for your own dream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Or steal his. <text:s/>I am just kidding of course. <text:s/>It might be time to trade in my nice practical car for one like 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mean pro's and con's...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15_conv:7430</text:p>
          </table:table-cell>
          <table:table-cell table:style-name="ce2" office:value-type="string" calcext:value-type="string">
            <text:p>nostalgic</text:p>
          </table:table-cell>
          <table:table-cell table:style-name="ce4" office:value-type="string" calcext:value-type="string">
            <text:p>I was looking through old photos and felt sentimental looking at my kids when they were little</text:p>
          </table:table-cell>
          <table:table-cell table:style-name="ce2" office:value-type="float" office:value="104" calcext:value-type="float">
            <text:p>104</text:p>
          </table:table-cell>
          <table:table-cell table:style-name="ce4" office:value-type="string" calcext:value-type="string">
            <text:p>I was feeling so sentimental while looking through old photos of my kids today. They grow up too fa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my mom had some she showed to us a few years back. It's weird to consider how you and everyone else have gr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t sure is! It makes me wish they were still bab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Can't stay young forev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6_conv:393</text:p>
          </table:table-cell>
          <table:table-cell table:style-name="ce2" office:value-type="string" calcext:value-type="string">
            <text:p>confident</text:p>
          </table:table-cell>
          <table:table-cell table:style-name="ce4" office:value-type="string" calcext:value-type="string">
            <text:p>Last winters_comma_ I went uphill and took a 2 hour Skiing classes which really helped to enjoy Skiing there after</text:p>
          </table:table-cell>
          <table:table-cell table:style-name="ce2" office:value-type="float" office:value="73" calcext:value-type="float">
            <text:p>73</text:p>
          </table:table-cell>
          <table:table-cell table:style-name="ce4" office:value-type="string" calcext:value-type="string">
            <text:p>I was really fascinated by Skiing and though about taking lessons to make it easy fo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ish I could afford lessons or to even try_comma_ I bet it is really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Yeah it's an amazing experience altogether. I really enjoy the sp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 like to watch it in the olympics or sur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During last winter Olympics_comma_ my country did really well in the sport !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62_conv:6925</text:p>
          </table:table-cell>
          <table:table-cell table:style-name="ce2" office:value-type="string" calcext:value-type="string">
            <text:p>hopeful</text:p>
          </table:table-cell>
          <table:table-cell table:style-name="ce4" office:value-type="string" calcext:value-type="string">
            <text:p>i hope i win the lottery this week!</text:p>
          </table:table-cell>
          <table:table-cell table:style-name="ce2" office:value-type="float" office:value="238" calcext:value-type="float">
            <text:p>238</text:p>
          </table:table-cell>
          <table:table-cell table:style-name="ce4" office:value-type="string" calcext:value-type="string">
            <text:p>i hope i win the lottery this wee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that would be awesome! How much is the lottery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bout trey fit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really hope you get it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9_conv:6059</text:p>
          </table:table-cell>
          <table:table-cell table:style-name="ce2" office:value-type="string" calcext:value-type="string">
            <text:p>disgusted</text:p>
          </table:table-cell>
          <table:table-cell table:style-name="ce4" office:value-type="string" calcext:value-type="string">
            <text:p>I was totally grossed out by a guy who threw his nasty cup of something out the window on the EXPRESSWAY. It hit out windshield and yes he threw it out on purpose.</text:p>
          </table:table-cell>
          <table:table-cell table:style-name="ce2" office:value-type="float" office:value="296" calcext:value-type="float">
            <text:p>296</text:p>
          </table:table-cell>
          <table:table-cell table:style-name="ce4" office:value-type="string" calcext:value-type="string">
            <text:p>I was totally grossed out by a guy who threw his nasty cup of something out the window on the EXPRESS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my god_comma_ I HATE when people do that! That stuff can land on someone's windshie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_comma_ lol. IT DID! On mine. It hit our windshield and almost made us get in an acc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ow_comma_ that's horrible! I would have been so pi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4_conv:17108</text:p>
          </table:table-cell>
          <table:table-cell table:style-name="ce2" office:value-type="string" calcext:value-type="string">
            <text:p>surprised</text:p>
          </table:table-cell>
          <table:table-cell table:style-name="ce4" office:value-type="string" calcext:value-type="string">
            <text:p>I don't know how chefs push out food so fast. It takes me an hour to make a meal.</text:p>
          </table:table-cell>
          <table:table-cell table:style-name="ce2" office:value-type="float" office:value="1" calcext:value-type="float">
            <text:p>1</text:p>
          </table:table-cell>
          <table:table-cell table:style-name="ce4" office:value-type="string" calcext:value-type="string">
            <text:p>I don't know how chefs push out food so fast. It takes me an hour to make a mea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lol maybe you need to practice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 I think so_comma_ too. I've been searching Youtube channels that don't speed up to get a realistic look at how long things take to c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cooking is so much fun. <text:s/>Especially when you try out different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99_conv:2799</text:p>
          </table:table-cell>
          <table:table-cell table:style-name="ce2" office:value-type="string" calcext:value-type="string">
            <text:p>sentimental</text:p>
          </table:table-cell>
          <table:table-cell table:style-name="ce4" office:value-type="string" calcext:value-type="string">
            <text:p>My daughter told me she did not love me because I scolded her</text:p>
          </table:table-cell>
          <table:table-cell table:style-name="ce2" office:value-type="float" office:value="264" calcext:value-type="float">
            <text:p>264</text:p>
          </table:table-cell>
          <table:table-cell table:style-name="ce4" office:value-type="string" calcext:value-type="string">
            <text:p>My daughter is angry with me_comma_ she says she does not need me_comma_ because I scolded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he is 9 years old but she is a very focused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you know she'll get over it_comma_ but it does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t's right ... but I think I've surpa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0_conv:13781</text:p>
          </table:table-cell>
          <table:table-cell table:style-name="ce2" office:value-type="string" calcext:value-type="string">
            <text:p>caring</text:p>
          </table:table-cell>
          <table:table-cell table:style-name="ce4" office:value-type="string" calcext:value-type="string">
            <text:p>My dad brought me some guacamole he made.</text:p>
          </table:table-cell>
          <table:table-cell table:style-name="ce2" office:value-type="float" office:value="1" calcext:value-type="float">
            <text:p>1</text:p>
          </table:table-cell>
          <table:table-cell table:style-name="ce4" office:value-type="string" calcext:value-type="string">
            <text:p>My dad brought me some guacamole he mad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as i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t's delicious. I can never get guacamole right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have never trie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3_conv:17767</text:p>
          </table:table-cell>
          <table:table-cell table:style-name="ce2" office:value-type="string" calcext:value-type="string">
            <text:p>sad</text:p>
          </table:table-cell>
          <table:table-cell table:style-name="ce4" office:value-type="string" calcext:value-type="string">
            <text:p>Last week my mother passed away. I am so devasted</text:p>
          </table:table-cell>
          <table:table-cell table:style-name="ce2" office:value-type="float" office:value="506" calcext:value-type="float">
            <text:p>506</text:p>
          </table:table-cell>
          <table:table-cell table:style-name="ce4" office:value-type="string" calcext:value-type="string">
            <text:p>Last week my mother passed aw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 sorry to hear that. Were you able to be there when sh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as not_comma_ I am so devest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imes you don't know when they'll pass unfortunately. I hope you take some time to gr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96_conv:15792</text:p>
          </table:table-cell>
          <table:table-cell table:style-name="ce2" office:value-type="string" calcext:value-type="string">
            <text:p>guilty</text:p>
          </table:table-cell>
          <table:table-cell table:style-name="ce4" office:value-type="string" calcext:value-type="string">
            <text:p>I'm on a diet but I cheated a few days. I ate a bucket of ice cream in one sitting. </text:p>
          </table:table-cell>
          <table:table-cell table:style-name="ce2" office:value-type="float" office:value="478" calcext:value-type="float">
            <text:p>478</text:p>
          </table:table-cell>
          <table:table-cell table:style-name="ce4" office:value-type="string" calcext:value-type="string">
            <text:p>I'm on a diet to try and lose weight but I slipped up. I don't know what to do since my wife and I are dieting together.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8" calcext:value-type="float">
            <text:p>608</text:p>
          </table:table-cell>
          <table:table-cell table:style-name="ce4" office:value-type="string" calcext:value-type="string">
            <text:p>How badly did you slip up? You're allowed cheat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ate an entire bucket of ice cream in one sitting. I devoured that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8" calcext:value-type="float">
            <text:p>608</text:p>
          </table:table-cell>
          <table:table-cell table:style-name="ce4" office:value-type="string" calcext:value-type="string">
            <text:p>That's quite a big slip up... I'm not even sure how you'd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94_conv:19788</text:p>
          </table:table-cell>
          <table:table-cell table:style-name="ce2" office:value-type="string" calcext:value-type="string">
            <text:p>sad</text:p>
          </table:table-cell>
          <table:table-cell table:style-name="ce4" office:value-type="string" calcext:value-type="string">
            <text:p>My cat ignores me until she wants food from me</text:p>
          </table:table-cell>
          <table:table-cell table:style-name="ce2" office:value-type="float" office:value="247" calcext:value-type="float">
            <text:p>247</text:p>
          </table:table-cell>
          <table:table-cell table:style-name="ce4" office:value-type="string" calcext:value-type="string">
            <text:p>My cat ignores me until she wants food from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long have you had your cat? Mine used to be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 couple years_comma_ she's an old cat though_comma_ 15 years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h a little old lady. Has she always ignor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25_conv:5650</text:p>
          </table:table-cell>
          <table:table-cell table:style-name="ce2" office:value-type="string" calcext:value-type="string">
            <text:p>caring</text:p>
          </table:table-cell>
          <table:table-cell table:style-name="ce4" office:value-type="string" calcext:value-type="string">
            <text:p>Took my dog to the park</text:p>
          </table:table-cell>
          <table:table-cell table:style-name="ce2" office:value-type="float" office:value="260" calcext:value-type="float">
            <text:p>260</text:p>
          </table:table-cell>
          <table:table-cell table:style-name="ce4" office:value-type="string" calcext:value-type="string">
            <text:p>I took my pup to the park last weekend and he had fun meeting other dogs and their own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lways fun! Does your pup do well with other do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Yeah he is a golden so he is happy no matter what lol. He will go up to people and not leave until they pe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Mine does the same thing. Goldens are so ador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Absolutely!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He is just a mix breed. We really don't even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Mixed breeds usually look really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56_conv:14113</text:p>
          </table:table-cell>
          <table:table-cell table:style-name="ce2" office:value-type="string" calcext:value-type="string">
            <text:p>guilty</text:p>
          </table:table-cell>
          <table:table-cell table:style-name="ce4" office:value-type="string" calcext:value-type="string">
            <text:p>Forgot to tip my waitress the other night</text:p>
          </table:table-cell>
          <table:table-cell table:style-name="ce2" office:value-type="float" office:value="389" calcext:value-type="float">
            <text:p>389</text:p>
          </table:table-cell>
          <table:table-cell table:style-name="ce4" office:value-type="string" calcext:value-type="string">
            <text:p>I feel so bad about the other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hy and what did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went to the bar. <text:s/>Drank a little too much and forgot to tip my wait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funn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totally forgot and I feel bad for her. <text:s/>Maybe next time I go_comma_ I'll float her some extra gre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20_conv:12841</text:p>
          </table:table-cell>
          <table:table-cell table:style-name="ce2" office:value-type="string" calcext:value-type="string">
            <text:p>terrified</text:p>
          </table:table-cell>
          <table:table-cell table:style-name="ce4" office:value-type="string" calcext:value-type="string">
            <text:p>thinking someone was breaking in</text:p>
          </table:table-cell>
          <table:table-cell table:style-name="ce2" office:value-type="float" office:value="514" calcext:value-type="float">
            <text:p>514</text:p>
          </table:table-cell>
          <table:table-cell table:style-name="ce4" office:value-type="string" calcext:value-type="string">
            <text:p>i thought i was being broken into last night.i moved into a new house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ou thought? what was really happeneing&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heard noises outside my window...i saw a shadow on the blind..it looked lilke a head...i yelled out and it didnt stop so i opened the blind and saw it was a c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LOL I honestly would have been scream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38_conv:18477</text:p>
          </table:table-cell>
          <table:table-cell table:style-name="ce2" office:value-type="string" calcext:value-type="string">
            <text:p>impressed</text:p>
          </table:table-cell>
          <table:table-cell table:style-name="ce4" office:value-type="string" calcext:value-type="string">
            <text:p>I'm very happy with my boyfriends' cooking skills_comma_ he's definitely improving</text:p>
          </table:table-cell>
          <table:table-cell table:style-name="ce2" office:value-type="float" office:value="247" calcext:value-type="float">
            <text:p>247</text:p>
          </table:table-cell>
          <table:table-cell table:style-name="ce4" office:value-type="string" calcext:value-type="string">
            <text:p>I'm very happy with my boyfriends' cooking skills_comma_ he's definitely improv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Awesome. Is he learning to cook for the firs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he used to burn the food_comma_ but recently he's following the recipes clos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Well good for him! I know that makes you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46_conv:7693</text:p>
          </table:table-cell>
          <table:table-cell table:style-name="ce2" office:value-type="string" calcext:value-type="string">
            <text:p>sad</text:p>
          </table:table-cell>
          <table:table-cell table:style-name="ce4" office:value-type="string" calcext:value-type="string">
            <text:p>My long term boyfriend and I broke up recently. I'm so lost right now.</text:p>
          </table:table-cell>
          <table:table-cell table:style-name="ce2" office:value-type="float" office:value="138" calcext:value-type="float">
            <text:p>138</text:p>
          </table:table-cell>
          <table:table-cell table:style-name="ce4" office:value-type="string" calcext:value-type="string">
            <text:p>My long term boyfriend and I broke up recently. I'm so lost right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en that happened to me i watched a lot of movies _comma_ for some reason the sad movies made me cry_comma_ but just be strong and patient one day you realize you can do better or find someone n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 know_comma_ it's just so frustrating after spending so long building your lives toge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t happens to the best of us_comma_ and i totally understand where your coming from _comma_ spend some time with your friends or loved on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35_conv:16070</text:p>
          </table:table-cell>
          <table:table-cell table:style-name="ce2" office:value-type="string" calcext:value-type="string">
            <text:p>proud</text:p>
          </table:table-cell>
          <table:table-cell table:style-name="ce4" office:value-type="string" calcext:value-type="string">
            <text:p>My son said his first word today. I am filled with pride.</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Congratulations_comma_ thats amazing. <text:s/>What did he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He said ""Josef Stalin"". I was so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hes a pretty smart kid. <text:s/>He must be reading up on his history and the communist manifes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87_conv:10775</text:p>
          </table:table-cell>
          <table:table-cell table:style-name="ce2" office:value-type="string" calcext:value-type="string">
            <text:p>proud</text:p>
          </table:table-cell>
          <table:table-cell table:style-name="ce4" office:value-type="string" calcext:value-type="string">
            <text:p>of myself for fixing my ac! </text:p>
          </table:table-cell>
          <table:table-cell table:style-name="ce2" office:value-type="float" office:value="11" calcext:value-type="float">
            <text:p>11</text:p>
          </table:table-cell>
          <table:table-cell table:style-name="ce4" office:value-type="string" calcext:value-type="string">
            <text:p>I fixed my AC all by myself. Pretty impressive if I do say so.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Awesome_comma_ You saved yourself a ton of money by doing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For real! I was impressed by what you can find on the internet now a day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Yeah I could not imagine life without the intern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9_conv:22419</text:p>
          </table:table-cell>
          <table:table-cell table:style-name="ce2" office:value-type="string" calcext:value-type="string">
            <text:p>trusting</text:p>
          </table:table-cell>
          <table:table-cell table:style-name="ce4" office:value-type="string" calcext:value-type="string">
            <text:p>I met a stranger who offered me a ride to go to work</text:p>
          </table:table-cell>
          <table:table-cell table:style-name="ce2" office:value-type="float" office:value="653" calcext:value-type="float">
            <text:p>653</text:p>
          </table:table-cell>
          <table:table-cell table:style-name="ce4" office:value-type="string" calcext:value-type="string">
            <text:p>I was on my way to work and I met a stranger who offered me a ride to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Well that was nice. <text:s/>Do you normally wa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No I don't usually walk but that day my car was in the sh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Have you stayed in contact with the person that gave you a li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did_comma_ I was very grateful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76_conv:14953</text:p>
          </table:table-cell>
          <table:table-cell table:style-name="ce2" office:value-type="string" calcext:value-type="string">
            <text:p>furious</text:p>
          </table:table-cell>
          <table:table-cell table:style-name="ce4" office:value-type="string" calcext:value-type="string">
            <text:p>I ordered a pizza tonight. When it got here it didn't have cheese on it.</text:p>
          </table:table-cell>
          <table:table-cell table:style-name="ce2" office:value-type="float" office:value="530" calcext:value-type="float">
            <text:p>530</text:p>
          </table:table-cell>
          <table:table-cell table:style-name="ce4" office:value-type="string" calcext:value-type="string">
            <text:p>I ordered pizza for dinner ton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ow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errible_comma_ I mean who forgets to put CHEESE on a pizz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makes no sens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14_conv:2828</text:p>
          </table:table-cell>
          <table:table-cell table:style-name="ce2" office:value-type="string" calcext:value-type="string">
            <text:p>annoyed</text:p>
          </table:table-cell>
          <table:table-cell table:style-name="ce4" office:value-type="string" calcext:value-type="string">
            <text:p>Went to the rec center today after work_comma_ and it was closed. They didn't announce it or anything</text:p>
          </table:table-cell>
          <table:table-cell table:style-name="ce2" office:value-type="float" office:value="1" calcext:value-type="float">
            <text:p>1</text:p>
          </table:table-cell>
          <table:table-cell table:style-name="ce4" office:value-type="string" calcext:value-type="string">
            <text:p>Went to the rec center today after work_comma_ and it was closed. They didn't announce it or anyth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a bummer. What do you do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play volleyball with some friends. Gotta get that exercise in afte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ice! Good for you. Maybe go for a r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8_conv:17896</text:p>
          </table:table-cell>
          <table:table-cell table:style-name="ce2" office:value-type="string" calcext:value-type="string">
            <text:p>impressed</text:p>
          </table:table-cell>
          <table:table-cell table:style-name="ce4" office:value-type="string" calcext:value-type="string">
            <text:p>i won a lottery</text:p>
          </table:table-cell>
          <table:table-cell table:style-name="ce2" office:value-type="float" office:value="52" calcext:value-type="float">
            <text:p>52</text:p>
          </table:table-cell>
          <table:table-cell table:style-name="ce4" office:value-type="string" calcext:value-type="string">
            <text:p>Let me tell you something_comma_ i never win anything but yesterday i won 75$ in a lotery! i know it's not much but i felt so luck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I never win anything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why i was so surprised when i saw i won some money. i kept checking to see if it's really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congratulations! I hope you spend it on something good for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1_conv:2962</text:p>
          </table:table-cell>
          <table:table-cell table:style-name="ce2" office:value-type="string" calcext:value-type="string">
            <text:p>sad</text:p>
          </table:table-cell>
          <table:table-cell table:style-name="ce4" office:value-type="string" calcext:value-type="string">
            <text:p>In school_comma_ people would always bully me.</text:p>
          </table:table-cell>
          <table:table-cell table:style-name="ce2" office:value-type="float" office:value="9" calcext:value-type="float">
            <text:p>9</text:p>
          </table:table-cell>
          <table:table-cell table:style-name="ce4" office:value-type="string" calcext:value-type="string">
            <text:p>In school_comma_ the kids would always bully me and call me nam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did they do t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do not know_comma_ i was always smarter than the rest so i think they did not lik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t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ve grown and learned very much from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94_conv:16989</text:p>
          </table:table-cell>
          <table:table-cell table:style-name="ce2" office:value-type="string" calcext:value-type="string">
            <text:p>disgusted</text:p>
          </table:table-cell>
          <table:table-cell table:style-name="ce4" office:value-type="string" calcext:value-type="string">
            <text:p>My daughter decided that she would make dinner one night. <text:s/>She decided to make breakfast for dinner and she's got a bit of a creative side. <text:s/>We ended up with alfredo sauce on our eggs - it was not good.</text:p>
          </table:table-cell>
          <table:table-cell table:style-name="ce2" office:value-type="float" office:value="56" calcext:value-type="float">
            <text:p>56</text:p>
          </table:table-cell>
          <table:table-cell table:style-name="ce4" office:value-type="string" calcext:value-type="string">
            <text:p>My daughter decided that she would make everyone dinner one night - and she's a bit creativ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9" calcext:value-type="float">
            <text:p>629</text:p>
          </table:table-cell>
          <table:table-cell table:style-name="ce4" office:value-type="string" calcext:value-type="string">
            <text:p>i bet that was very nice sounds like a nice family you have i bet you are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her creative side came out in the meal and we had alfredo sauce on our eggs - it was NO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9" calcext:value-type="float">
            <text:p>629</text:p>
          </table:table-cell>
          <table:table-cell table:style-name="ce4" office:value-type="string" calcext:value-type="string">
            <text:p>lol <text:s/>she will get bet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44_conv:7289</text:p>
          </table:table-cell>
          <table:table-cell table:style-name="ce2" office:value-type="string" calcext:value-type="string">
            <text:p>afraid</text:p>
          </table:table-cell>
          <table:table-cell table:style-name="ce4" office:value-type="string" calcext:value-type="string">
            <text:p>I saw the biggest spider in my life near my bed this morning. I've been scared of seeing another one all day...</text:p>
          </table:table-cell>
          <table:table-cell table:style-name="ce2" office:value-type="float" office:value="269" calcext:value-type="float">
            <text:p>269</text:p>
          </table:table-cell>
          <table:table-cell table:style-name="ce4" office:value-type="string" calcext:value-type="string">
            <text:p>I saw the biggest spider in my life near my bed this morning. I've been scared of seeing another one all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oa_comma_ that must have giving you a fright. Maybe you could pretend it is Charlotte_comma_ the benevolent spi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Lol_comma_ that's funny. I'm trying to go about my day but I'm still afraid of like accidentally stepping o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they do like to hang out in corners. I would try not to worry too much. They are more interested in bu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2_conv:6044</text:p>
          </table:table-cell>
          <table:table-cell table:style-name="ce2" office:value-type="string" calcext:value-type="string">
            <text:p>faithful</text:p>
          </table:table-cell>
          <table:table-cell table:style-name="ce4" office:value-type="string" calcext:value-type="string">
            <text:p>I love going to the gym. In the past 3-4 years I haven't skipped a single workout.</text:p>
          </table:table-cell>
          <table:table-cell table:style-name="ce2" office:value-type="float" office:value="286" calcext:value-type="float">
            <text:p>286</text:p>
          </table:table-cell>
          <table:table-cell table:style-name="ce4" office:value-type="string" calcext:value-type="string">
            <text:p>I've been going to the gym for the last 3-4 years and haven't missed a single workou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Now that's dedi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yeah. Being dedicated and consistent is what will get you the furthest when it comes to fitness! I feel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Keep it up. One day you might appear in a fitness magazin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2_conv:22404</text:p>
          </table:table-cell>
          <table:table-cell table:style-name="ce2" office:value-type="string" calcext:value-type="string">
            <text:p>embarrassed</text:p>
          </table:table-cell>
          <table:table-cell table:style-name="ce4" office:value-type="string" calcext:value-type="string">
            <text:p>I was riding a motorcycle and fell in front of a crowd of people.</text:p>
          </table:table-cell>
          <table:table-cell table:style-name="ce2" office:value-type="float" office:value="65" calcext:value-type="float">
            <text:p>65</text:p>
          </table:table-cell>
          <table:table-cell table:style-name="ce4" office:value-type="string" calcext:value-type="string">
            <text:p>I fell of my motorcycle in front of a crow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Oh_comma_ no! That's terrible! We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ea_comma_ I was turning and the bike tipped over_comma_ lucky I wasn't going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I'm so glad you wer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11_conv:21623</text:p>
          </table:table-cell>
          <table:table-cell table:style-name="ce2" office:value-type="string" calcext:value-type="string">
            <text:p>disappointed</text:p>
          </table:table-cell>
          <table:table-cell table:style-name="ce4" office:value-type="string" calcext:value-type="string">
            <text:p>My younger sister who is 14 years is pregnant with her 16 year boyfriend. Arrrgh!</text:p>
          </table:table-cell>
          <table:table-cell table:style-name="ce2" office:value-type="float" office:value="6" calcext:value-type="float">
            <text:p>6</text:p>
          </table:table-cell>
          <table:table-cell table:style-name="ce4" office:value-type="string" calcext:value-type="string">
            <text:p>My younger sister who is 14 years is pregnant with her 16 years old boyfriend. Arrr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Oh no_comma_ I am sorry to hear that. You must be very worried abou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Worried least to say_comma_teenage pregnancy with not best formal education. I'm lost for wo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Oh gosh_comma_ all you can do is try to be there for her. <text:s/>But yes_comma_ 14 is so young to be a mother. I'd be very upset too. I'm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_conv:209</text:p>
          </table:table-cell>
          <table:table-cell table:style-name="ce2" office:value-type="string" calcext:value-type="string">
            <text:p>annoyed</text:p>
          </table:table-cell>
          <table:table-cell table:style-name="ce4" office:value-type="string" calcext:value-type="string">
            <text:p>My friend is annoying me.</text:p>
          </table:table-cell>
          <table:table-cell table:style-name="ce2" office:value-type="float" office:value="4" calcext:value-type="float">
            <text:p>4</text:p>
          </table:table-cell>
          <table:table-cell table:style-name="ce4" office:value-type="string" calcext:value-type="string">
            <text:p>My friend is so annoy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just talks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yes_comma_ i can see how it can bbe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75_conv:11351</text:p>
          </table:table-cell>
          <table:table-cell table:style-name="ce2" office:value-type="string" calcext:value-type="string">
            <text:p>nostalgic</text:p>
          </table:table-cell>
          <table:table-cell table:style-name="ce4" office:value-type="string" calcext:value-type="string">
            <text:p>I found my old favorite toy in my closet.</text:p>
          </table:table-cell>
          <table:table-cell table:style-name="ce2" office:value-type="float" office:value="445" calcext:value-type="float">
            <text:p>445</text:p>
          </table:table-cell>
          <table:table-cell table:style-name="ce4" office:value-type="string" calcext:value-type="string">
            <text:p>I was rummaging around my closet yesterday and found my old collection of Pokemon car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eems one would know where that kept such precious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LOL_comma_ I guess they weren't so precious after all. <text:s/>I used to love tho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ver got into the pokemon craz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62_conv:22125</text:p>
          </table:table-cell>
          <table:table-cell table:style-name="ce2" office:value-type="string" calcext:value-type="string">
            <text:p>caring</text:p>
          </table:table-cell>
          <table:table-cell table:style-name="ce4" office:value-type="string" calcext:value-type="string">
            <text:p>I had to help my best friend prepare to put her old dog to sleep.</text:p>
          </table:table-cell>
          <table:table-cell table:style-name="ce2" office:value-type="float" office:value="14" calcext:value-type="float">
            <text:p>14</text:p>
          </table:table-cell>
          <table:table-cell table:style-name="ce4" office:value-type="string" calcext:value-type="string">
            <text:p>I hasd such a sad day yesterday helping support my friend with a dying pet. It was so sa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sorry to hear that_comma_ how old was the 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Thats the good part she was 17 and lived a great life thankfully. Its still hard th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that is pretty old for a animal but that is life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13_conv:3627</text:p>
          </table:table-cell>
          <table:table-cell table:style-name="ce2" office:value-type="string" calcext:value-type="string">
            <text:p>hopeful</text:p>
          </table:table-cell>
          <table:table-cell table:style-name="ce4" office:value-type="string" calcext:value-type="string">
            <text:p>I have this vacation planned this weekend and I just am crossing my fingers that we will have a good time and everything will go smoothly</text:p>
          </table:table-cell>
          <table:table-cell table:style-name="ce2" office:value-type="float" office:value="248" calcext:value-type="float">
            <text:p>248</text:p>
          </table:table-cell>
          <table:table-cell table:style-name="ce4" office:value-type="string" calcext:value-type="string">
            <text:p>I have this vacation planned for this weekend but I am worri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What are you worried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well I want to cross my fingers and just wish that we have a good time_comma_ I am a big pla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Ahh_comma_ well I am sure you will have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01_conv:7402</text:p>
          </table:table-cell>
          <table:table-cell table:style-name="ce2" office:value-type="string" calcext:value-type="string">
            <text:p>hopeful</text:p>
          </table:table-cell>
          <table:table-cell table:style-name="ce4" office:value-type="string" calcext:value-type="string">
            <text:p>I am anticipating that the limestone mine in my area where I live at will be reclaimed. </text:p>
          </table:table-cell>
          <table:table-cell table:style-name="ce2" office:value-type="float" office:value="346" calcext:value-type="float">
            <text:p>346</text:p>
          </table:table-cell>
          <table:table-cell table:style-name="ce4" office:value-type="string" calcext:value-type="string">
            <text:p>I am anticipating that the limestone mine in my area where I live at will be reclaim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f I'm understanding you correctly_comma_ they're going to clean it up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Clean up_comma_ stabilize from future collapses_comma_ demolish vacant houses open closed roads_comma_ and so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ow_comma_ that's fantastic news indeed! How long has it been dereli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87_conv:13975</text:p>
          </table:table-cell>
          <table:table-cell table:style-name="ce2" office:value-type="string" calcext:value-type="string">
            <text:p>furious</text:p>
          </table:table-cell>
          <table:table-cell table:style-name="ce4" office:value-type="string" calcext:value-type="string">
            <text:p>my brothers house got broken into</text:p>
          </table:table-cell>
          <table:table-cell table:style-name="ce2" office:value-type="float" office:value="321" calcext:value-type="float">
            <text:p>321</text:p>
          </table:table-cell>
          <table:table-cell table:style-name="ce4" office:value-type="string" calcext:value-type="string">
            <text:p>A few days ago my brothers house got broken into they took everything he had_comma_ and on top of that they started breaking the walls for no reason _comma_ i was furious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a shame! did he get any of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e got everything back we found out who took it _comma_ we called the cops and they did not even arrest the lady since she allowed my brother to get his stuff_comma_ back she denied any involvement and the cops said she was coopera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good_comma_ my house was also broken in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7_conv:15095</text:p>
          </table:table-cell>
          <table:table-cell table:style-name="ce2" office:value-type="string" calcext:value-type="string">
            <text:p>anticipating</text:p>
          </table:table-cell>
          <table:table-cell table:style-name="ce4" office:value-type="string" calcext:value-type="string">
            <text:p>Next month my wife and I will go on our first vacation together. I can hardly wait for our flight.</text:p>
          </table:table-cell>
          <table:table-cell table:style-name="ce2" office:value-type="float" office:value="340" calcext:value-type="float">
            <text:p>340</text:p>
          </table:table-cell>
          <table:table-cell table:style-name="ce4" office:value-type="string" calcext:value-type="string">
            <text:p>Next month my wife and I are going on our first vacation_comma_ I can hardly wa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enjoy your ow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will_comma_ it is going to be great to get away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you're right. Hope you've memorable vac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46_conv:3093</text:p>
          </table:table-cell>
          <table:table-cell table:style-name="ce2" office:value-type="string" calcext:value-type="string">
            <text:p>embarrassed</text:p>
          </table:table-cell>
          <table:table-cell table:style-name="ce4" office:value-type="string" calcext:value-type="string">
            <text:p>I was so embarrassed. <text:s/>I farted while I was out on a date.</text:p>
          </table:table-cell>
          <table:table-cell table:style-name="ce2" office:value-type="float" office:value="160" calcext:value-type="float">
            <text:p>160</text:p>
          </table:table-cell>
          <table:table-cell table:style-name="ce4" office:value-type="string" calcext:value-type="string">
            <text:p>I was so embarrassed. <text:s/>I farted while I was out on a dat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Oh_comma_ lord. Did the other person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No they lived. <text:s/>We both did. <text:s/>I just pretended nothing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n_comma_ i would have left and walked out righ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35_conv:24471</text:p>
          </table:table-cell>
          <table:table-cell table:style-name="ce2" office:value-type="string" calcext:value-type="string">
            <text:p>prepared</text:p>
          </table:table-cell>
          <table:table-cell table:style-name="ce4" office:value-type="string" calcext:value-type="string">
            <text:p>I am feeling this way while getting everything ready for graduate school.</text:p>
          </table:table-cell>
          <table:table-cell table:style-name="ce2" office:value-type="float" office:value="123" calcext:value-type="float">
            <text:p>123</text:p>
          </table:table-cell>
          <table:table-cell table:style-name="ce4" office:value-type="string" calcext:value-type="string">
            <text:p>I think I have everything ready for graduate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nteresting... what are you go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Psycholog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wesome_comma_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1_conv:13903</text:p>
          </table:table-cell>
          <table:table-cell table:style-name="ce2" office:value-type="string" calcext:value-type="string">
            <text:p>angry</text:p>
          </table:table-cell>
          <table:table-cell table:style-name="ce4" office:value-type="string" calcext:value-type="string">
            <text:p>i was mad when i couldnt leave work on time</text:p>
          </table:table-cell>
          <table:table-cell table:style-name="ce2" office:value-type="float" office:value="238" calcext:value-type="float">
            <text:p>238</text:p>
          </table:table-cell>
          <table:table-cell table:style-name="ce4" office:value-type="string" calcext:value-type="string">
            <text:p>i was mad when i couldnt leave work on ti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as there too muc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 work just kept piling up as the day went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you get any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9_conv:12078</text:p>
          </table:table-cell>
          <table:table-cell table:style-name="ce2" office:value-type="string" calcext:value-type="string">
            <text:p>lonely</text:p>
          </table:table-cell>
          <table:table-cell table:style-name="ce4" office:value-type="string" calcext:value-type="string">
            <text:p>My wife passed away about a year ago_comma_ now I have no family in my life.</text:p>
          </table:table-cell>
          <table:table-cell table:style-name="ce2" office:value-type="float" office:value="294" calcext:value-type="float">
            <text:p>294</text:p>
          </table:table-cell>
          <table:table-cell table:style-name="ce4" office:value-type="string" calcext:value-type="string">
            <text:p>My wife passed away about a year ago_comma_ now I have no family in my l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m sorry to hear that. How did she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She was in a car acc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 wow! That stinks. How are you hold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1_conv:12603</text:p>
          </table:table-cell>
          <table:table-cell table:style-name="ce2" office:value-type="string" calcext:value-type="string">
            <text:p>confident</text:p>
          </table:table-cell>
          <table:table-cell table:style-name="ce4" office:value-type="string" calcext:value-type="string">
            <text:p>I have my final physics exam tomorrow. Never felt so prepared in my life.</text:p>
          </table:table-cell>
          <table:table-cell table:style-name="ce2" office:value-type="float" office:value="209" calcext:value-type="float">
            <text:p>209</text:p>
          </table:table-cell>
          <table:table-cell table:style-name="ce4" office:value-type="string" calcext:value-type="string">
            <text:p>I have my final physics exam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re you prepare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I have been studying all week! I am going to crus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bsolutely_comma_ that's the spirit!</text:p>
          </table:table-cell>
          <table:table-cell table:style-name="ce2" office:value-type="string" calcext:value-type="string">
            <text:p><text:s/></text:p>
          </table:table-cell>
          <table:table-cell table:number-columns-repeated="1018"/>
        </table:table-row>
        <table:table-row table:style-name="ro2" table:number-rows-repeated="10468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52" meta:object-count="0"/>
    <meta:generator>LibreOfficeDev/6.0.5.2$Linux_X86_64 LibreOffice_project/</meta:generator>
  </office:meta>
</office:document-meta>
</file>